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Calibri" svg:font-family="Calibri"/>
    <style:font-face style:name="Marianne" svg:font-family="Marianne"/>
    <style:font-face style:name="Tahoma1" svg:font-family="Tahoma"/>
    <style:font-face style:name="Marianne1" svg:font-family="Marianne" style:font-family-generic="modern"/>
    <style:font-face style:name="Calibri1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1.984cm"/>
    </style:style>
    <style:style style:name="co3" style:family="table-column">
      <style:table-column-properties fo:break-before="auto" style:column-width="1.032cm"/>
    </style:style>
    <style:style style:name="co4" style:family="table-column">
      <style:table-column-properties fo:break-before="auto" style:column-width="8.361cm"/>
    </style:style>
    <style:style style:name="co5" style:family="table-column">
      <style:table-column-properties fo:break-before="auto" style:column-width="6.059cm"/>
    </style:style>
    <style:style style:name="co6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5.53cm"/>
    </style:style>
    <style:style style:name="co8" style:family="table-column">
      <style:table-column-properties fo:break-before="auto" style:column-width="2.011cm"/>
    </style:style>
    <style:style style:name="co9" style:family="table-column">
      <style:table-column-properties fo:break-before="auto" style:column-width="1.958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6.271cm"/>
    </style:style>
    <style:style style:name="co12" style:family="table-column">
      <style:table-column-properties fo:break-before="auto" style:column-width="2.11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1.296cm" fo:break-before="auto" style:use-optimal-row-height="false"/>
    </style:style>
    <style:style style:name="ro3" style:family="table-row">
      <style:table-row-properties style:row-height="0.369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76cm" fo:break-before="auto" style:use-optimal-row-height="false"/>
    </style:style>
    <style:style style:name="ro6" style:family="table-row">
      <style:table-row-properties style:row-height="2.09cm" fo:break-before="auto" style:use-optimal-row-height="false"/>
    </style:style>
    <style:style style:name="ro7" style:family="table-row">
      <style:table-row-properties style:row-height="1.72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2.381cm" fo:break-before="auto" style:use-optimal-row-height="false"/>
    </style:style>
    <style:style style:name="ro10" style:family="table-row">
      <style:table-row-properties style:row-height="2.17cm" fo:break-before="auto" style:use-optimal-row-height="false"/>
    </style:style>
    <style:style style:name="ro11" style:family="table-row">
      <style:table-row-properties style:row-height="1.958cm" fo:break-before="auto" style:use-optimal-row-height="false"/>
    </style:style>
    <style:style style:name="ro12" style:family="table-row">
      <style:table-row-properties style:row-height="2.223cm" fo:break-before="auto" style:use-optimal-row-height="false"/>
    </style:style>
    <style:style style:name="ro13" style:family="table-row">
      <style:table-row-properties style:row-height="2.117cm" fo:break-before="auto" style:use-optimal-row-height="false"/>
    </style:style>
    <style:style style:name="ro14" style:family="table-row">
      <style:table-row-properties style:row-height="1.852cm" fo:break-before="auto" style:use-optimal-row-height="false"/>
    </style:style>
    <style:style style:name="ro15" style:family="table-row">
      <style:table-row-properties style:row-height="1.376cm" fo:break-before="page" style:use-optimal-row-height="false"/>
    </style:style>
    <style:style style:name="ro16" style:family="table-row">
      <style:table-row-properties style:row-height="0.32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Marianne1" fo:font-size="12pt" fo:font-weight="bold" style:font-name-asian="Marianne" style:font-size-asian="12pt" style:font-weight-asian="bold" style:font-name-complex="Marianne" style:font-size-complex="12pt" style:font-weight-complex="bold"/>
    </style:style>
    <style:style style:name="ce2" style:family="table-cell" style:parent-style-name="Default" style:data-style-name="N0">
      <style:table-cell-properties fo:border-bottom="none" fo:background-color="#ffcc66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Marianne1" fo:font-weight="bold" style:font-name-asian="Marianne" style:font-weight-asian="bold" style:font-name-complex="Marianne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Marianne1" fo:font-size="8pt" style:font-name-asian="Marianne" style:font-size-asian="8pt" style:font-name-complex="Marianne" style:font-size-complex="8pt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Marianne1" fo:font-size="9pt" fo:font-weight="bold" style:font-name-asian="Marianne" style:font-size-asian="9pt" style:font-weight-asian="bold" style:font-name-complex="Marianne" style:font-size-complex="9pt" style:font-weight-complex="bold"/>
    </style:style>
    <style:style style:name="ce5" style:family="table-cell" style:parent-style-name="Default" style:data-style-name="N100">
      <style:table-cell-properties fo:background-color="#d5e2ff" style:text-align-source="fix" style:repeat-content="false" fo:wrap-option="wrap" fo:border="0.002cm solid #000000" style:vertical-align="middle"/>
      <style:paragraph-properties fo:text-align="center"/>
      <style:text-properties style:font-name="Marianne1" fo:font-size="8pt" style:font-name-asian="Marianne" style:font-size-asian="8pt" style:font-name-complex="Marianne" style:font-size-complex="8pt"/>
    </style:style>
    <style:style style:name="ce6" style:family="table-cell" style:parent-style-name="Default" style:data-style-name="N0">
      <style:table-cell-properties fo:background-color="#fbf7c9" style:text-align-source="fix" style:repeat-content="false" fo:wrap-option="wrap" fo:border="0.002cm solid #000000" style:vertical-align="middle"/>
      <style:paragraph-properties fo:text-align="center"/>
      <style:text-properties style:font-name="Marianne1" fo:font-size="8pt" style:font-name-asian="Marianne" style:font-size-asian="8pt" style:font-name-complex="Marianne" style:font-size-complex="8pt"/>
    </style:style>
    <style:style style:name="ce7" style:family="table-cell" style:parent-style-name="Default" style:data-style-name="N100">
      <style:table-cell-properties fo:background-color="#fef0f1" style:text-align-source="fix" style:repeat-content="false" fo:wrap-option="wrap" fo:border="0.002cm solid #000000" style:vertical-align="middle"/>
      <style:paragraph-properties fo:text-align="center"/>
      <style:text-properties style:font-name="Marianne1" fo:font-size="8pt" style:font-name-asian="Marianne" style:font-size-asian="8pt" style:font-name-complex="Marianne" style:font-size-complex="8pt"/>
    </style:style>
    <style:style style:name="ce8" style:family="table-cell" style:parent-style-name="Default" style:data-style-name="N100">
      <style:table-cell-properties fo:background-color="#f2e5ff" style:text-align-source="fix" style:repeat-content="false" fo:wrap-option="wrap" fo:border="0.002cm solid #000000" style:vertical-align="middle"/>
      <style:paragraph-properties fo:text-align="center"/>
      <style:text-properties style:font-name="Marianne1" fo:font-size="8pt" style:font-name-asian="Marianne" style:font-size-asian="8pt" style:font-name-complex="Marianne" style:font-size-complex="8pt"/>
    </style:style>
    <style:style style:name="ce9" style:family="table-cell" style:parent-style-name="Default" style:data-style-name="N0">
      <style:table-cell-properties fo:background-color="#cdeaff" style:text-align-source="fix" style:repeat-content="false" fo:wrap-option="wrap" fo:border="0.002cm solid #000000" style:vertical-align="middle"/>
      <style:paragraph-properties fo:text-align="center"/>
      <style:text-properties style:font-name="Marianne1" fo:font-size="8pt" style:font-name-asian="Marianne" style:font-size-asian="8pt" style:font-name-complex="Marianne" style:font-size-complex="8pt"/>
    </style:style>
    <style:style style:name="ce10" style:family="table-cell" style:parent-style-name="Default" style:data-style-name="N100">
      <style:table-cell-properties fo:background-color="#bfd7fd" style:text-align-source="fix" style:repeat-content="false" fo:wrap-option="wrap" fo:border="0.002cm solid #000000" style:vertical-align="middle"/>
      <style:paragraph-properties fo:text-align="center"/>
      <style:text-properties style:font-name="Marianne1" fo:font-size="8pt" style:font-name-asian="Marianne" style:font-size-asian="8pt" style:font-name-complex="Marianne" style:font-size-complex="8pt"/>
    </style:style>
    <style:style style:name="ce11" style:family="table-cell" style:parent-style-name="Default" style:data-style-name="N0">
      <style:table-cell-properties fo:background-color="#f9dcb9" style:text-align-source="fix" style:repeat-content="false" fo:wrap-option="wrap" fo:border="0.002cm solid #000000" style:vertical-align="middle"/>
      <style:paragraph-properties fo:text-align="center"/>
      <style:text-properties style:font-name="Marianne1" fo:font-size="8pt" style:font-name-asian="Marianne" style:font-size-asian="8pt" style:font-name-complex="Marianne" style:font-size-complex="8pt"/>
    </style:style>
    <style:style style:name="ce12" style:family="table-cell" style:parent-style-name="Default" style:data-style-name="N0">
      <style:table-cell-properties fo:background-color="#f7ffc9" style:text-align-source="fix" style:repeat-content="false" fo:wrap-option="wrap" fo:border="0.002cm solid #000000" style:vertical-align="middle"/>
      <style:paragraph-properties fo:text-align="center"/>
      <style:text-properties style:font-name="Marianne1" fo:font-size="8pt" style:font-name-asian="Marianne" style:font-size-asian="8pt" style:font-name-complex="Marianne" style:font-size-complex="8pt"/>
    </style:style>
    <style:style style:name="ce13" style:family="table-cell" style:parent-style-name="Default" style:data-style-name="N0">
      <style:table-cell-properties fo:background-color="#e6b8b7" style:text-align-source="fix" style:repeat-content="false" fo:wrap-option="wrap" fo:border="0.002cm solid #000000" style:vertical-align="middle"/>
      <style:paragraph-properties fo:text-align="center"/>
      <style:text-properties style:font-name="Marianne1" fo:font-size="8pt" style:font-name-asian="Marianne" style:font-size-asian="8pt" style:font-name-complex="Marianne" style:font-size-complex="8pt"/>
    </style:style>
    <style:style style:name="ce14" style:family="table-cell" style:parent-style-name="Default" style:data-style-name="N0">
      <style:table-cell-properties fo:background-color="#d9d9d9" style:text-align-source="fix" style:repeat-content="false" fo:wrap-option="wrap" fo:border="0.002cm solid #000000" style:vertical-align="middle"/>
      <style:paragraph-properties fo:text-align="center"/>
      <style:text-properties style:font-name="Marianne1" fo:font-size="8pt" style:font-name-asian="Marianne" style:font-size-asian="8pt" style:font-name-complex="Marianne" style:font-size-complex="8pt"/>
    </style:style>
    <style:style style:name="ce15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Marianne1" fo:font-size="8pt" style:font-name-asian="Marianne" style:font-size-asian="8pt" style:font-name-complex="Marianne" style:font-size-complex="8pt"/>
    </style:style>
    <style:style style:name="ce16" style:family="table-cell" style:parent-style-name="Default" style:data-style-name="N100">
      <style:table-cell-properties fo:background-color="#d9f1d3" style:text-align-source="fix" style:repeat-content="false" fo:wrap-option="wrap" fo:border="0.002cm solid #000000" style:vertical-align="middle"/>
      <style:paragraph-properties fo:text-align="center"/>
      <style:text-properties style:font-name="Marianne1" fo:font-size="8pt" style:font-name-asian="Marianne" style:font-size-asian="8pt" style:font-name-complex="Marianne" style:font-size-complex="8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Tahoma" fo:font-size="7pt" style:font-name-asian="Tahoma1" style:font-size-asian="7pt" style:font-name-complex="Tahoma1" style:font-size-complex="7pt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Marianne1" fo:font-size="7pt" style:font-name-asian="Marianne" style:font-size-asian="7pt" style:font-name-complex="Marianne" style:font-size-complex="7pt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ahoma" fo:font-size="7pt" style:font-name-asian="Tahoma1" style:font-size-asian="7pt" style:font-name-complex="Tahoma1" style:font-size-complex="7pt"/>
    </style:style>
    <style:style style:name="ce20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  <style:text-properties style:font-name="Marianne1" fo:font-size="8pt" fo:font-weight="bold" style:font-name-asian="Marianne" style:font-size-asian="8pt" style:font-weight-asian="bold" style:font-name-complex="Marianne" style:font-size-complex="8pt" style:font-weight-complex="bold"/>
    </style:style>
    <style:style style:name="ce21" style:family="table-cell" style:parent-style-name="Normal_20_3" style:data-style-name="N0">
      <style:table-cell-properties fo:background-color="#e6b8b7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style:font-name="Marianne" fo:font-size="8pt" style:font-name-asian="Marianne" style:font-size-asian="8pt" style:font-name-complex="Marianne" style:font-size-complex="8pt"/>
    </style:style>
    <style:style style:name="ce22" style:family="table-cell" style:parent-style-name="Normal_20_3" style:data-style-name="N0">
      <style:table-cell-properties fo:background-color="#ccffcc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style:font-name="Marianne" fo:font-size="8pt" style:font-name-asian="Marianne" style:font-size-asian="8pt" style:font-name-complex="Marianne" style:font-size-complex="8pt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Marianne1" fo:font-size="7pt" style:font-name-asian="Marianne" style:font-size-asian="7pt" style:font-name-complex="Marianne" style:font-size-complex="7pt"/>
    </style:style>
    <style:style style:name="ce24" style:family="table-cell" style:parent-style-name="Default" style:data-style-name="N100">
      <style:table-cell-properties fo:background-color="#d5e2ff" style:text-align-source="fix" style:repeat-content="false" fo:wrap-option="wrap" fo:border="0.002cm solid #000000" style:vertical-align="middle"/>
      <style:paragraph-properties fo:text-align="start" fo:margin-left="0cm"/>
      <style:text-properties style:font-name="Marianne1" fo:font-size="8pt" style:font-name-asian="Marianne" style:font-size-asian="8pt" style:font-name-complex="Marianne" style:font-size-complex="8pt"/>
    </style:style>
    <style:style style:name="ce25" style:family="table-cell" style:parent-style-name="Default" style:data-style-name="N0">
      <style:table-cell-properties fo:background-color="#fbf7c9" style:text-align-source="fix" style:repeat-content="false" fo:wrap-option="wrap" fo:border="0.002cm solid #000000" style:vertical-align="middle"/>
      <style:paragraph-properties fo:text-align="start" fo:margin-left="0cm"/>
      <style:text-properties style:font-name="Marianne1" fo:font-size="8pt" style:font-name-asian="Marianne" style:font-size-asian="8pt" style:font-name-complex="Marianne" style:font-size-complex="8pt"/>
    </style:style>
    <style:style style:name="ce26" style:family="table-cell" style:parent-style-name="Default" style:data-style-name="N100">
      <style:table-cell-properties fo:background-color="#fef0f1" style:text-align-source="fix" style:repeat-content="false" fo:wrap-option="wrap" fo:border="0.002cm solid #000000" style:vertical-align="middle"/>
      <style:paragraph-properties fo:text-align="start" fo:margin-left="0cm"/>
      <style:text-properties style:font-name="Marianne1" fo:font-size="8pt" style:font-name-asian="Marianne" style:font-size-asian="8pt" style:font-name-complex="Marianne" style:font-size-complex="8pt"/>
    </style:style>
    <style:style style:name="ce27" style:family="table-cell" style:parent-style-name="Default" style:data-style-name="N100">
      <style:table-cell-properties fo:background-color="#f2e5ff" style:text-align-source="fix" style:repeat-content="false" fo:wrap-option="wrap" fo:border="0.002cm solid #000000" style:vertical-align="middle"/>
      <style:paragraph-properties fo:text-align="start" fo:margin-left="0cm"/>
      <style:text-properties style:font-name="Marianne1" fo:font-size="8pt" style:font-name-asian="Marianne" style:font-size-asian="8pt" style:font-name-complex="Marianne" style:font-size-complex="8pt"/>
    </style:style>
    <style:style style:name="ce28" style:family="table-cell" style:parent-style-name="Default" style:data-style-name="N0">
      <style:table-cell-properties fo:background-color="#cdeaff" style:text-align-source="fix" style:repeat-content="false" fo:wrap-option="wrap" fo:border="0.002cm solid #000000" style:vertical-align="middle"/>
      <style:paragraph-properties fo:text-align="start" fo:margin-left="0cm"/>
      <style:text-properties style:font-name="Marianne1" fo:font-size="8pt" style:font-name-asian="Marianne" style:font-size-asian="8pt" style:font-name-complex="Marianne" style:font-size-complex="8pt"/>
    </style:style>
    <style:style style:name="ce29" style:family="table-cell" style:parent-style-name="Default" style:data-style-name="N100">
      <style:table-cell-properties fo:background-color="#bfd7fd" style:text-align-source="fix" style:repeat-content="false" fo:wrap-option="wrap" fo:border="0.002cm solid #000000" style:vertical-align="middle"/>
      <style:paragraph-properties fo:text-align="start" fo:margin-left="0cm"/>
      <style:text-properties style:font-name="Marianne1" fo:font-size="8pt" style:font-name-asian="Marianne" style:font-size-asian="8pt" style:font-name-complex="Marianne" style:font-size-complex="8pt"/>
    </style:style>
    <style:style style:name="ce30" style:family="table-cell" style:parent-style-name="Default" style:data-style-name="N0">
      <style:table-cell-properties fo:background-color="#f9dcb9" style:text-align-source="fix" style:repeat-content="false" fo:wrap-option="wrap" fo:border="0.002cm solid #000000" style:vertical-align="middle"/>
      <style:paragraph-properties fo:text-align="start" fo:margin-left="0cm"/>
      <style:text-properties style:font-name="Marianne1" fo:font-size="8pt" style:font-name-asian="Marianne" style:font-size-asian="8pt" style:font-name-complex="Marianne" style:font-size-complex="8pt"/>
    </style:style>
    <style:style style:name="ce31" style:family="table-cell" style:parent-style-name="Default" style:data-style-name="N0">
      <style:table-cell-properties fo:background-color="#f7ffc9" style:text-align-source="fix" style:repeat-content="false" fo:wrap-option="wrap" fo:border="0.002cm solid #000000" style:vertical-align="middle"/>
      <style:paragraph-properties fo:text-align="start" fo:margin-left="0cm"/>
      <style:text-properties style:font-name="Marianne1" fo:font-size="8pt" style:font-name-asian="Marianne" style:font-size-asian="8pt" style:font-name-complex="Marianne" style:font-size-complex="8pt"/>
    </style:style>
    <style:style style:name="ce32" style:family="table-cell" style:parent-style-name="Normal_20_3" style:data-style-name="N0">
      <style:table-cell-properties fo:background-color="#e6b8b7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style:font-name="Marianne1" fo:font-size="8pt" style:font-name-asian="Marianne" style:font-size-asian="8pt" style:font-name-complex="Marianne" style:font-size-complex="8pt"/>
    </style:style>
    <style:style style:name="ce33" style:family="table-cell" style:parent-style-name="Texte_20_explicatif" style:data-style-name="N0">
      <style:table-cell-properties fo:background-color="#d9d9d9"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font-name="Marianne" fo:font-size="8pt" fo:font-style="normal" style:font-name-asian="Marianne" style:font-size-asian="8pt" style:font-style-asian="normal" style:font-name-complex="Marianne" style:font-size-complex="8pt" style:font-style-complex="normal"/>
    </style:style>
    <style:style style:name="ce34" style:family="table-cell" style:parent-style-name="Normal_20_3" style:data-style-name="N0">
      <style:table-cell-properties fo:background-color="#ccffcc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style:font-name="Marianne1" fo:font-size="8pt" style:font-name-asian="Marianne" style:font-size-asian="8pt" style:font-name-complex="Marianne" style:font-size-complex="8pt"/>
    </style:style>
    <style:style style:name="ce35" style:family="table-cell" style:parent-style-name="Default" style:data-style-name="N100">
      <style:table-cell-properties fo:background-color="#d9f1d3" style:text-align-source="fix" style:repeat-content="false" fo:wrap-option="wrap" fo:border="0.002cm solid #000000" style:vertical-align="middle"/>
      <style:paragraph-properties fo:text-align="start" fo:margin-left="0cm"/>
      <style:text-properties style:font-name="Marianne1" fo:font-size="8pt" style:font-name-asian="Marianne" style:font-size-asian="8pt" style:font-name-complex="Marianne" style:font-size-complex="8pt"/>
    </style:style>
    <style:style style:name="ce36" style:family="table-cell" style:parent-style-name="Default" style:data-style-name="N0">
      <style:table-cell-properties fo:background-color="transparent" fo:wrap-option="wrap" style:vertical-align="middle"/>
      <style:text-properties style:font-name="Marianne1" fo:font-size="7pt" style:font-name-asian="Marianne" style:font-size-asian="7pt" style:font-name-complex="Marianne" style:font-size-complex="7pt"/>
    </style:style>
    <style:style style:name="ce37" style:family="table-cell" style:parent-style-name="Default" style:data-style-name="N0">
      <style:table-cell-properties fo:background-color="transparent" fo:wrap-option="wrap" style:vertical-align="middle"/>
      <style:text-properties style:font-name="Tahoma" fo:font-size="7pt" style:font-name-asian="Tahoma1" style:font-size-asian="7pt" style:font-name-complex="Tahoma1" style:font-size-complex="7pt"/>
    </style:style>
    <style:style style:name="ce38" style:family="table-cell" style:parent-style-name="Default" style:data-style-name="N0">
      <style:table-cell-properties fo:background-color="transparent" fo:wrap-option="wrap" style:vertical-align="middle"/>
      <style:text-properties style:font-name="Marianne1" fo:font-size="8pt" style:font-name-asian="Marianne" style:font-size-asian="8pt" style:font-name-complex="Marianne" style:font-size-complex="8pt"/>
    </style:style>
    <style:style style:name="ce39" style:family="table-cell" style:parent-style-name="Default" style:data-style-name="N0">
      <style:table-cell-properties fo:background-color="#e6b8b7" style:text-align-source="fix" style:repeat-content="false" fo:wrap-option="wrap" fo:border="0.002cm solid #000000" style:vertical-align="middle"/>
      <style:paragraph-properties fo:text-align="start" fo:margin-left="0cm"/>
      <style:text-properties style:font-name="Marianne1" fo:font-size="8pt" style:font-name-asian="Marianne" style:font-size-asian="8pt" style:font-name-complex="Marianne" style:font-size-complex="8pt"/>
    </style:style>
    <style:style style:name="ce40" style:family="table-cell" style:parent-style-name="Default" style:data-style-name="N0">
      <style:table-cell-properties fo:background-color="#d9d9d9" style:text-align-source="fix" style:repeat-content="false" fo:wrap-option="wrap" fo:border="0.002cm solid #000000" style:vertical-align="middle"/>
      <style:paragraph-properties fo:text-align="start" fo:margin-left="0cm"/>
      <style:text-properties style:font-name="Marianne1" fo:font-size="8pt" style:font-name-asian="Marianne" style:font-size-asian="8pt" style:font-name-complex="Marianne" style:font-size-complex="8pt"/>
    </style:style>
    <style:style style:name="ce41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  <style:text-properties style:font-name="Marianne1" fo:font-size="8pt" style:font-name-asian="Marianne" style:font-size-asian="8pt" style:font-name-complex="Marianne" style:font-size-complex="8pt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Marianne1" fo:font-size="8pt" style:font-name-asian="Marianne" style:font-size-asian="8pt" style:font-name-complex="Marianne" style:font-size-complex="8pt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middle"/>
      <style:paragraph-properties fo:text-align="end"/>
      <style:text-properties style:font-name="Marianne1" fo:font-size="8pt" fo:font-weight="bold" style:font-name-asian="Marianne" style:font-size-asian="8pt" style:font-weight-asian="bold" style:font-name-complex="Marianne" style:font-size-complex="8pt" style:font-weight-complex="bold"/>
    </style:style>
    <style:style style:name="ce44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/>
      <style:text-properties style:font-name="Marianne1" fo:font-size="9pt" fo:font-weight="bold" style:font-name-asian="Marianne" style:font-size-asian="9pt" style:font-weight-asian="bold" style:font-name-complex="Marianne" style:font-size-complex="9pt" style:font-weight-complex="bold"/>
    </style:style>
    <style:style style:name="ce45" style:family="table-cell" style:parent-style-name="Default" style:data-style-name="N0">
      <style:table-cell-properties fo:border-bottom="0.002cm solid #000000" fo:background-color="#e6b8b7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Marianne1" fo:font-size="7pt" style:font-name-asian="Marianne" style:font-size-asian="7pt" style:font-name-complex="Marianne" style:font-size-complex="7pt"/>
    </style:style>
    <style:style style:name="ce46" style:family="table-cell" style:parent-style-name="Default" style:data-style-name="N0">
      <style:table-cell-properties fo:border-bottom="0.002cm solid #000000" fo:background-color="#d9d9d9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Marianne1" fo:font-size="8pt" style:font-name-asian="Marianne" style:font-size-asian="8pt" style:font-name-complex="Marianne" style:font-size-complex="8pt"/>
    </style:style>
    <style:style style:name="ce47" style:family="table-cell" style:parent-style-name="Default" style:data-style-name="N0">
      <style:table-cell-properties fo:border-bottom="0.002cm solid #000000" fo:background-color="#cc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Marianne1" fo:font-size="7pt" style:font-name-asian="Marianne" style:font-size-asian="7pt" style:font-name-complex="Marianne" style:font-size-complex="7pt"/>
    </style:style>
    <style:style style:name="ce4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Tahoma" fo:font-size="7pt" style:font-name-asian="Tahoma1" style:font-size-asian="7pt" style:font-name-complex="Tahoma1" style:font-size-complex="7pt"/>
    </style:style>
    <style:style style:name="ce4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start" fo:margin-left="0cm"/>
      <style:text-properties style:font-name="Tahoma" fo:font-size="7pt" style:font-name-asian="Tahoma1" style:font-size-asian="7pt" style:font-name-complex="Tahoma1" style:font-size-complex="7pt"/>
    </style:style>
    <style:style style:name="ce5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/>
      <style:text-properties style:font-name="Tahoma" fo:font-size="8pt" style:font-name-asian="Tahoma1" style:font-size-asian="8pt" style:font-name-complex="Tahoma1" style:font-size-complex="8pt"/>
    </style:style>
    <style:style style:name="ce5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/>
      <style:text-properties style:font-name="Marianne1" fo:font-size="8pt" style:font-name-asian="Marianne" style:font-size-asian="8pt" style:font-name-complex="Marianne" style:font-size-complex="8pt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ahoma" fo:font-size="8pt" style:font-name-asian="Tahoma1" style:font-size-asian="8pt" style:font-name-complex="Tahoma1" style:font-size-complex="8pt"/>
    </style:style>
    <style:style style:name="ce5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Tahoma" fo:font-size="16pt" style:font-name-asian="Tahoma1" style:font-size-asian="16pt" style:font-name-complex="Tahoma1" style:font-size-complex="16pt"/>
    </style:style>
  </office:automatic-styles>
  <office:body>
    <office:spreadsheet>
      <table:calculation-settings table:case-sensitive="false" table:automatic-find-labels="false" table:use-regular-expressions="false"/>
      <table:table table:name="AA_01-03-2022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7"/>
        <table:table-column table:style-name="co5" table:default-cell-style-name="ce37"/>
        <table:table-column table:style-name="co6" table:default-cell-style-name="ce17"/>
        <table:table-column table:style-name="co7" table:default-cell-style-name="ce17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49"/>
        <table:table-column table:style-name="co12" table:number-columns-repeated="1012" table:default-cell-style-name="ce17"/>
        <table:table-row table:style-name="ro1">
          <table:table-cell table:style-name="ce1" office:value-type="string">
            <text:p>Annexe 1</text:p>
          </table:table-cell>
          <table:table-cell table:style-name="ce18" table:number-columns-repeated="2"/>
          <table:table-cell table:style-name="ce23"/>
          <table:table-cell table:style-name="ce36"/>
          <table:table-cell table:style-name="ce23" table:number-columns-repeated="2"/>
          <table:table-cell table:style-name="ce18" table:number-columns-repeated="3"/>
          <table:table-cell table:style-name="ce43"/>
          <table:table-cell table:number-columns-repeated="1013"/>
        </table:table-row>
        <table:table-row table:style-name="ro2">
          <table:table-cell table:style-name="ce2" office:value-type="string" table:number-columns-spanned="11" table:number-rows-spanned="1">
            <text:p>PREMIERE CAMPAGNE DE MOBILITE 2022 POUR LES ADJOINTS ADMINISTRATIFS DU MINISTÈRE DE LA JUSTICE </text:p>
            <text:p>POSTES VACANTS OFFERTS À LA MOBILITÉ POUR UNE PRISE DE FONCTION AU 01/03/2022</text:p>
          </table:table-cell>
          <table:covered-table-cell table:number-columns-repeated="10"/>
          <table:table-cell table:number-columns-repeated="1013"/>
        </table:table-row>
        <table:table-row table:style-name="ro3">
          <table:table-cell table:style-name="ce3"/>
          <table:table-cell table:style-name="ce20" table:number-columns-spanned="3" table:number-rows-spanned="1"/>
          <table:covered-table-cell table:number-columns-repeated="2"/>
          <table:table-cell table:style-name="ce38"/>
          <table:table-cell table:style-name="ce3" table:number-columns-repeated="2"/>
          <table:table-cell table:style-name="ce42" table:number-columns-repeated="4"/>
          <table:table-cell table:number-columns-repeated="1013"/>
        </table:table-row>
        <table:table-row table:style-name="ro4">
          <table:table-cell table:style-name="ce4" office:value-type="string">
            <text:p>REFERENCE FICHE DE POSTE</text:p>
          </table:table-cell>
          <table:table-cell table:style-name="ce4" office:value-type="string">
            <text:p>DIRECTION / SERVICE</text:p>
          </table:table-cell>
          <table:table-cell table:style-name="ce4" office:value-type="string">
            <text:p>SD/</text:p>
            <text:p>AC</text:p>
          </table:table-cell>
          <table:table-cell table:style-name="ce4" office:value-type="string">
            <text:p>SOUS-DIRECTION / DIRECTION</text:p>
          </table:table-cell>
          <table:table-cell table:style-name="ce4" office:value-type="string">
            <text:p>BUREAU / PÔLE</text:p>
            <text:p>ÉTABLISSEMENT</text:p>
          </table:table-cell>
          <table:table-cell table:style-name="ce4" office:value-type="string">
            <text:p>SECTION /</text:p>
            <text:p>DEPARTEMENT / UNITÉ</text:p>
          </table:table-cell>
          <table:table-cell table:style-name="ce4" office:value-type="string">
            <text:p>INTITULÉ DU POSTE</text:p>
          </table:table-cell>
          <table:table-cell table:style-name="ce4" office:value-type="string">
            <text:p>POSTE AVEC UN ENTRETIEN</text:p>
          </table:table-cell>
          <table:table-cell table:style-name="ce4" office:value-type="string">
            <text:p>PV/ PSDV</text:p>
          </table:table-cell>
          <table:table-cell table:style-name="ce4" office:value-type="string">
            <text:p>RIFSEEP</text:p>
          </table:table-cell>
          <table:table-cell table:style-name="ce44" office:value-type="string">
            <text:p>OBSERVATIONS</text:p>
          </table:table-cell>
          <table:table-cell table:style-name="ce50"/>
          <table:table-cell table:style-name="ce52" table:number-columns-repeated="1012"/>
        </table:table-row>
        <table:table-row table:style-name="ro5">
          <table:table-cell table:style-name="ce5" office:value-type="string">
            <text:p>SG-1</text:p>
          </table:table-cell>
          <table:table-cell table:style-name="ce5" office:value-type="string">
            <text:p>CAB-GDS</text:p>
          </table:table-cell>
          <table:table-cell table:style-name="ce5" office:value-type="string">
            <text:p>AC</text:p>
          </table:table-cell>
          <table:table-cell table:style-name="ce24" office:value-type="string">
            <text:p>CABINET DU GARDE DES SCEAUX</text:p>
          </table:table-cell>
          <table:table-cell table:style-name="ce24" office:value-type="string">
            <text:p>BUREAU DU CABINET</text:p>
          </table:table-cell>
          <table:table-cell table:style-name="ce24"/>
          <table:table-cell table:style-name="ce24" office:value-type="string">
            <text:p>SECRETAIRE/ASSISTANT(e) MEMBRES <text:s/>DU CABINET</text:p>
          </table:table-cell>
          <table:table-cell table:style-name="ce5" office:value-type="string">
            <text:p>OUI</text:p>
          </table:table-cell>
          <table:table-cell table:style-name="ce5" office:value-type="string">
            <text:p>PV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5" office:value-type="string">
            <text:p>SG-2</text:p>
          </table:table-cell>
          <table:table-cell table:style-name="ce5" office:value-type="string">
            <text:p>CAB-GDS</text:p>
          </table:table-cell>
          <table:table-cell table:style-name="ce5" office:value-type="string">
            <text:p>AC</text:p>
          </table:table-cell>
          <table:table-cell table:style-name="ce24" office:value-type="string">
            <text:p>CABINET DU GARDE DES SCEAUX</text:p>
          </table:table-cell>
          <table:table-cell table:style-name="ce24" office:value-type="string">
            <text:p>BUREAU DU CABINET</text:p>
          </table:table-cell>
          <table:table-cell table:style-name="ce24"/>
          <table:table-cell table:style-name="ce24" office:value-type="string">
            <text:p>SECRETAIRE/ASSISTANT(e) DU CHEF DU BUREAU DU CABINET</text:p>
          </table:table-cell>
          <table:table-cell table:style-name="ce5" office:value-type="string">
            <text:p>OUI</text:p>
          </table:table-cell>
          <table:table-cell table:style-name="ce5" office:value-type="string">
            <text:p>PV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5" office:value-type="string">
            <text:p>SG-3</text:p>
          </table:table-cell>
          <table:table-cell table:style-name="ce5" office:value-type="string">
            <text:p>CAB-GDS</text:p>
          </table:table-cell>
          <table:table-cell table:style-name="ce5" office:value-type="string">
            <text:p>AC</text:p>
          </table:table-cell>
          <table:table-cell table:style-name="ce24" office:value-type="string">
            <text:p>CABINET DU GARDE DES SCEAUX</text:p>
          </table:table-cell>
          <table:table-cell table:style-name="ce24" office:value-type="string">
            <text:p>BUREAU DU CABINET</text:p>
          </table:table-cell>
          <table:table-cell table:style-name="ce24"/>
          <table:table-cell table:style-name="ce24" office:value-type="string">
            <text:p>ASSISTANT(e)/REDACTEUR TEXTES REGLEMENTAIRES</text:p>
          </table:table-cell>
          <table:table-cell table:style-name="ce5" office:value-type="string">
            <text:p>OUI</text:p>
          </table:table-cell>
          <table:table-cell table:style-name="ce5" office:value-type="string">
            <text:p>PV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5" office:value-type="string">
            <text:p>SG-4</text:p>
          </table:table-cell>
          <table:table-cell table:style-name="ce5" office:value-type="string">
            <text:p>CAB-GDS</text:p>
          </table:table-cell>
          <table:table-cell table:style-name="ce5" office:value-type="string">
            <text:p>AC</text:p>
          </table:table-cell>
          <table:table-cell table:style-name="ce24" office:value-type="string">
            <text:p>CABINET DU GARDE DES SCEAUX</text:p>
          </table:table-cell>
          <table:table-cell table:style-name="ce24" office:value-type="string">
            <text:p>BUREAU DU CABINET</text:p>
          </table:table-cell>
          <table:table-cell table:style-name="ce24"/>
          <table:table-cell table:style-name="ce24" office:value-type="string">
            <text:p>GESTIONNAIRE LOGISTIQUE</text:p>
          </table:table-cell>
          <table:table-cell table:style-name="ce5" office:value-type="string">
            <text:p>OUI</text:p>
          </table:table-cell>
          <table:table-cell table:style-name="ce5" office:value-type="string">
            <text:p>PV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5" office:value-type="string">
            <text:p>SG-5</text:p>
          </table:table-cell>
          <table:table-cell table:style-name="ce5" office:value-type="string">
            <text:p>CAB-GDS</text:p>
          </table:table-cell>
          <table:table-cell table:style-name="ce5" office:value-type="string">
            <text:p>AC</text:p>
          </table:table-cell>
          <table:table-cell table:style-name="ce24" office:value-type="string">
            <text:p>CABINET DU GARDE DES SCEAUX</text:p>
          </table:table-cell>
          <table:table-cell table:style-name="ce24" office:value-type="string">
            <text:p>BUREAU DU CABINET</text:p>
          </table:table-cell>
          <table:table-cell table:style-name="ce24"/>
          <table:table-cell table:style-name="ce24" office:value-type="string">
            <text:p>ASSISTANT (e) COURRIERS PARLEMENTAIRES ET ELUS</text:p>
          </table:table-cell>
          <table:table-cell table:style-name="ce5" office:value-type="string">
            <text:p>OUI</text:p>
          </table:table-cell>
          <table:table-cell table:style-name="ce5" office:value-type="string">
            <text:p>PV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5" office:value-type="string">
            <text:p>SG-6</text:p>
          </table:table-cell>
          <table:table-cell table:style-name="ce5" office:value-type="string">
            <text:p>CAB-GDS</text:p>
          </table:table-cell>
          <table:table-cell table:style-name="ce5" office:value-type="string">
            <text:p>AC</text:p>
          </table:table-cell>
          <table:table-cell table:style-name="ce24" office:value-type="string">
            <text:p>CABINET DU GARDE DES SCEAUX</text:p>
          </table:table-cell>
          <table:table-cell table:style-name="ce24" office:value-type="string">
            <text:p>BUREAU DU CABINET</text:p>
          </table:table-cell>
          <table:table-cell table:style-name="ce24"/>
          <table:table-cell table:style-name="ce24" office:value-type="string">
            <text:p>RESPONSABLE COURRIER GENERAL</text:p>
          </table:table-cell>
          <table:table-cell table:style-name="ce5" office:value-type="string">
            <text:p>OUI</text:p>
          </table:table-cell>
          <table:table-cell table:style-name="ce5" office:value-type="string">
            <text:p>PSDV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5" office:value-type="string">
            <text:p>SG-7</text:p>
          </table:table-cell>
          <table:table-cell table:style-name="ce5" office:value-type="string">
            <text:p>CAB-GDS</text:p>
          </table:table-cell>
          <table:table-cell table:style-name="ce5" office:value-type="string">
            <text:p>AC</text:p>
          </table:table-cell>
          <table:table-cell table:style-name="ce24" office:value-type="string">
            <text:p>CABINET DU GARDE DES SCEAUX</text:p>
          </table:table-cell>
          <table:table-cell table:style-name="ce24" office:value-type="string">
            <text:p>BUREAU DU CABINET</text:p>
          </table:table-cell>
          <table:table-cell table:style-name="ce24"/>
          <table:table-cell table:style-name="ce24" office:value-type="string">
            <text:p>AGENT COURRIER GENERAL</text:p>
          </table:table-cell>
          <table:table-cell table:style-name="ce5" office:value-type="string">
            <text:p>OUI</text:p>
          </table:table-cell>
          <table:table-cell table:style-name="ce5" office:value-type="string">
            <text:p>PSDV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5" office:value-type="string">
            <text:p>SG-8</text:p>
          </table:table-cell>
          <table:table-cell table:style-name="ce5" office:value-type="string">
            <text:p>CAB-GDS</text:p>
          </table:table-cell>
          <table:table-cell table:style-name="ce5" office:value-type="string">
            <text:p>AC</text:p>
          </table:table-cell>
          <table:table-cell table:style-name="ce24" office:value-type="string">
            <text:p>CABINET DU GARDE DES SCEAUX</text:p>
          </table:table-cell>
          <table:table-cell table:style-name="ce24" office:value-type="string">
            <text:p>BUREAU DU CABINET</text:p>
          </table:table-cell>
          <table:table-cell table:style-name="ce24"/>
          <table:table-cell table:style-name="ce24" office:value-type="string">
            <text:p>GESTIONNAIRE DISTINCTIONS HONORIFIQUES</text:p>
          </table:table-cell>
          <table:table-cell table:style-name="ce5" office:value-type="string">
            <text:p>OUI</text:p>
          </table:table-cell>
          <table:table-cell table:style-name="ce5" office:value-type="string">
            <text:p>PSDV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6" office:value-type="string">
            <text:p>DACG-AC-7</text:p>
          </table:table-cell>
          <table:table-cell table:style-name="ce6" office:value-type="string">
            <text:p>DACG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CASIER JUDICIAIRE NATIONAL</text:p>
          </table:table-cell>
          <table:table-cell table:style-name="ce25" office:value-type="string">
            <text:p>BUREAU DE LA QUALITE ET DES TRAITEMENTS </text:p>
          </table:table-cell>
          <table:table-cell table:style-name="ce25" office:value-type="string">
            <text:p>POLE DES TRAITEMENTS AUTOMATISES</text:p>
          </table:table-cell>
          <table:table-cell table:style-name="ce25" office:value-type="string">
            <text:p>AGENT D'ANALYSE ET DE SAISIE DES DECISIONS JUDICIAIRES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V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2 POSTES VACANTS</text:p>
          </table:table-cell>
          <table:table-cell table:number-columns-repeated="1013"/>
        </table:table-row>
        <table:table-row table:style-name="ro5">
          <table:table-cell table:style-name="ce6" office:value-type="string">
            <text:p>DACG-AC-9</text:p>
          </table:table-cell>
          <table:table-cell table:style-name="ce6" office:value-type="string">
            <text:p>DACG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CASIER JUDICIAIRE NATIONAL</text:p>
          </table:table-cell>
          <table:table-cell table:style-name="ce25" office:value-type="string">
            <text:p>BUREAU DE LA QUALITE ET DES TRAITEMENTS </text:p>
          </table:table-cell>
          <table:table-cell table:style-name="ce25" office:value-type="string">
            <text:p>POLE DES TRAITEMENTS SPECIALISES</text:p>
          </table:table-cell>
          <table:table-cell table:style-name="ce25" office:value-type="string">
            <text:p>AGENT D'ANALYSE ET DE SAISIE DES DECISIONS JUDICIAIRES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V/PSDV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5 POSTES (3 PV et 2 PSDV)</text:p>
          </table:table-cell>
          <table:table-cell table:number-columns-repeated="1013"/>
        </table:table-row>
        <table:table-row table:style-name="ro5">
          <table:table-cell table:style-name="ce6" office:value-type="string">
            <text:p>DACG-AC-8</text:p>
          </table:table-cell>
          <table:table-cell table:style-name="ce6" office:value-type="string">
            <text:p>DACG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CASIER JUDICIAIRE NATIONAL</text:p>
          </table:table-cell>
          <table:table-cell table:style-name="ce25" office:value-type="string">
            <text:p>BUREAU DE LA QUALITE ET DES TRAITEMENTS </text:p>
          </table:table-cell>
          <table:table-cell table:style-name="ce25" office:value-type="string">
            <text:p>POLE QUALITE ET RELATIONS EXTERIEURES</text:p>
          </table:table-cell>
          <table:table-cell table:style-name="ce25" office:value-type="string">
            <text:p>AGENT CHARGE DES RELATIONS EXTERIEURES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V/PSDV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6 POSTES (4 PV et 2 PSDV)</text:p>
            <text:p/>
          </table:table-cell>
          <table:table-cell table:number-columns-repeated="1013"/>
        </table:table-row>
        <table:table-row table:style-name="ro5">
          <table:table-cell table:style-name="ce6" office:value-type="string">
            <text:p>DACG-AC-3</text:p>
          </table:table-cell>
          <table:table-cell table:style-name="ce6" office:value-type="string">
            <text:p>DACG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CASIER JUDICIAIRE NATIONAL</text:p>
          </table:table-cell>
          <table:table-cell table:style-name="ce25" office:value-type="string">
            <text:p>BUREAU DE L'EXPERTISE JURIDIQUE, DE L'IDENTITE, DE L'INTERNATIONAL ET DES FICHIERS </text:p>
          </table:table-cell>
          <table:table-cell table:style-name="ce25" office:value-type="string">
            <text:p>POLE DES FICHIERS SPECIALISES</text:p>
          </table:table-cell>
          <table:table-cell table:style-name="ce25" office:value-type="string">
            <text:p>CHARGE DE L'EXPERTISE ET DU SUIVI DES DONNEES DES FICHIERS SPECIALISES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V/PSDV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2 POSTES (1 PV et 1 PSDV)</text:p>
          </table:table-cell>
          <table:table-cell table:number-columns-repeated="1013"/>
        </table:table-row>
        <table:table-row table:style-name="ro5">
          <table:table-cell table:style-name="ce6" office:value-type="string">
            <text:p>DACG-AC-2</text:p>
          </table:table-cell>
          <table:table-cell table:style-name="ce6" office:value-type="string">
            <text:p>DACG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CASIER JUDICIAIRE NATIONAL</text:p>
          </table:table-cell>
          <table:table-cell table:style-name="ce25" office:value-type="string">
            <text:p>BUREAU DE L'EXPERTISE JURIDIQUE, DE L'IDENTITE, DE L'INTERNATIONAL ET DES FICHIERS </text:p>
          </table:table-cell>
          <table:table-cell table:style-name="ce25" office:value-type="string">
            <text:p>POLE ECHANGES INTERNATIONAUX</text:p>
          </table:table-cell>
          <table:table-cell table:style-name="ce25" office:value-type="string">
            <text:p>CHARGE DE L'EXPERTISE ET DU SUIVI DES DONNEES JUDICIAIRES INTERNATIONALES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SDV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1013"/>
        </table:table-row>
        <table:table-row table:style-name="ro5">
          <table:table-cell table:style-name="ce6" office:value-type="string">
            <text:p>DACG-AC-4</text:p>
          </table:table-cell>
          <table:table-cell table:style-name="ce6" office:value-type="string">
            <text:p>DACG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CASIER JUDICIAIRE NATIONAL</text:p>
          </table:table-cell>
          <table:table-cell table:style-name="ce25" office:value-type="string">
            <text:p>BUREAU DE L'EXPERTISE JURIDIQUE, DE L'IDENTITE, DE L'INTERNATIONAL ET DES FICHIERS </text:p>
          </table:table-cell>
          <table:table-cell table:style-name="ce25" office:value-type="string">
            <text:p>POLE IDENTITE</text:p>
          </table:table-cell>
          <table:table-cell table:style-name="ce25" office:value-type="string">
            <text:p>CHARGE DE L'EXPERTISE ET DU SUIVI DES DONNEES JUDICIAIRES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V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1013"/>
        </table:table-row>
        <table:table-row table:style-name="ro5">
          <table:table-cell table:style-name="ce6" office:value-type="string">
            <text:p>DACG-AC-5</text:p>
          </table:table-cell>
          <table:table-cell table:style-name="ce6" office:value-type="string">
            <text:p>DACG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CASIER JUDICIAIRE NATIONAL</text:p>
          </table:table-cell>
          <table:table-cell table:style-name="ce25" office:value-type="string">
            <text:p>BUREAU DE L'EXPERTISE JURIDIQUE, DE L'IDENTITE, DE L'INTERNATIONAL ET DES FICHIERS </text:p>
          </table:table-cell>
          <table:table-cell table:style-name="ce25" office:value-type="string">
            <text:p>POLE JURIDIQUE</text:p>
          </table:table-cell>
          <table:table-cell table:style-name="ce25" office:value-type="string">
            <text:p>CHARGE DE L'EXPERTISE ET DU SUIVI DES DONNEES JUDICIAIRES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V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2 POSTES VACANTS</text:p>
          </table:table-cell>
          <table:table-cell table:number-columns-repeated="1013"/>
        </table:table-row>
        <table:table-row table:style-name="ro5">
          <table:table-cell table:style-name="ce6" office:value-type="string">
            <text:p>DACG-AC-6</text:p>
          </table:table-cell>
          <table:table-cell table:style-name="ce6" office:value-type="string">
            <text:p>DACG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CASIER JUDICIAIRE NATIONAL</text:p>
          </table:table-cell>
          <table:table-cell table:style-name="ce25" office:value-type="string">
            <text:p>BUREAU DE L'EXPERTISE JURIDIQUE, DE L'IDENTITE, DE L'INTERNATIONAL ET DES FICHIERS </text:p>
          </table:table-cell>
          <table:table-cell table:style-name="ce25" office:value-type="string">
            <text:p>POLE POST-PEINES</text:p>
          </table:table-cell>
          <table:table-cell table:style-name="ce25" office:value-type="string">
            <text:p>CHARGE DE L'EXPERTISE ET DU SUIVI DES DONNEES JUDICIAIRES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V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3 POSTES VACANTS</text:p>
          </table:table-cell>
          <table:table-cell table:number-columns-repeated="1013"/>
        </table:table-row>
        <table:table-row table:style-name="ro5">
          <table:table-cell table:style-name="ce6" office:value-type="string">
            <text:p>DACG-AC-1</text:p>
          </table:table-cell>
          <table:table-cell table:style-name="ce6" office:value-type="string">
            <text:p>DACG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CASIER JUDICIAIRE NATIONAL</text:p>
          </table:table-cell>
          <table:table-cell table:style-name="ce25" office:value-type="string">
            <text:p>BUREAU DES APPLICATIONS INFORMATIQUES</text:p>
          </table:table-cell>
          <table:table-cell table:style-name="ce25" office:value-type="string">
            <text:p>POLE ASSISTANCE TECHNIQUE FONCTIONNELLE</text:p>
          </table:table-cell>
          <table:table-cell table:style-name="ce25" office:value-type="string">
            <text:p>ASSISTANT INFORMATIQUE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V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1013"/>
        </table:table-row>
        <table:table-row table:style-name="ro5">
          <table:table-cell table:style-name="ce6" office:value-type="string">
            <text:p>SG-13</text:p>
          </table:table-cell>
          <table:table-cell table:style-name="ce6" office:value-type="string">
            <text:p>DACG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DIRECTION DES AFFAIRES CRIMINELLES ET DES GRACES (DACG)</text:p>
          </table:table-cell>
          <table:table-cell table:style-name="ce25" office:value-type="string">
            <text:p>CABINET </text:p>
          </table:table-cell>
          <table:table-cell table:style-name="ce25" office:value-type="string">
            <text:p>CELLULE PARLEMENTAIRE</text:p>
          </table:table-cell>
          <table:table-cell table:style-name="ce25" office:value-type="string">
            <text:p>AGENT.E DE BUREAU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SDV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1013"/>
        </table:table-row>
        <table:table-row table:style-name="ro5">
          <table:table-cell table:style-name="ce6" office:value-type="string">
            <text:p>SG-12</text:p>
          </table:table-cell>
          <table:table-cell table:style-name="ce6" office:value-type="string">
            <text:p>DACG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DIRECTION DES AFFAIRES CRIMINELLES ET DES GRACES (DACG)</text:p>
          </table:table-cell>
          <table:table-cell table:style-name="ce25" office:value-type="string">
            <text:p>CABINET </text:p>
          </table:table-cell>
          <table:table-cell table:style-name="ce25" office:value-type="string">
            <text:p>SERVICE DES REQUETES</text:p>
          </table:table-cell>
          <table:table-cell table:style-name="ce25" office:value-type="string">
            <text:p>AGENT.E DE BUREAU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SDV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1013"/>
        </table:table-row>
        <table:table-row table:style-name="ro5">
          <table:table-cell table:style-name="ce6" office:value-type="string">
            <text:p>SG-9</text:p>
          </table:table-cell>
          <table:table-cell table:style-name="ce6" office:value-type="string">
            <text:p>DACG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DIRECTION DES AFFAIRES CRIMINELLES ET DES GRÂCES (DACG)</text:p>
          </table:table-cell>
          <table:table-cell table:style-name="ce25" office:value-type="string">
            <text:p>CABINET </text:p>
          </table:table-cell>
          <table:table-cell table:style-name="ce25" office:value-type="string">
            <text:p>BUREAU D'ORDRE DE L'ACTION PUBLIQUE (BOAP)</text:p>
          </table:table-cell>
          <table:table-cell table:style-name="ce25" office:value-type="string">
            <text:p>AGENT.E DE BUREAU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SDV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1013"/>
        </table:table-row>
        <table:table-row table:style-name="ro5">
          <table:table-cell table:style-name="ce6" office:value-type="string">
            <text:p>SG-11</text:p>
          </table:table-cell>
          <table:table-cell table:style-name="ce6" office:value-type="string">
            <text:p>DACG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DIRECTION DES AFFAIRES CRIMINELLES ET DES GRÂCES (DACG)</text:p>
          </table:table-cell>
          <table:table-cell table:style-name="ce25" office:value-type="string">
            <text:p>CABINET </text:p>
          </table:table-cell>
          <table:table-cell table:style-name="ce25" office:value-type="string">
            <text:p>SECRETARIAT COMMUN AUX SOUS-DIRECTIONS</text:p>
          </table:table-cell>
          <table:table-cell table:style-name="ce25" office:value-type="string">
            <text:p>SECRÉTAIRE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SDV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1013"/>
        </table:table-row>
        <table:table-row table:style-name="ro5">
          <table:table-cell table:style-name="ce6" office:value-type="string">
            <text:p>SG-10</text:p>
          </table:table-cell>
          <table:table-cell table:style-name="ce6" office:value-type="string">
            <text:p>DACG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DIRECTION DES AFFAIRES CRIMINELLES ET DES GRÂCES (DACG)/SOUS-DIRECTION DE LA JUSTICE PENALE SPECIALISEE (SDJPS)</text:p>
          </table:table-cell>
          <table:table-cell table:style-name="ce25" office:value-type="string">
            <text:p>BUREAU DE L'ENTRAIDE PÉNALE INTERNATIONALE (BEPI)</text:p>
          </table:table-cell>
          <table:table-cell table:style-name="ce25" office:value-type="string">
            <text:p>SECRETARIAT - BUREAU D'ORDRE</text:p>
          </table:table-cell>
          <table:table-cell table:style-name="ce25" office:value-type="string">
            <text:p>AGENT.E DE BUREAU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SDV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1013"/>
        </table:table-row>
        <table:table-row table:style-name="ro5">
          <table:table-cell table:style-name="ce6" office:value-type="string">
            <text:p>SG-14</text:p>
          </table:table-cell>
          <table:table-cell table:style-name="ce6" office:value-type="string">
            <text:p>DACS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DIRECTION DES AFFAIRES CIVILES ET DU SCEAU (DACS) </text:p>
          </table:table-cell>
          <table:table-cell table:style-name="ce25" office:value-type="string">
            <text:p>CABINET</text:p>
          </table:table-cell>
          <table:table-cell table:style-name="ce25"/>
          <table:table-cell table:style-name="ce25" office:value-type="string">
            <text:p>SECRÉTAIRE DU DIRECTEUR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V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1013"/>
        </table:table-row>
        <table:table-row table:style-name="ro5">
          <table:table-cell table:style-name="ce6" office:value-type="string">
            <text:p>SG-16</text:p>
          </table:table-cell>
          <table:table-cell table:style-name="ce6" office:value-type="string">
            <text:p>DACS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DIRECTION DES AFFAIRES CIVILES ET DU SCEAU (DACS) / SOUS-DIRECTION DU DROIT CIVIL (SDDC)</text:p>
          </table:table-cell>
          <table:table-cell table:style-name="ce25" office:value-type="string">
            <text:p>BUREAU DU DROIT DE LA NATIONALITÉ (C4)</text:p>
          </table:table-cell>
          <table:table-cell table:style-name="ce25"/>
          <table:table-cell table:style-name="ce25" office:value-type="string">
            <text:p>SECRÉTAIRE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V/PSDV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3 POSTES (2 PV et 1 PSDV)</text:p>
          </table:table-cell>
          <table:table-cell table:number-columns-repeated="1013"/>
        </table:table-row>
        <table:table-row table:style-name="ro5">
          <table:table-cell table:style-name="ce6" office:value-type="string">
            <text:p>SG-15</text:p>
          </table:table-cell>
          <table:table-cell table:style-name="ce6" office:value-type="string">
            <text:p>DACS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DIRECTION DES AFFAIRES CIVILES ET DU SCEAU (DACS) / SOUS-DIRECTION DU DROIT CIVIL (SDDC)</text:p>
          </table:table-cell>
          <table:table-cell table:style-name="ce25" office:value-type="string">
            <text:p>BUREAU DU DROIT DES PERSONNES ET DE LA FAMILLE (C1)</text:p>
          </table:table-cell>
          <table:table-cell table:style-name="ce25"/>
          <table:table-cell table:style-name="ce25" office:value-type="string">
            <text:p>GESTIONNAIRE DES DEMANDES DE CHANGEMENTS DE NOMS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V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1013"/>
        </table:table-row>
        <table:table-row table:style-name="ro5">
          <table:table-cell table:style-name="ce6" office:value-type="string">
            <text:p>SG-17</text:p>
          </table:table-cell>
          <table:table-cell table:style-name="ce6" office:value-type="string">
            <text:p>DACS</text:p>
          </table:table-cell>
          <table:table-cell table:style-name="ce6" office:value-type="string">
            <text:p>AC</text:p>
          </table:table-cell>
          <table:table-cell table:style-name="ce25" office:value-type="string">
            <text:p>DIRECTION DES AFFAIRES CIVILES ET DU SCEAU (DACS) / SOUS-DIRECTION DU DROIT ECONOMIQUE (SDDE)</text:p>
          </table:table-cell>
          <table:table-cell table:style-name="ce25" office:value-type="string">
            <text:p>SECRETARIAT COMMUN SDDE/BUREAU DU DROIT PUBLIC</text:p>
          </table:table-cell>
          <table:table-cell table:style-name="ce25"/>
          <table:table-cell table:style-name="ce25" office:value-type="string">
            <text:p>SECRETAIRE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PV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1013"/>
        </table:table-row>
        <table:table-row table:style-name="ro5">
          <table:table-cell table:style-name="ce7" office:value-type="string">
            <text:p>DAP-AC-01</text:p>
          </table:table-cell>
          <table:table-cell table:style-name="ce7" office:value-type="string">
            <text:p>DAP</text:p>
          </table:table-cell>
          <table:table-cell table:style-name="ce7" office:value-type="string">
            <text:p>AC</text:p>
          </table:table-cell>
          <table:table-cell table:style-name="ce26" office:value-type="string">
            <text:p>MISSION DU CONTRÔLE INTERNE (MCI)</text:p>
          </table:table-cell>
          <table:table-cell table:style-name="ce7" table:number-columns-repeated="2"/>
          <table:table-cell table:style-name="ce26" office:value-type="string">
            <text:p>ASSITANT DE DIRECTION</text:p>
          </table:table-cell>
          <table:table-cell table:style-name="ce7" office:value-type="string">
            <text:p>OUI</text:p>
          </table:table-cell>
          <table:table-cell table:style-name="ce7" office:value-type="string">
            <text:p>PV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number-columns-repeated="1013"/>
        </table:table-row>
        <table:table-row table:style-name="ro5">
          <table:table-cell table:style-name="ce7" office:value-type="string">
            <text:p>DAP-AC-15</text:p>
          </table:table-cell>
          <table:table-cell table:style-name="ce7" office:value-type="string">
            <text:p>DAP</text:p>
          </table:table-cell>
          <table:table-cell table:style-name="ce7" office:value-type="string">
            <text:p>AC</text:p>
          </table:table-cell>
          <table:table-cell table:style-name="ce26" office:value-type="string">
            <text:p>SERVICE DE L'ADMINISTRATION (SA) </text:p>
          </table:table-cell>
          <table:table-cell table:style-name="ce26" office:value-type="string">
            <text:p>POLE DE SOUTIEN A L'ADMINISTRATION CENTRALE (PSAC)</text:p>
          </table:table-cell>
          <table:table-cell table:style-name="ce26" office:value-type="string">
            <text:p>PÔLE LOGISTIQUE</text:p>
          </table:table-cell>
          <table:table-cell table:style-name="ce26" office:value-type="string">
            <text:p>CHARGE DE LA GESTION ADMINISTRATIVE DE LA LOGISTIQUE</text:p>
          </table:table-cell>
          <table:table-cell table:style-name="ce7" office:value-type="string">
            <text:p>OUI</text:p>
          </table:table-cell>
          <table:table-cell table:style-name="ce7" office:value-type="string">
            <text:p>PV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1013"/>
        </table:table-row>
        <table:table-row table:style-name="ro5">
          <table:table-cell table:style-name="ce7" office:value-type="string">
            <text:p>DAP-AC-04</text:p>
          </table:table-cell>
          <table:table-cell table:style-name="ce7" office:value-type="string">
            <text:p>DAP</text:p>
          </table:table-cell>
          <table:table-cell table:style-name="ce7" office:value-type="string">
            <text:p>AC</text:p>
          </table:table-cell>
          <table:table-cell table:style-name="ce26" office:value-type="string">
            <text:p>SERVICE NATIONAL DU RENSEIGNEMENT PENITENTIAIRE (SNRP)</text:p>
          </table:table-cell>
          <table:table-cell table:style-name="ce26" office:value-type="string">
            <text:p>ETAT-MAJOR</text:p>
          </table:table-cell>
          <table:table-cell table:style-name="ce26"/>
          <table:table-cell table:style-name="ce26" office:value-type="string">
            <text:p>GESTIONNAIRE</text:p>
          </table:table-cell>
          <table:table-cell table:style-name="ce7" office:value-type="string">
            <text:p>OUI</text:p>
          </table:table-cell>
          <table:table-cell table:style-name="ce7" office:value-type="string">
            <text:p>PSDV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<text:s/>sous réserve d'habilitation</text:p>
          </table:table-cell>
          <table:table-cell table:number-columns-repeated="1013"/>
        </table:table-row>
        <table:table-row table:style-name="ro5">
          <table:table-cell table:style-name="ce7" office:value-type="string">
            <text:p>DAP-AC-05</text:p>
          </table:table-cell>
          <table:table-cell table:style-name="ce7" office:value-type="string">
            <text:p>DAP</text:p>
          </table:table-cell>
          <table:table-cell table:style-name="ce7" office:value-type="string">
            <text:p>AC</text:p>
          </table:table-cell>
          <table:table-cell table:style-name="ce26" office:value-type="string">
            <text:p>SOUS-DIRECTION DE LA SECURITE PENITENTIAIRE (SP)</text:p>
          </table:table-cell>
          <table:table-cell table:style-name="ce26" office:value-type="string">
            <text:p>BUREAU DE LA GESTION DES DETENTIONS (SP2)</text:p>
          </table:table-cell>
          <table:table-cell table:style-name="ce26" office:value-type="string">
            <text:p>SECTION ORIENTATION ET REGULATION DES FLUX/ POLE REQUETES</text:p>
          </table:table-cell>
          <table:table-cell table:style-name="ce26" office:value-type="string">
            <text:p>GESTIONNAIRE</text:p>
          </table:table-cell>
          <table:table-cell table:style-name="ce7" office:value-type="string">
            <text:p>OUI</text:p>
          </table:table-cell>
          <table:table-cell table:style-name="ce7" office:value-type="string">
            <text:p>PV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1013"/>
        </table:table-row>
        <table:table-row table:style-name="ro5">
          <table:table-cell table:style-name="ce7" office:value-type="string">
            <text:p>DAP-AC-03</text:p>
          </table:table-cell>
          <table:table-cell table:style-name="ce7" office:value-type="string">
            <text:p>DAP</text:p>
          </table:table-cell>
          <table:table-cell table:style-name="ce7" office:value-type="string">
            <text:p>AC</text:p>
          </table:table-cell>
          <table:table-cell table:style-name="ce26" office:value-type="string">
            <text:p>SOUS-DIRECTION DE L'EXPERTISE (EX)</text:p>
          </table:table-cell>
          <table:table-cell table:style-name="ce26" office:value-type="string">
            <text:p>BUREAU DE L'EXPERTISE JURIDIQUE (EX2)</text:p>
          </table:table-cell>
          <table:table-cell table:style-name="ce26" office:value-type="string">
            <text:p>POLE EXECUTION FINANCIERE</text:p>
          </table:table-cell>
          <table:table-cell table:style-name="ce26" office:value-type="string">
            <text:p>GESTOINNAIRE</text:p>
          </table:table-cell>
          <table:table-cell table:style-name="ce7" office:value-type="string">
            <text:p>OUI</text:p>
          </table:table-cell>
          <table:table-cell table:style-name="ce7" office:value-type="string">
            <text:p>PV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1013"/>
        </table:table-row>
        <table:table-row table:style-name="ro5">
          <table:table-cell table:style-name="ce7" office:value-type="string">
            <text:p>DAP-AC-02</text:p>
          </table:table-cell>
          <table:table-cell table:style-name="ce7" office:value-type="string">
            <text:p>DAP</text:p>
          </table:table-cell>
          <table:table-cell table:style-name="ce7" office:value-type="string">
            <text:p>AC</text:p>
          </table:table-cell>
          <table:table-cell table:style-name="ce26" office:value-type="string">
            <text:p>SOUS-DIRECTION DE L'EXPERTISE (EX)</text:p>
          </table:table-cell>
          <table:table-cell table:number-columns-repeated="2" table:style-name="ce26" office:value-type="string">
            <text:p>SECRETARIAT</text:p>
          </table:table-cell>
          <table:table-cell table:style-name="ce26" office:value-type="string">
            <text:p>SECRETAIRE</text:p>
          </table:table-cell>
          <table:table-cell table:style-name="ce7" office:value-type="string">
            <text:p>OUI</text:p>
          </table:table-cell>
          <table:table-cell table:style-name="ce7" office:value-type="string">
            <text:p>PV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1013"/>
        </table:table-row>
        <table:table-row table:style-name="ro5">
          <table:table-cell table:style-name="ce7" office:value-type="string">
            <text:p>DAP-AC-14</text:p>
          </table:table-cell>
          <table:table-cell table:style-name="ce7" office:value-type="string">
            <text:p>DAP</text:p>
          </table:table-cell>
          <table:table-cell table:style-name="ce7" office:value-type="string">
            <text:p>AC</text:p>
          </table:table-cell>
          <table:table-cell table:style-name="ce26" office:value-type="string">
            <text:p>SOUS-DIRECTION DES RESSOURCES HUMAINES ET DES RELATIONS SOCIALES (SDRHRS)</text:p>
          </table:table-cell>
          <table:table-cell table:style-name="ce26" office:value-type="string">
            <text:p>BUREAU DE LA GESTION DES PERSONNELS (RH4)</text:p>
          </table:table-cell>
          <table:table-cell table:style-name="ce26" office:value-type="string">
            <text:p>SECTION " CONGES BONIFIES, RETRAITES ET AGENTS NON TITULAIRES" - POLE "ARCHIVES"</text:p>
          </table:table-cell>
          <table:table-cell table:style-name="ce26" office:value-type="string">
            <text:p>GESTIONNAIRE</text:p>
          </table:table-cell>
          <table:table-cell table:style-name="ce7" office:value-type="string">
            <text:p>OUI</text:p>
          </table:table-cell>
          <table:table-cell table:style-name="ce7" office:value-type="string">
            <text:p>PV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2 POSTES VACANTS</text:p>
          </table:table-cell>
          <table:table-cell table:number-columns-repeated="1013"/>
        </table:table-row>
        <table:table-row table:style-name="ro5">
          <table:table-cell table:style-name="ce7" office:value-type="string">
            <text:p>DAP-AC-13</text:p>
          </table:table-cell>
          <table:table-cell table:style-name="ce7" office:value-type="string">
            <text:p>DAP</text:p>
          </table:table-cell>
          <table:table-cell table:style-name="ce7" office:value-type="string">
            <text:p>AC</text:p>
          </table:table-cell>
          <table:table-cell table:style-name="ce26" office:value-type="string">
            <text:p>SOUS-DIRECTION DES RESSOURCES HUMAINES ET DES RELATIONS SOCIALES (SDRHRS)</text:p>
          </table:table-cell>
          <table:table-cell table:style-name="ce26" office:value-type="string">
            <text:p>BUREAU DE LA GESTION DES PERSONNELS (RH4)</text:p>
          </table:table-cell>
          <table:table-cell table:style-name="ce26" office:value-type="string">
            <text:p>SECTION " CONGES BONIFIES, RETRAITES ET AGENTS NON TITULAIRES" - POLE "MUTATIONS OUTRE MER ET CONGES BONIFIES"</text:p>
          </table:table-cell>
          <table:table-cell table:style-name="ce26" office:value-type="string">
            <text:p>GESTIONNAIRE</text:p>
          </table:table-cell>
          <table:table-cell table:style-name="ce7" office:value-type="string">
            <text:p>OUI</text:p>
          </table:table-cell>
          <table:table-cell table:style-name="ce7" office:value-type="string">
            <text:p>PSDV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1013"/>
        </table:table-row>
        <table:table-row table:style-name="ro5">
          <table:table-cell table:style-name="ce7" office:value-type="string">
            <text:p>DAP-AC-12</text:p>
          </table:table-cell>
          <table:table-cell table:style-name="ce7" office:value-type="string">
            <text:p>DAP</text:p>
          </table:table-cell>
          <table:table-cell table:style-name="ce7" office:value-type="string">
            <text:p>AC</text:p>
          </table:table-cell>
          <table:table-cell table:style-name="ce26" office:value-type="string">
            <text:p>SOUS-DIRECTION DES RESSOURCES HUMAINES ET DES RELATIONS SOCIALES (SDRHRS)</text:p>
          </table:table-cell>
          <table:table-cell table:style-name="ce26" office:value-type="string">
            <text:p>BUREAU DE LA GESTION DES PERSONNELS (RH4)</text:p>
          </table:table-cell>
          <table:table-cell table:style-name="ce26" office:value-type="string">
            <text:p>SECTION DU CORPS DE COMMANDEMENT ET DES PERSONNELS D'INSERTION ET DE PROBATION - POLE "CPIP/ASSISTANTS SOCIAUX"</text:p>
          </table:table-cell>
          <table:table-cell table:style-name="ce26" office:value-type="string">
            <text:p>GESTIONNAIRE</text:p>
          </table:table-cell>
          <table:table-cell table:style-name="ce7" office:value-type="string">
            <text:p>OUI</text:p>
          </table:table-cell>
          <table:table-cell table:style-name="ce7" office:value-type="string">
            <text:p>PV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1013"/>
        </table:table-row>
        <table:table-row table:style-name="ro5">
          <table:table-cell table:style-name="ce7" office:value-type="string">
            <text:p>DAP-AC-10</text:p>
          </table:table-cell>
          <table:table-cell table:style-name="ce7" office:value-type="string">
            <text:p>DAP</text:p>
          </table:table-cell>
          <table:table-cell table:style-name="ce7" office:value-type="string">
            <text:p>AC</text:p>
          </table:table-cell>
          <table:table-cell table:style-name="ce26" office:value-type="string">
            <text:p>SOUS-DIRECTION DES RESSOURCES HUMAINES ET DES RELATIONS SOCIALES (SDRHRS)</text:p>
          </table:table-cell>
          <table:table-cell table:style-name="ce26" office:value-type="string">
            <text:p>BUREAU DES AFFAIRES STATUTAIRES ET DE L'ORGANISATION DU DIALOGUE SOCIAL (RH2)</text:p>
          </table:table-cell>
          <table:table-cell table:style-name="ce26" office:value-type="string">
            <text:p>SECTION "AFFAIRES DISCIPLINAIRES"</text:p>
          </table:table-cell>
          <table:table-cell table:style-name="ce26" office:value-type="string">
            <text:p>GESTIONNAIRE</text:p>
          </table:table-cell>
          <table:table-cell table:style-name="ce7" office:value-type="string">
            <text:p>OUI</text:p>
          </table:table-cell>
          <table:table-cell table:style-name="ce7" office:value-type="string">
            <text:p>PSDV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1013"/>
        </table:table-row>
        <table:table-row table:style-name="ro5">
          <table:table-cell table:style-name="ce7" office:value-type="string">
            <text:p>DAP-AC-09</text:p>
          </table:table-cell>
          <table:table-cell table:style-name="ce7" office:value-type="string">
            <text:p>DAP</text:p>
          </table:table-cell>
          <table:table-cell table:style-name="ce7" office:value-type="string">
            <text:p>AC</text:p>
          </table:table-cell>
          <table:table-cell table:style-name="ce26" office:value-type="string">
            <text:p>SOUS-DIRECTION DES RESSOURCES HUMAINES ET DES RELATIONS SOCIALES (SDRHRS)</text:p>
          </table:table-cell>
          <table:table-cell table:style-name="ce26" office:value-type="string">
            <text:p>BUREAU DU RECRUTEMENT ET DE LA FORMATION DES PERSONNELS (RH1)</text:p>
          </table:table-cell>
          <table:table-cell table:style-name="ce26" office:value-type="string">
            <text:p>SECTION "RECRUTEMENT DES PERSONNELS" - POLE "PERSONNELS EN TENUE"</text:p>
          </table:table-cell>
          <table:table-cell table:style-name="ce26" office:value-type="string">
            <text:p>GESTIONNAIRE CONCOURS</text:p>
          </table:table-cell>
          <table:table-cell table:style-name="ce7" office:value-type="string">
            <text:p>OUI</text:p>
          </table:table-cell>
          <table:table-cell table:style-name="ce7" office:value-type="string">
            <text:p>PV/PSDV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3 POSTES (1PV et 2 PSDV)</text:p>
          </table:table-cell>
          <table:table-cell table:number-columns-repeated="1013"/>
        </table:table-row>
        <table:table-row table:style-name="ro5">
          <table:table-cell table:style-name="ce7" office:value-type="string">
            <text:p>DAP-AC-08</text:p>
          </table:table-cell>
          <table:table-cell table:style-name="ce7" office:value-type="string">
            <text:p>DAP</text:p>
          </table:table-cell>
          <table:table-cell table:style-name="ce7" office:value-type="string">
            <text:p>AC</text:p>
          </table:table-cell>
          <table:table-cell table:style-name="ce26" office:value-type="string">
            <text:p>SOUS-DIRECTION DES RESSOURCES HUMAINES ET DES RELATIONS SOCIALES (SDRHRS)</text:p>
          </table:table-cell>
          <table:table-cell table:style-name="ce26" office:value-type="string">
            <text:p>MISSION PERFORMANCE ET QUALITE DE LA GESTION DES RESSOURCES HUMAINES</text:p>
          </table:table-cell>
          <table:table-cell table:style-name="ce26" office:value-type="string">
            <text:p>SECTION APPUI SYSTÈME D'INFORMATION DES RESSOURCES HUMAINES HARMONIE</text:p>
          </table:table-cell>
          <table:table-cell table:style-name="ce26" office:value-type="string">
            <text:p>AGENT REFERENT FIABILISATEUR</text:p>
          </table:table-cell>
          <table:table-cell table:style-name="ce7" office:value-type="string">
            <text:p>OUI</text:p>
          </table:table-cell>
          <table:table-cell table:style-name="ce7" office:value-type="string">
            <text:p>PSDV</text:p>
          </table:table-cell>
          <table:table-cell table:style-name="ce7" office:value-type="string">
            <text:p>2</text:p>
          </table:table-cell>
          <table:table-cell table:style-name="ce7"/>
          <table:table-cell table:number-columns-repeated="1013"/>
        </table:table-row>
        <table:table-row table:style-name="ro5">
          <table:table-cell table:style-name="ce7" office:value-type="string">
            <text:p>DAP-AC-07</text:p>
          </table:table-cell>
          <table:table-cell table:style-name="ce7" office:value-type="string">
            <text:p>DAP</text:p>
          </table:table-cell>
          <table:table-cell table:style-name="ce7" office:value-type="string">
            <text:p>AC</text:p>
          </table:table-cell>
          <table:table-cell table:style-name="ce26" office:value-type="string">
            <text:p>SOUS-DIRECTION DES RESSOURCES HUMAINES ET DES RELATIONS SOCIALES (SDRHRS)</text:p>
          </table:table-cell>
          <table:table-cell table:style-name="ce26" office:value-type="string">
            <text:p>POLE DE COORDINATION DE LA SOUS-DIRECTION (PCSD)</text:p>
          </table:table-cell>
          <table:table-cell table:style-name="ce26" office:value-type="string">
            <text:p>SECRETARIAT </text:p>
          </table:table-cell>
          <table:table-cell table:style-name="ce26" office:value-type="string">
            <text:p>SECRETAIRE</text:p>
          </table:table-cell>
          <table:table-cell table:style-name="ce7" office:value-type="string">
            <text:p>OUI</text:p>
          </table:table-cell>
          <table:table-cell table:style-name="ce7" office:value-type="string">
            <text:p>PSDV</text:p>
          </table:table-cell>
          <table:table-cell table:style-name="ce7" office:value-type="string">
            <text:p>2</text:p>
          </table:table-cell>
          <table:table-cell table:style-name="ce7"/>
          <table:table-cell table:number-columns-repeated="1013"/>
        </table:table-row>
        <table:table-row table:style-name="ro5">
          <table:table-cell table:style-name="ce7" office:value-type="string">
            <text:p>DAP-AC-11</text:p>
          </table:table-cell>
          <table:table-cell table:style-name="ce7" office:value-type="string">
            <text:p>DAP</text:p>
          </table:table-cell>
          <table:table-cell table:style-name="ce7" office:value-type="string">
            <text:p>AC</text:p>
          </table:table-cell>
          <table:table-cell table:style-name="ce26" office:value-type="string">
            <text:p>SOUS-DIRECTION DES RESSOURCES HUMAINES ET DES RELATIONS SOCIALES (SDRHRS) </text:p>
          </table:table-cell>
          <table:table-cell table:style-name="ce26" office:value-type="string">
            <text:p>BUREAU DE LA GESTION PREVISIONNELLE DES EFFECTIFS, DES EMPLOIS ET DES CREDITS DES PERSONNELS (RH3)</text:p>
          </table:table-cell>
          <table:table-cell table:style-name="ce26" office:value-type="string">
            <text:p>SECTION "EMPLOIS ET EFFECTIFS"</text:p>
          </table:table-cell>
          <table:table-cell table:style-name="ce26" office:value-type="string">
            <text:p>GESTIONNAIRE</text:p>
          </table:table-cell>
          <table:table-cell table:style-name="ce7" office:value-type="string">
            <text:p>OUI</text:p>
          </table:table-cell>
          <table:table-cell table:style-name="ce7" office:value-type="string">
            <text:p>PSDV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1013"/>
        </table:table-row>
        <table:table-row table:style-name="ro5">
          <table:table-cell table:style-name="ce7" office:value-type="string">
            <text:p>DAP-AC-06</text:p>
          </table:table-cell>
          <table:table-cell table:style-name="ce7" office:value-type="string">
            <text:p>DAP</text:p>
          </table:table-cell>
          <table:table-cell table:style-name="ce7" office:value-type="string">
            <text:p>AC</text:p>
          </table:table-cell>
          <table:table-cell table:style-name="ce26" office:value-type="string">
            <text:p>SOUS-DIRECTION DU PILOTAGE ET DU SOUTIEN DES SERVICE (PS)</text:p>
          </table:table-cell>
          <table:table-cell table:style-name="ce26" office:value-type="string">
            <text:p>BUREAU DE LA PERFORMANCE (PS5)</text:p>
          </table:table-cell>
          <table:table-cell table:style-name="ce26" office:value-type="string">
            <text:p>PÔLE FINANCIER</text:p>
          </table:table-cell>
          <table:table-cell table:style-name="ce26" office:value-type="string">
            <text:p>GESTIONNAIRE </text:p>
          </table:table-cell>
          <table:table-cell table:style-name="ce7" office:value-type="string">
            <text:p>OUI</text:p>
          </table:table-cell>
          <table:table-cell table:style-name="ce7" office:value-type="string">
            <text:p><text:s/>PV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1013"/>
        </table:table-row>
        <table:table-row table:style-name="ro5">
          <table:table-cell table:style-name="ce8" office:value-type="string">
            <text:p>DAP-SD-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AGENCE DU TRAVAIL D'INTERET GENERAL ET DE L'INSERTION PROFESSIONNELLE (ATIGIP)</text:p>
          </table:table-cell>
          <table:table-cell table:style-name="ce27" office:value-type="string">
            <text:p>SERVICE DE L'EMPLOI PENITENTIAIRE (SEP)</text:p>
          </table:table-cell>
          <table:table-cell table:style-name="ce27" office:value-type="string">
            <text:p>SEP CD TOUL</text:p>
          </table:table-cell>
          <table:table-cell table:style-name="ce27" office:value-type="string">
            <text:p>RESPONSABLE ADMINISTRATIF LOCAL</text:p>
          </table:table-cell>
          <table:table-cell table:style-name="ce8" office:value-type="string">
            <text:p>OUI</text:p>
          </table:table-cell>
          <table:table-cell table:style-name="ce8" office:value-type="string">
            <text:p>PV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1013"/>
        </table:table-row>
        <table:table-row table:style-name="ro5">
          <table:table-cell table:style-name="ce8" office:value-type="string">
            <text:p>DAP-SD-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AGENCE DU TRAVAIL D'INTERET GENERAL ET DE L'INSERTION PROFESSIONNELLE (ATIGIP)</text:p>
          </table:table-cell>
          <table:table-cell table:style-name="ce27" office:value-type="string">
            <text:p>SERVICE DE L'EMPLOI PENITENTIAIRE (SEP)</text:p>
          </table:table-cell>
          <table:table-cell table:style-name="ce27" office:value-type="string">
            <text:p>SERVICE ACHATS</text:p>
          </table:table-cell>
          <table:table-cell table:style-name="ce27" office:value-type="string">
            <text:p>GESTIONNAIRE AU SERVICE ACHATS</text:p>
          </table:table-cell>
          <table:table-cell table:style-name="ce8" office:value-type="string">
            <text:p>OUI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1013"/>
        </table:table-row>
        <table:table-row table:style-name="ro5">
          <table:table-cell table:style-name="ce8" office:value-type="string">
            <text:p>DAP-SD-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AGENCE DU TRAVAIL D'INTERET GENERAL ET DE L'INSERTION PROFESSIONNELLE (ATIGIP)</text:p>
          </table:table-cell>
          <table:table-cell table:style-name="ce27" office:value-type="string">
            <text:p>SERVICE DES FONCTIONS SUPPORTS (SFS)</text:p>
          </table:table-cell>
          <table:table-cell table:style-name="ce27" office:value-type="string">
            <text:p>AGENCE COMPTABLE</text:p>
          </table:table-cell>
          <table:table-cell table:style-name="ce27" office:value-type="string">
            <text:p>GESTIONNAIRE A L'AGENCE COMPTABLE</text:p>
          </table:table-cell>
          <table:table-cell table:style-name="ce8" office:value-type="string">
            <text:p>OUI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1013"/>
        </table:table-row>
        <table:table-row table:style-name="ro5">
          <table:table-cell table:style-name="ce8" office:value-type="string">
            <text:p>DAP-SD-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BORDEAUX</text:p>
          </table:table-cell>
          <table:table-cell table:style-name="ce27" office:value-type="string">
            <text:p>CENTRE DE DETENTION MAUZAC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BORDEAUX</text:p>
          </table:table-cell>
          <table:table-cell table:style-name="ce27" office:value-type="string">
            <text:p>CENTRE DE DETENTION NEUVIC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BORDEAUX</text:p>
          </table:table-cell>
          <table:table-cell table:style-name="ce27" office:value-type="string">
            <text:p>CENTRE DE DETENTION UZERCH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BORDEAUX</text:p>
          </table:table-cell>
          <table:table-cell table:style-name="ce27" office:value-type="string">
            <text:p>CENTRE PENITENTIAIRE MONT DE MARSAN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BORDEAUX</text:p>
          </table:table-cell>
          <table:table-cell table:style-name="ce27" office:value-type="string">
            <text:p>MAISON D'ARRET AGEN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BORDEAUX</text:p>
          </table:table-cell>
          <table:table-cell table:style-name="ce27" office:value-type="string">
            <text:p>MAISON D'ARRET GUERET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1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BORDEAUX</text:p>
          </table:table-cell>
          <table:table-cell table:style-name="ce27" office:value-type="string">
            <text:p>MAISON D'ARRET NIORT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1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BORDEAUX</text:p>
          </table:table-cell>
          <table:table-cell table:style-name="ce27" office:value-type="string">
            <text:p>MAISON D'ARRET ROCHEFORT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  <text:p>PDF 01/01/2022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1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BORDEAUX</text:p>
          </table:table-cell>
          <table:table-cell table:style-name="ce27" office:value-type="string">
            <text:p>MAISON D'ARRET SAINTE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1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BORDEAUX</text:p>
          </table:table-cell>
          <table:table-cell table:style-name="ce27" office:value-type="string">
            <text:p>MAISON D'ARRET TULL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1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BORDEAUX</text:p>
          </table:table-cell>
          <table:table-cell table:style-name="ce27" office:value-type="string">
            <text:p>SERVICE PENITENTIAIRE D'INSERTION ET DE PROBATION 16 - RESIDENCE ADMINISTRATIVE ANGOULEM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1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BORDEAUX</text:p>
          </table:table-cell>
          <table:table-cell table:style-name="ce27" office:value-type="string">
            <text:p>SERVICE PENITENTIAIRE D'INSERTION ET DE PROBATION 24 - RESIDENCE ADMINISTRATIVE PERIGUEUX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1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BORDEAUX</text:p>
          </table:table-cell>
          <table:table-cell table:style-name="ce27" office:value-type="string">
            <text:p>SERVICE PENITENTIAIRE D'INSERTION ET DE PROBATION 24 -RESIDENCE ADMINISTRATIVE MAUZAC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1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BORDEAUX</text:p>
          </table:table-cell>
          <table:table-cell table:style-name="ce27" office:value-type="string">
            <text:p>SERVICE PENITENTIAIRE D'INSERTION ET DE PROBATION 33 - RESIDENCE ADMINISTRATIVE BORDEAUX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1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BORDEAUX</text:p>
          </table:table-cell>
          <table:table-cell table:style-name="ce27" office:value-type="string">
            <text:p>SERVICE PENITENTIAIRE D'INSERTION ET DE PROBATION 64 - RESIDENCE ADMINISTRATIVE PAU</text:p>
          </table:table-cell>
          <table:table-cell table:style-name="ce27"/>
          <table:table-cell table:style-name="ce27" office:value-type="string">
            <text:p>SECRÉTAIRE 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1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BORDEAUX</text:p>
          </table:table-cell>
          <table:table-cell table:style-name="ce27" office:value-type="string">
            <text:p>SIEG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5 POSTES (3 PV et 2 PSDV)</text:p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2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CENTRE DE DETENTION CHATEAUDUN</text:p>
          </table:table-cell>
          <table:table-cell table:style-name="ce27"/>
          <table:table-cell table:style-name="ce27" office:value-type="string">
            <text:p>ASSISTANT(E) DE DIRECTION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2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CENTRE DE DETENTION CHATEAUDUN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string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2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CENTRE DE DETENTION JOUX LA VILL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2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CENTRE PENITENTIAIRE CHATEAUROUX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5 POSTES (1 PV et 4 PSDV)</text:p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2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CENTRE PENITENTIAIRE ORLEANS SARAN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2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CENTRE PENITENTIAIRE VARENNES LE GRAND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VACANTS</text:p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2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MAISON CENTRALE SAINT MAUR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2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MAISON D'ARRET BESANCON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 POSTES VACANTS</text:p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2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MAISON D'ARRET BOURGE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string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2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MAISON D'ARRET MONTBELIARD</text:p>
          </table:table-cell>
          <table:table-cell table:style-name="ce27"/>
          <table:table-cell table:style-name="ce27" office:value-type="string">
            <text:p>SECRÉTAIRE 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string">
            <text:p>2</text:p>
          </table:table-cell>
          <table:table-cell table:style-name="ce8" office:value-type="string"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3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MAISON D'ARRET VESOUL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3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SERVICE PENITENTIAIRE D'INSERTION ET DE PROBATION 18 - RESIDENCE ADMINISTRATIVE BOURGES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DAP-SD-3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SERVICE PENITENTIAIRE D'INSERTION ET DE PROBATION 25 - RESIDENCE ADMINISTRATIVE BESANCON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3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SERVICE PENITENTIAIRE D'INSERTION ET DE PROBATION 25 - RESIDENCE ADMINISTRATIVE MONTBELLIARD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3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SERVICE PENITENTIAIRE D'INSERTION ET DE PROBATION 36 - RESIDENCE ADMINISTRATIVE CHATEAUROUX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3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SERVICE PENITENTIAIRE D'INSERTION ET DE PROBATION 89 - RESIDENCE ADMINISTRATIVE JOUX LA VILLE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3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SIEGE</text:p>
          </table:table-cell>
          <table:table-cell table:style-name="ce27" office:value-type="string">
            <text:p>BUREAU DES AFFAIRES GENERALES</text:p>
          </table:table-cell>
          <table:table-cell table:style-name="ce27" office:value-type="string">
            <text:p>SECRÉTAIRE</text:p>
          </table:table-cell>
          <table:table-cell table:style-name="ce8" office:value-type="string">
            <text:p>OUI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3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SIEGE</text:p>
          </table:table-cell>
          <table:table-cell table:style-name="ce27" office:value-type="string">
            <text:p>GESTION ADMINISTRATIVE ET PAY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3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DIJON</text:p>
          </table:table-cell>
          <table:table-cell table:style-name="ce27" office:value-type="string">
            <text:p>SIEG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3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ILLE</text:p>
          </table:table-cell>
          <table:table-cell table:style-name="ce27" office:value-type="string">
            <text:p>CENTRE PENITENTIAIRE BEAUVAI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4 POSTES ( 2 PV et 2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4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ILLE</text:p>
          </table:table-cell>
          <table:table-cell table:style-name="ce27" office:value-type="string">
            <text:p>CENTRE PENITENTIAIRE CHATEAU THIERRY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4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ILLE</text:p>
          </table:table-cell>
          <table:table-cell table:style-name="ce27" office:value-type="string">
            <text:p>CENTRE PENITENTIAIRE LAON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(2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4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ILLE</text:p>
          </table:table-cell>
          <table:table-cell table:style-name="ce27" office:value-type="string">
            <text:p>CENTRE PENITENTIAIRE LIANCOURT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4 POSTES (3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4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ILLE</text:p>
          </table:table-cell>
          <table:table-cell table:style-name="ce27" office:value-type="string">
            <text:p>CENTRE PENITENTIAIRE LILLE LOOS SEQUEDIN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4 POSTES (3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4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ILLE</text:p>
          </table:table-cell>
          <table:table-cell table:style-name="ce27" office:value-type="string">
            <text:p>CENTRE PENITENTIAIRE LONGUENESS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4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ILLE</text:p>
          </table:table-cell>
          <table:table-cell table:style-name="ce27" office:value-type="string">
            <text:p>MAISON D'ARRET ARRA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4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ILLE</text:p>
          </table:table-cell>
          <table:table-cell table:style-name="ce27" office:value-type="string">
            <text:p>MAISON D'ARRET DOUAI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4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ILLE</text:p>
          </table:table-cell>
          <table:table-cell table:style-name="ce27" office:value-type="string">
            <text:p>SERVICE PENITENTAIRE D'INSERTION ET DE PROBATION 80 - RESIDENCE ADMINISTRATIVE AMIEN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4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ILLE</text:p>
          </table:table-cell>
          <table:table-cell table:style-name="ce27" office:value-type="string">
            <text:p>SERVICE PENITENTIAIRE D'INSERTION ET DE PROBATION 02 - RESIDENCE ADMINISTRATIVE LAON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4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ILLE</text:p>
          </table:table-cell>
          <table:table-cell table:style-name="ce27" office:value-type="string">
            <text:p>SERVICE PENITENTIAIRE D'INSERTION ET DE PROBATION 59 - RESIDENCE ADMINISTRATIVE <text:s/>LILL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5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ILLE</text:p>
          </table:table-cell>
          <table:table-cell table:style-name="ce27" office:value-type="string">
            <text:p>SERVICE PENITENTIAIRE D'INSERTION ET DE PROBATION 59 - RESIDENCE ADMINISTRATIVE MAUBEUG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5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ILLE</text:p>
          </table:table-cell>
          <table:table-cell table:style-name="ce27" office:value-type="string">
            <text:p>SERVICE PENITENTIAIRE D'INSERTION ET DE PROBATION 60 - RESIDENCE ADMINISTRATIVE <text:s/>BEAUVAI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5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ILLE</text:p>
          </table:table-cell>
          <table:table-cell table:style-name="ce27" office:value-type="string">
            <text:p>SERVICE PENITENTIAIRE D'INSERTION ET DE PROBATION 62 - RESIDENCE ADMINISTRATIVE ARRA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5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ILLE</text:p>
          </table:table-cell>
          <table:table-cell table:style-name="ce27" office:value-type="string">
            <text:p>SIEG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5 POSTES (3 PV et 2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5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CENTRE DE DETENTION ROANNE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5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CENTRE DE DETENTION ROANN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5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CENTRE PENITENTIAIRE BOURG-EN-BRESS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5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CENTRE PENITENTIAIRE GRENOBLE VARCE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4 POSTES ( 2 PV et 2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5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CENTRE PENITENTIAIRE MOULIN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5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CENTRE PENITENTIAIRE RIOM</text:p>
          </table:table-cell>
          <table:table-cell table:style-name="ce27" office:value-type="string">
            <text:p>SERVICES ADMINITRATIFS ET FINANCIERS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6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CENTRE PENITENTIAIRE SAINT QUENTIN FALLAVIER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6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CENTRE PENITENTIAIRE SAINT-ETIENNE</text:p>
          </table:table-cell>
          <table:table-cell table:style-name="ce27"/>
          <table:table-cell table:style-name="ce27" office:value-type="string">
            <text:p>GESTIONNAIRE 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6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CENTRE PENITENTIAIRE VALENCE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 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6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CENTRE PENITENTIAIRE VALENC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 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6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CENTRE PENITENTIAIRE VILLEFRANCHE SUR SAONE</text:p>
          </table:table-cell>
          <table:table-cell table:style-name="ce27" office:value-type="string">
            <text:p>ÉCONOMAT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6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CENTRE PENITENTIAIRE VILLEFRANCHE SUR SAONE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6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ETABLISSEMENT PENITENTIAITRE POUR MINEURS DU RHÔNE</text:p>
          </table:table-cell>
          <table:table-cell table:style-name="ce27" office:value-type="string">
            <text:p>SECRÉTARIAT DE DIRECTION</text:p>
          </table:table-cell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6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MAISON D'ARRET BONNEVILL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6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MAISON D'ARRET CHAMBERY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6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MAISON D'ARRET LE PUY EN VELAY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PSDV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7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MAISON D'ARRET LYON-CORBAS</text:p>
          </table:table-cell>
          <table:table-cell table:style-name="ce27" office:value-type="string">
            <text:p>GREFFE / PÔLE APPLICATION DES PEINES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7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MAISON D'ARRET MONTLUCON</text:p>
          </table:table-cell>
          <table:table-cell table:style-name="ce27" office:value-type="string">
            <text:p>RESSOURCES HUMAINES</text:p>
          </table:table-cell>
          <table:table-cell table:style-name="ce27" office:value-type="string">
            <text:p>SECRÉTARIAT/RESSOURCES HUMAINES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7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SERVICE PENITENTIAIRE D'INSERTION ET DE PROBATION 42 - RESIDENCE ADMINISTRATIVE SAINT-ETIENNE</text:p>
          </table:table-cell>
          <table:table-cell table:style-name="ce27" office:value-type="string">
            <text:p>SECRÉTARIAT</text:p>
          </table:table-cell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7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SERVICE PENITENTIAIRE D'INSERTION ET DE PROBATION 63 - RESIDENCE ADMINISTRATIVE CLERMONT FERRAND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 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7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SERVICE PENITENTIAIRE D'INSERTION ET DE PROBATION 69 - RESIDENCE ADMINISTRATIVE DE LYON</text:p>
          </table:table-cell>
          <table:table-cell table:style-name="ce27" office:value-type="string">
            <text:p>ANTENNE DE LYON</text:p>
          </table:table-cell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PSDV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7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SERVICE PENITENTIAIRE D'INSERTION ET DE PROBATION 69 - RESIDENCE ADMINISTRATIVE LYON SIEGE </text:p>
          </table:table-cell>
          <table:table-cell table:style-name="ce27" office:value-type="string">
            <text:p>SIÈGE DÉPARTEMENTAL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7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SERVICE PENITENTIAIRE D'INSERTION ET DE PROBATION 69 - RESIDENCE ADMINISTRATIVE VILLEFRANCHE SUR SAÔN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 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7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SERVICE PENITENTIAIRE D'INSERTION ET DE PROBATION 74 - RESIDENCE ADMINISTRATIVE ANNEMASS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 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7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SERVICE PENITENTIAIRE D'INSERTION ET DE PROBATION 74 - RESIDENCE ADMINISTRATIVE ANNEMASSE SIEGE</text:p>
          </table:table-cell>
          <table:table-cell table:style-name="ce27" office:value-type="string">
            <text:p>SIÈGE SERVICE PENTITENTIAIRE D'INSERTION ET DE PROBATION HAUTE SAVOI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7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SERVICE PENITENTIAIRE D'INSERTION ET DE PROBATION 74 - RESIDENCE ADMINISTRATIVE DE BONNEVILLE</text:p>
          </table:table-cell>
          <table:table-cell table:style-name="ce27" office:value-type="string">
            <text:p>ALIP BONNEVILLE</text:p>
          </table:table-cell>
          <table:table-cell table:style-name="ce27" office:value-type="string">
            <text:p>AGENT D'ACCUEIL MILIEU OUVERT/MILIEU FERMÉ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8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SERVICE PENTITENTIAIRE D'INSERTION ET DE PROBATION 01 - RESIDENCE ADMINISTRATIVE BOURG-EN-BRESSE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8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SIEGE</text:p>
          </table:table-cell>
          <table:table-cell table:style-name="ce27" office:value-type="string">
            <text:p>SECRÉTARIAT DE DIRECTION</text:p>
          </table:table-cell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8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LYON</text:p>
          </table:table-cell>
          <table:table-cell table:style-name="ce27" office:value-type="string">
            <text:p>SIEG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6 POSTES ( 4 PV et 2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8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CENTRE DETENTION CASABIANDA</text:p>
          </table:table-cell>
          <table:table-cell table:style-name="ce27" office:value-type="string">
            <text:p>SECRETARIAT DE DIRECTION</text:p>
          </table:table-cell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8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CENTRE DETENTION TARASCON</text:p>
          </table:table-cell>
          <table:table-cell table:style-name="ce27" office:value-type="string">
            <text:p><text:s/>BUREAU DE LIAISON INTERNE ET EXTERNE / BUREAU DE LA GESTION DE LA DETENTION</text:p>
          </table:table-cell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8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CENTRE PENITENTIAIRE AIX LUYNES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8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CENTRE PENITENTIAIRE AIX LUYNE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6 POSTES (3 PV et 3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8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CENTRE PENITENTIAIRE AVIGNON LE PONTET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PSDV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8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CENTRE PENITENTIAIRE AVIGNON LE PONTET</text:p>
          </table:table-cell>
          <table:table-cell table:style-name="ce27" office:value-type="string">
            <text:p>SECRETAIRE DE DIRECTION</text:p>
          </table:table-cell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8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CENTRE PENITENTIAIRE AVIGNON LE PONTET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4 POSTES (3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9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CENTRE PENITENTIAIRE BORGO</text:p>
          </table:table-cell>
          <table:table-cell table:style-name="ce27" office:value-type="string">
            <text:p>RESSOURCES HUMAINES</text:p>
          </table:table-cell>
          <table:table-cell table:style-name="ce27" office:value-type="string">
            <text:p>GESTIONNAIRE 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9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CENTRE PENITENTIAIRE MARSEILLE</text:p>
          </table:table-cell>
          <table:table-cell table:style-name="ce27" office:value-type="string">
            <text:p>GREFFE APPLICATION DES PEINES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9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CENTRE PENITENTIAIRE MARSEILLE</text:p>
          </table:table-cell>
          <table:table-cell table:style-name="ce27" office:value-type="string">
            <text:p>REGIE DES COMPTES NOMINATIFS</text:p>
          </table:table-cell>
          <table:table-cell table:style-name="ce27" office:value-type="string">
            <text:p>REGISSEUR DES COMPTES NOMINATIFS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9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CENTRE PENITENTIAIRE MARSEILLE</text:p>
          </table:table-cell>
          <table:table-cell table:style-name="ce27" office:value-type="string">
            <text:p>STRUCTURE D'ACCOMPAGNEMENT A LA SORTIE</text:p>
          </table:table-cell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9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CENTRE PENITENTIAIRE MARSEILL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9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ETABLISSEMENT PENITENTIAITRE POUR MINEURS MARSEILLE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RESPONSABLE DE GREFF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9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ETABLISSEMENT PENITENTIAITRE POUR MINEURS MARSEILLE</text:p>
          </table:table-cell>
          <table:table-cell table:style-name="ce27" office:value-type="string">
            <text:p>RESSOURCES HUMAINES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9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MAISON CENTRALE ARLE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9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MAISON D'ARRET AJACCIO</text:p>
          </table:table-cell>
          <table:table-cell table:style-name="ce27" office:value-type="string">
            <text:p>ECONOMAT</text:p>
          </table:table-cell>
          <table:table-cell table:style-name="ce27" office:value-type="string">
            <text:p>REGISSEUR DES COMPTES NOMINATIFS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9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MAISON D'ARRET AJACCIO</text:p>
          </table:table-cell>
          <table:table-cell table:style-name="ce27" office:value-type="string">
            <text:p>ECONOMAT</text:p>
          </table:table-cell>
          <table:table-cell table:style-name="ce27" office:value-type="string">
            <text:p>RESPONSABLE ECONOMAT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0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MAISON D'ARRET AJACCIO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ADJOINT AU RESPONSABLE DE GREFF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0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MAISON D'ARRET DRAGUIGNAN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0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MAISON D'ARRET DRAGUIGNAN</text:p>
          </table:table-cell>
          <table:table-cell table:style-name="ce27" office:value-type="string">
            <text:p>RESSOURCES HUMAINES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0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MAISON D'ARRET GRASSE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 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PSDV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0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MAISON D'ARRET GRASS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0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ERVICE PENITENTIAIRE D'INSERTION ET DE PROBATION 13 - REDEIDENCE ADMINISTRATIVE TARASCON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 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0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ERVICE PENITENTIAIRE D'INSERTION ET DE PROBATION 13 - RESIDENCE ADMINISTRAIVE AIX EN PROVENCE</text:p>
          </table:table-cell>
          <table:table-cell table:style-name="ce27" office:value-type="string">
            <text:p>SECRETARIAT MILIEU FERME</text:p>
          </table:table-cell>
          <table:table-cell table:style-name="ce27" office:value-type="string">
            <text:p>SECRETAIRE / 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<text:s/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0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ERVICE PENITENTIAIRE D'INSERTION ET DE PROBATION 13 - RESIDENCE ADMINISTRAIVE MARSEILLE</text:p>
          </table:table-cell>
          <table:table-cell table:style-name="ce27" office:value-type="string">
            <text:p>SECRETARIAT MILIEU FERME</text:p>
          </table:table-cell>
          <table:table-cell table:style-name="ce27" office:value-type="string">
            <text:p>SECRETAIRE / 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0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ERVICE PENITENTIAIRE D'INSERTION ET DE PROBATION 13 - RESIDENCE ADMINISTRAIVE MARSEILLE</text:p>
          </table:table-cell>
          <table:table-cell table:style-name="ce27" office:value-type="string">
            <text:p>SECRETARIAT MILIEU OUVERT</text:p>
          </table:table-cell>
          <table:table-cell table:style-name="ce27" office:value-type="string">
            <text:p>SECRETAIRE / 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0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ERVICE PENITENTIAIRE D'INSERTION ET DE PROBATION 13 - RESIDENCE ADMINISTRAIVE MARSEILLE</text:p>
          </table:table-cell>
          <table:table-cell table:style-name="ce27" office:value-type="string">
            <text:p>SIEG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1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ERVICE PENITENTIAIRE D'INSERTION ET DE PROBATION 83 - RESIDENCE ADMINISTRAIVE DRAGUIGNAN</text:p>
          </table:table-cell>
          <table:table-cell table:style-name="ce27" office:value-type="string">
            <text:p>SECRETARIAT MILIEU FERME</text:p>
          </table:table-cell>
          <table:table-cell table:style-name="ce27" office:value-type="string">
            <text:p>SECRETAIRE / 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1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ERVICE PENITENTIAIRE D'INSERTION ET DE PROBATION 83 - RESIDENCE ADMINISTRAIVE DRAGUIGNAN</text:p>
          </table:table-cell>
          <table:table-cell table:style-name="ce27" office:value-type="string">
            <text:p>SECRETARIAT MILIEU OUVERT</text:p>
          </table:table-cell>
          <table:table-cell table:style-name="ce27" office:value-type="string">
            <text:p>SECRETAIRE / 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1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ERVICE PENITENTIAIRE D'INSERTION ET DE PROBATION 83 - RESIDENCE ADMINISTRAIVE TOULON</text:p>
          </table:table-cell>
          <table:table-cell table:style-name="ce27" office:value-type="string">
            <text:p>SECRETARIAT MILIEU FERME</text:p>
          </table:table-cell>
          <table:table-cell table:style-name="ce27" office:value-type="string">
            <text:p>SECRETAIRE / 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1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ERVICE PENITENTIAIRE D'INSERTION ET DE PROBATION 83 - RESIDENCE ADMINISTRAIVE TOULON</text:p>
          </table:table-cell>
          <table:table-cell table:style-name="ce27" office:value-type="string">
            <text:p>SECRETARIAT MILIEU OUVERT</text:p>
          </table:table-cell>
          <table:table-cell table:style-name="ce27" office:value-type="string">
            <text:p>SECRETAIRE / 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1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ERVICE PENITENTIAIRE D'INSERTION ET DE PROBATION 83 - RESIDENCE ADMINISTRAIVE TOULON SIEGE</text:p>
          </table:table-cell>
          <table:table-cell table:style-name="ce27" office:value-type="string">
            <text:p>RESSOURCES HUMAINES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1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ERVICE PENITENTIAIRE D'INSERTION ET DE PROBATION 84 - RESIDENCE ADMINISTRAIVE LE PONTET</text:p>
          </table:table-cell>
          <table:table-cell table:style-name="ce27" office:value-type="string">
            <text:p>SECRETARIAT/ACCUEIL</text:p>
          </table:table-cell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1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ERVICE PENTITENTIAIRE D'INSERTION ET DE PROBATION 06 - RESIDENCE ADMINISTRAIVE NICE</text:p>
          </table:table-cell>
          <table:table-cell table:style-name="ce27" office:value-type="string">
            <text:p>SECRETARIAT MILIEU FERME</text:p>
          </table:table-cell>
          <table:table-cell table:style-name="ce27" office:value-type="string">
            <text:p>SECRETAIRE / 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1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ERVICE PENTITENTIAIRE D'INSERTION ET DE PROBATION 06 - RESIDENCE ADMINISTRAIVE NICE SIEGE</text:p>
          </table:table-cell>
          <table:table-cell table:style-name="ce27" office:value-type="string">
            <text:p>RESSOURCES HUMAINES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1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ERVICE PENTITENTIAIRE D'INSERTION ET DE PROBATION 13 - RESIDENCE ADMINISTRAIVE AIX EN PROVENCE</text:p>
          </table:table-cell>
          <table:table-cell table:style-name="ce27" office:value-type="string">
            <text:p>SECRETARIAT MILIEU FERME</text:p>
          </table:table-cell>
          <table:table-cell table:style-name="ce27" office:value-type="string">
            <text:p>SECRETAIRE / 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1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IEGE</text:p>
          </table:table-cell>
          <table:table-cell table:style-name="ce27" office:value-type="string">
            <text:p>AUTORITE DE REGULATION ET DE </text:p>
            <text:p>PROGRAMMATION DES EXTRACTIONS JUDICIAIRES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2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IEGE</text:p>
          </table:table-cell>
          <table:table-cell table:style-name="ce27" office:value-type="string">
            <text:p>DEPARTEMENT SECURITE DETENTION</text:p>
          </table:table-cell>
          <table:table-cell table:style-name="ce27" office:value-type="string">
            <text:p>SECRETAIRE / 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PSDV</text:p>
            <text:p>FICHE DE POSTE GENERIQUE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2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IEGE</text:p>
          </table:table-cell>
          <table:table-cell table:style-name="ce27" office:value-type="string">
            <text:p>SECRETARIAT DE DIRECTION</text:p>
          </table:table-cell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2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IEGE</text:p>
          </table:table-cell>
          <table:table-cell table:style-name="ce27" office:value-type="string">
            <text:p>UNITE DU DROIT PENITENTAIRE</text:p>
          </table:table-cell>
          <table:table-cell table:style-name="ce27" office:value-type="string">
            <text:p>ADJOINT CHEF D'UNIT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2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MARSEILLE</text:p>
          </table:table-cell>
          <table:table-cell table:style-name="ce27" office:value-type="string">
            <text:p>SIEG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6 POSTES (3 PV et 3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2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CENTRE DE DETENTIN MELUN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PSDV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2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CENTRE DE SEMI-LIBERTE MELUN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2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CENTRE PENITENTIAIRE BOIS D’ARCY</text:p>
          </table:table-cell>
          <table:table-cell table:style-name="ce27" office:value-type="string">
            <text:p>SECRETARIAT DE DIRECTION</text:p>
          </table:table-cell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2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CENTRE PENITENTIAIRE BOIS D’ARCY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( 2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2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CENTRE PENITENTIAIRE FRESNES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10 POSTES (8 PV et 2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2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CENTRE PENITENTIAIRE FRESNES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14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3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CENTRE PENITENTIAIRE MEAUX-CHAUCONIN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3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CENTRE PENITENTIAIRE NANTERRE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3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3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CENTRE PENITENTIAIRE PARIS LA SANTE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8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3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CENTRE PENITENTIAIRE SUD FRANCILIEN</text:p>
          </table:table-cell>
          <table:table-cell table:style-name="ce27"/>
          <table:table-cell table:style-name="ce27" office:value-type="string">
            <text:p>GESTIONNAIRE 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5 POSTES (2 PV et 3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3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ETABLISSEMENT PENITENTIAITRE POUR MINEURS PORCHEVILLE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3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ETABLISSEMENT PUBLICE DE SANTE NATIONAL FRESNES</text:p>
          </table:table-cell>
          <table:table-cell table:style-name="ce27"/>
          <table:table-cell table:style-name="ce27" office:value-type="string">
            <text:p>GESTIONNAIRE 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3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MAISON CENTRALE POISSY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 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3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MAISON CENTRALE POISSY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3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MAISON D‘ARRET OSNY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( 2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3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MAISON D’ARRET DE FLEURY MEROGIS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4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MAISON D’ARRET FLEURY MEROGIS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4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MAISON D’ARRET VILLEPINTE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VACANTS</text:p>
            <text:p>FICHE DE POSTE GENERIQUE DAP 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4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MAISON D’ARRET VILLEPINTE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4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MAISON D'ARRET VERSAILLES 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4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SERVICE PENITENTIAIRE D’INSERTION ET DE PROBATION 75 – RESIDENCE ADMINISTRATIVE PARIS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4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SERVICE PENITENTIAIRE D’INSERTION ET DE PROBATION 75 – RESIDENCE ADMINISTRATIVE PARIS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4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SERVICE PENITENTIAIRE D’INSERTION ET DE PROBATION 77 – RESIDENCE ADMINISTRATIVE MELUN</text:p>
            <text:p/>
          </table:table-cell>
          <table:table-cell table:style-name="ce27"/>
          <table:table-cell table:style-name="ce27" office:value-type="string">
            <text:p>GESTIONNAIRE 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PSDV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4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SERVICE PENITENTIAIRE D’INSERTION ET DE PROBATION 77 – RESIDENCE ADMINISTRATIVE MELUN</text:p>
            <text:p>SITUE A DAMMARIE-LES-LYS</text:p>
          </table:table-cell>
          <table:table-cell table:style-name="ce27" office:value-type="string">
            <text:p>POLE GREFFE</text:p>
          </table:table-cell>
          <table:table-cell table:style-name="ce27" office:value-type="string">
            <text:p>GESTIONNAIRE 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4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SERVICE PENITENTIAIRE D’INSERTION ET DE PROBATION 77 – RESIDENCE ADMINISTRATIVE REAU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4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SERVICE PENITENTIAIRE D’INSERTION ET DE PROBATION 78 – <text:s/>RESIDENCE ADMINISTRATIVE VERSAILLES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5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SERVICE PENITENTIAIRE D’INSERTION ET DE PROBATION 78 - RESIDENCE ADMINISTRATIVE BOIS D’ARCY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5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SERVICE PENITENTIAIRE D’INSERTION ET DE PROBATION 91 – RESIDENCE ADMINISTRATIVE COURCOURONNE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5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SERVICE PENITENTIAIRE D’INSERTION ET DE PROBATION 91 – RESIDENCE ADMINISTRATIVE FLEURY-MEROGIS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5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SERVICE PENITENTIAIRE D’INSERTION ET DE PROBATION 92 <text:s/>– RESIDENCE ADMINISTRATIVE NANTERRE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5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SERVICE PENITENTIAIRE D’INSERTION ET DE PROBATION 93 <text:s/>– RESIDENCE ADMINISTRATIVE SAINT-DENIS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5 POSTES (3 PV et 2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5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SERVICE PENITENTIAIRE D’INSERTION ET DE PROBATION 94 <text:s/>– <text:s/>RESIDENCE ADMINISTRATIVE CRETEIL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5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SERVICE PENITENTIAIRE D’INSERTION ET DE PROBATION 94 <text:s/>– RESIDENCE ADMINISTRATIVE FRESNES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5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SERVICE PENITENTIAIRE D’INSERTION ET DE PROBATION 95 – <text:s/>RESIDENCE ADMINISTRATIVE PONTOISE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5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SERVICE PENITENTIAIRE D’INSERTION ET DE PROBATION77– RESIDENCE ADMINISTRATIVE MELUN</text:p>
            <text:p>SITUE A DAMMARIE-LES-LYS</text:p>
          </table:table-cell>
          <table:table-cell table:style-name="ce27" office:value-type="string">
            <text:p>POLE GREFFE</text:p>
          </table:table-cell>
          <table:table-cell table:style-name="ce27" office:value-type="string">
            <text:p>GESTIONNAIRE 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5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PARIS</text:p>
          </table:table-cell>
          <table:table-cell table:style-name="ce27" office:value-type="string">
            <text:p>SIEGE</text:p>
          </table:table-cell>
          <table:table-cell table:style-name="ce27" table:number-columns-repeated="2"/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1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6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CENTRE DE DETENTION ARGENTAN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6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CENTRE DE DETENTION VAL DE REUIL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6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CENTRE PENITENTIAIRE CAEN IF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6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CENTRE PENITENTIAIRE DE RENNE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6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CENTRE PENITENTIAIRE LE HAVR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6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CENTRE PENITENTIAIRE NANTE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16 POSTES (10 PV et 6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6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CENTRE PENITENTIAIRE NANTES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4 POSTES (2 PV et 2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6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CENTRE PENITENTIAIRE RENNES VEZIN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(2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6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CENTRE PENITENTIAIRE RENNES VEZIN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6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ETABLISSEMENT PENITENTIAITRE POUR MINEURS ORVAULT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7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MAISON D'ARRET ANGER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4 POSTES (1 PV et 3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7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MAISON D'ARRET BREST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(1 PV et 2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7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MAISON D'ARRET ROUEN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7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SERVICE PENITENTIAIRE D'INSERTION ET DE PROBATION 14 - <text:s/>RESIDENCE ADMINISTRATIVE CAEN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7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SERVICE PENITENTIAIRE D'INSERTION ET DE PROBATION 27 - RESIDENCE ADMINISTRATIVE VAL DE REUIL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7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SERVICE PENITENTIAIRE D'INSERTION ET DE PROBATION 35 - RESIDENCE ADMINISTRATIVE RENNES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7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SERVICE PENITENTIAIRE D'INSERTION ET DE PROBATION 76 - RESIDENCE ADMINISTRATIVE ROUEN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7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SERVICE PENITENTIAIRE D'INSERTION ET DE PROBATION 76 - RESIDENCE ADMINISTRATIVE ROUEN SIEGE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7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SERVICE PENITENTIAIRE D'INSERTION ET DE PROBATION 76 - RESIDENCE ADMINISTRATIVE SAINT AUBIN ROUTOT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 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7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RENNES</text:p>
          </table:table-cell>
          <table:table-cell table:style-name="ce27" office:value-type="string">
            <text:p>SIEG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12 POSTES (10 PV et 2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8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CENTRE DE DETENTION ECROUVE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8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CENTRE DE DETENTION MONTMEDY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4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8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CENTRE DE DETENTION OERMINGEN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8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CENTRE DE DETENTION SAINT MIHIEL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8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CENTRE DE DETENTION VILLENAUXE-LA-GRAND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8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CENTRE PENITENTIAIRE METZ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8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CENTRE PENITENTIAIRE MUHLOUSE-LUTTERBACH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8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CENTRE PENITENTIAIRE NANCY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4 POSTES (3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8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MAISON CENTRALE ENSISHEIM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8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MAISON D’ARRET EPINAL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9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MAISON D'ARRET CHALONS EN CHAMPAGN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9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MAISON D'ARRET CHAUMONT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9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MAISON D'ARRET REIM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9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MAISON D'ARRET SARREGUEMINE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9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MAISON D'ARRET STRASBOURG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9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SERVICE PENITENTIAIRE D'INSERTION ET DE PROBATION 10 - RESIDENCE ADMINISTRATIVE TROYE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9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SERVICE PENITENTIAIRE D'INSERTION ET DE PROBATION 51 - RESIDENCE ADMINISTRATIVE CHALONS-EN-CHAMPAGN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9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SERVICE PENITENTIAIRE D'INSERTION ET DE PROBATION 54 - RESIDENCE ADMINISTRATIVE BRIEY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9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SERVICE PENITENTIAIRE D'INSERTION ET DE PROBATION 54 - RESIDENCE ADMINISTRATIVE NANCY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19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SERVICE PENITENTIAIRE D'INSERTION ET DE PROBATION 57 - RESIDENCE ADMINISTRATIVE METZ - ANTENNE MIXT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0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SERVICE PENITENTIAIRE D'INSERTION ET DE PROBATION 57 - RESIDENCE ADMINISTRATIVE METZ SIEG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0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SERVICE PENITENTIAIRE D'INSERTION ET DE PROBATION 57 - RESIDENCE ADMINISTRATIVE THIONVILL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0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SERVICE PENITENTIAIRE D'INSERTION ET DE PROBATION 67 - RESIDENCE ADMINISTRATIVE SCHILTIGHEIM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(1 PV et 2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0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SERVICE PENITENTIAIRE D'INSERTION ET DE PROBATION 67 - RESIDENCE ADMINISTRATIVE STRASBOURG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0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SERVICE PENITENTIAIRE D'INSERTION ET DE PROBATION 68 - RESIDENCE ADMINISTRATIVE COLMAR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0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SERVICE PENITENTIAIRE D'INSERTION ET DE PROBATION 68 - RESIDENCE ADMINISTRATIVE MULHOUS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0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SERVICE PENITENTIAIRE D'INSERTION ET DE PROBATION 88 - RESIDENCE ADMINISTRATIVE EPINAL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 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0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STRASBOURG</text:p>
          </table:table-cell>
          <table:table-cell table:style-name="ce27" office:value-type="string">
            <text:p>SIEG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11 POSTES (10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0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CENTRE PENITENTIAIRE BEZIERS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0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CENTRE PENITENTIAIRE BEZIER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1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CENTRE PENITENTIAIRE DE LANNEMEZAN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1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CENTRE PENITENTIAIRE LANNEMEZAN</text:p>
          </table:table-cell>
          <table:table-cell table:style-name="ce27" office:value-type="string">
            <text:p>SECRETARIAT DIRECTION</text:p>
          </table:table-cell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1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CENTRE PENITENTIAIRE TOULOUSE-SEYSSES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1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CENTRE PENITENTIAIRE TOULOUSE-SEYSSES</text:p>
          </table:table-cell>
          <table:table-cell table:style-name="ce27" office:value-type="string">
            <text:p>REGI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1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CENTRE PENITENTIAIRE VILLENEUVE LES MAGUELONE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1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MAISON D'ARRET CARCASSONNE</text:p>
          </table:table-cell>
          <table:table-cell table:style-name="ce27" office:value-type="string">
            <text:p>GREFFE</text:p>
          </table:table-cell>
          <table:table-cell table:style-name="ce27" office:value-type="string">
            <text:p>ADJOINT AU RESPONSABLE DE GREFF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1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MAISON D'ARRET FOIX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1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MAISON D'ARRET MENDE</text:p>
          </table:table-cell>
          <table:table-cell table:style-name="ce27" office:value-type="string">
            <text:p>RESSOURCES HUMAINES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1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MAISON D'ARRET MENDE</text:p>
          </table:table-cell>
          <table:table-cell table:style-name="ce27"/>
          <table:table-cell table:style-name="ce27" office:value-type="string">
            <text:p>REGISSEUR DES COMPTES NOMINATIFS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1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MAISON D'ARRET MENDE</text:p>
          </table:table-cell>
          <table:table-cell table:style-name="ce27"/>
          <table:table-cell table:style-name="ce27" office:value-type="string">
            <text:p>RESPONSABLE ECONOMAT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2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MAISON D'ARRET NIMES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PSDV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2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SERVICE PENITENTIAIRE D'INSERTION ET DE PROBATION 07 - RESIDENCE ADMINISTRATIVE FOIX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2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SERVICE PENITENTIAIRE D'INSERTION ET DE PROBATION 30 - RESIDENCE ADMINISTRATIVE NIMES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2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SERVICE PENITENTIAIRE D'INSERTION ET DE PROBATION 31 - RESIDENCE ADMINISTRATIVE TOULOUSE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2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SERVICE PENITENTIAIRE D'INSERTION ET DE PROBATION 48 - RESIDENCE ADMINISTRATIVE MENDE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2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SERVICE PENITENTIAIRE D'INSERTION ET DE PROBATION 65 - RESIDENCE ADMINISTRATIVE TARBES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2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SERVICE PENITENTIAIRE D'INSERTION ET DE PROBATION 66 - RESIDENCE ADMINISTRATIVE PERPIGNAN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2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SIEGE</text:p>
          </table:table-cell>
          <table:table-cell table:style-name="ce27" office:value-type="string">
            <text:p>AUTORITE DE REGULATION ET DE PROGRAMMATION DES EXTRACTIONS JUDICIAIRES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(2 PV et 1 PSDV)</text:p>
            <text:p>FICHE POSTE GENERIQUE DAP 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2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DIRECTION INTERREGIONALE DES SERVICES PENITENTIAIRES DE TOULOUSE</text:p>
          </table:table-cell>
          <table:table-cell table:style-name="ce27" office:value-type="string">
            <text:p>SIEGE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(2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2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ECOLE NATIONALE D’ADMINISTRATION PENITENTIAIRE</text:p>
          </table:table-cell>
          <table:table-cell table:style-name="ce27" office:value-type="string">
            <text:p>DIRECTION DE LA FORMATION</text:p>
            <text:p>UNITE FORMATION DES SURVEILLANTS</text:p>
          </table:table-cell>
          <table:table-cell table:style-name="ce27" office:value-type="string">
            <text:p>DIRECTION DE LA FORMATION</text:p>
            <text:p>UNITE FORMATION DES SURVEILLANTS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OUI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3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ECOLE NATIONALE D’ADMINISTRATION PENITENTIAIRE</text:p>
          </table:table-cell>
          <table:table-cell table:style-name="ce27" office:value-type="string">
            <text:p>SECRETARIAT GENERAL -DEPARTEMENT DES RESSOURCES HUMAINES</text:p>
          </table:table-cell>
          <table:table-cell table:style-name="ce27" office:value-type="string">
            <text:p>UNITE DE GESTION DES PERSONNELS ET DES EFFECTIFS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OUI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3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ECOLE NATIONALE D’ADMINISTRATION PENITENTIAIRE</text:p>
          </table:table-cell>
          <table:table-cell table:style-name="ce27" office:value-type="string">
            <text:p>SECRETARIAT GENERAL -DEPARTEMENT DES RESSOURCES HUMAINES</text:p>
          </table:table-cell>
          <table:table-cell table:style-name="ce27" office:value-type="string">
            <text:p>UNITE TRAITEMENTS ET INDEMNITÉS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OUI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3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ECOLE NATIONALE D’ADMINISTRATION PENITENTIAIRE</text:p>
          </table:table-cell>
          <table:table-cell table:style-name="ce27" office:value-type="string">
            <text:p>SECRETARIAT GENERAL -DEPARTEMENT DU BUDGET DES FINANCES</text:p>
          </table:table-cell>
          <table:table-cell table:style-name="ce27" office:value-type="string">
            <text:p>UNITE BILLETERIE-FRAIS DE DEPLACEMENT</text:p>
          </table:table-cell>
          <table:table-cell table:style-name="ce27" office:value-type="string">
            <text:p>GESTIONNAIRE</text:p>
          </table:table-cell>
          <table:table-cell table:style-name="ce8" office:value-type="string">
            <text:p>OUI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3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CENTRE DE DETENTION KON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VACANTS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3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CENTRE DE DETENTION LE PORT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(1 PV et 2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3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CENTRE PENITENTIAIRE DUCO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3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CENTRE PENITENTIAIRE FAA'A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3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CENTRE PENITENTIAIRE MAJICAVO</text:p>
          </table:table-cell>
          <table:table-cell table:style-name="ce27" office:value-type="string">
            <text:p>SECRETAIRE DE DIRECTION</text:p>
          </table:table-cell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3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CENTRE PENITENTIAIRE MAJICAVO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4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CENTRE PENITENTIAIRE NOUMEA</text:p>
          </table:table-cell>
          <table:table-cell table:style-name="ce27" office:value-type="string">
            <text:p>SECRETARIAT <text:s/>DE DIRECTION</text:p>
          </table:table-cell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3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CENTRE PENITENTIAIRE NOUMEA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4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CENTRE PENITENTIAIRE REMIRE MONTJOLY</text:p>
          </table:table-cell>
          <table:table-cell table:style-name="ce27" office:value-type="string">
            <text:p>SECRETARIAT <text:s/>DE DIRECTION</text:p>
          </table:table-cell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4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CENTRE PENITENTIAIRE REMIRE MONTJOLY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3 POSTES (1 PV et 2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4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CENTRE PENITENTIAIRE SAINT- DENI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4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SERVICE PENITENTIAIRE D'INSERTION ET DE PROBATION 971 - RESIDENCE ADMINISTRATIVE LES ABYMES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45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SERVICE PENITENTIAIRE D'INSERTION ET DE PROBATION 973 - RESIDENCE ADMINISTRATICE CAYENNE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46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SERVICE PENITENTIAIRE D'INSERTION ET DE PROBATION 973 - RESIDENCE ADMINISTRATICE CAYENN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47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SERVICE PENITENTIAIRE D'INSERTION ET DE PROBATION 987 - RESIDENCE ADMINISTRATIVE PAPEET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48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SERVICE PENITENTIAIRE D'INSERTION ET DE PROBATION 987 - RESIDENCE ADMINISTRATIVE PAPEETE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50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SIEGE</text:p>
          </table:table-cell>
          <table:table-cell table:style-name="ce27" office:value-type="string">
            <text:p>DEPARTEMENT DES AFFAIRES IMMOBILIERES</text:p>
          </table:table-cell>
          <table:table-cell table:style-name="ce27" office:value-type="string">
            <text:p>ASSISTANT DU CHARGE DU SUIVI DES GESTIONS DELEGUEES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49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SIEGE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5 POSTES (2 PV et 3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51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MISSION DES SERVICES PENITENTIAIRES DE L'OUTRE-MER</text:p>
          </table:table-cell>
          <table:table-cell table:style-name="ce27" office:value-type="string">
            <text:p>SIEGE</text:p>
          </table:table-cell>
          <table:table-cell table:style-name="ce27"/>
          <table:table-cell table:style-name="ce27" office:value-type="string">
            <text:p>SECRÉTAIRE</text:p>
          </table:table-cell>
          <table:table-cell table:style-name="ce8" office:value-type="string">
            <text:p>NON</text:p>
          </table:table-cell>
          <table:table-cell table:style-name="ce8" office:value-type="string">
            <text:p>PV/PSDV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2 POSTES (1 PV et 1 PSDV)</text:p>
            <text:p>FICHE DE POSTE GENERIQUE DAP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52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SERVICE NATIONAL DU RENSEIGNEMENT PENITENTIAIRE</text:p>
          </table:table-cell>
          <table:table-cell table:style-name="ce27" office:value-type="string">
            <text:p>CELLULE INTERREGIONALE DU RENSEIGNEMENT PENITENTIAIRE DE LA MISSION OUTRE-MER</text:p>
          </table:table-cell>
          <table:table-cell table:style-name="ce27"/>
          <table:table-cell table:style-name="ce27" office:value-type="string">
            <text:p>CHARGE D'ADMINISTRATION DES RESSOURCES DU RENSEIGNEMENT</text:p>
          </table:table-cell>
          <table:table-cell table:style-name="ce8" office:value-type="string">
            <text:p>OUI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53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SERVICE NATIONAL DU RENSEIGNEMENT PENITENTIAIRE</text:p>
          </table:table-cell>
          <table:table-cell table:style-name="ce27" office:value-type="string">
            <text:p>CELLULE INTERREGIONALE DU RENSEIGNEMENT PENITENTIAIRE DE LA MISSION STRASBOURG</text:p>
          </table:table-cell>
          <table:table-cell table:style-name="ce27"/>
          <table:table-cell table:style-name="ce27" office:value-type="string">
            <text:p>GESTIONNAIRE</text:p>
          </table:table-cell>
          <table:table-cell table:style-name="ce8" office:value-type="string">
            <text:p>OUI</text:p>
          </table:table-cell>
          <table:table-cell table:style-name="ce8" office:value-type="string">
            <text:p>PV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51"/>
          <table:table-cell table:number-columns-repeated="1012"/>
        </table:table-row>
        <table:table-row table:style-name="ro5">
          <table:table-cell table:style-name="ce8" office:value-type="string">
            <text:p>DAP-SD-254</text:p>
          </table:table-cell>
          <table:table-cell table:style-name="ce8" office:value-type="string">
            <text:p>DAP</text:p>
          </table:table-cell>
          <table:table-cell table:style-name="ce8" office:value-type="string">
            <text:p>SD</text:p>
          </table:table-cell>
          <table:table-cell table:style-name="ce27" office:value-type="string">
            <text:p>SERVICE NATIONAL DU RENSEIGNEMENT PENITENTIAIRE</text:p>
          </table:table-cell>
          <table:table-cell table:style-name="ce27" office:value-type="string">
            <text:p>ETAT-MAJOR</text:p>
          </table:table-cell>
          <table:table-cell table:style-name="ce27"/>
          <table:table-cell table:style-name="ce27" office:value-type="string">
            <text:p>AGENT ETAT-MAJOR</text:p>
          </table:table-cell>
          <table:table-cell table:style-name="ce8" office:value-type="string">
            <text:p>OUI</text:p>
          </table:table-cell>
          <table:table-cell table:style-name="ce8" office:value-type="string">
            <text:p>PSDV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51"/>
          <table:table-cell table:number-columns-repeated="1012"/>
        </table:table-row>
        <table:table-row table:style-name="ro5">
          <table:table-cell table:style-name="ce9" office:value-type="string">
            <text:p>DPJJ-AC-2</text:p>
          </table:table-cell>
          <table:table-cell table:style-name="ce9" office:value-type="string">
            <text:p>DPJJ</text:p>
          </table:table-cell>
          <table:table-cell table:style-name="ce9" office:value-type="string">
            <text:p>AC</text:p>
          </table:table-cell>
          <table:table-cell table:style-name="ce28" office:value-type="string">
            <text:p>CABINET</text:p>
          </table:table-cell>
          <table:table-cell table:style-name="ce28" table:number-columns-repeated="2"/>
          <table:table-cell table:style-name="ce28" office:value-type="string">
            <text:p>GESTIONNAIRE DE DEPLACEMENT</text:p>
          </table:table-cell>
          <table:table-cell table:style-name="ce9" office:value-type="string">
            <text:p>OUI</text:p>
          </table:table-cell>
          <table:table-cell table:style-name="ce9" office:value-type="string">
            <text:p>PV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51"/>
          <table:table-cell table:number-columns-repeated="1012"/>
        </table:table-row>
        <table:table-row table:style-name="ro5">
          <table:table-cell table:style-name="ce9" office:value-type="string">
            <text:p>DPJJ-AC-1</text:p>
          </table:table-cell>
          <table:table-cell table:style-name="ce9" office:value-type="string">
            <text:p>DPJJ</text:p>
          </table:table-cell>
          <table:table-cell table:style-name="ce9" office:value-type="string">
            <text:p>AC</text:p>
          </table:table-cell>
          <table:table-cell table:style-name="ce28" office:value-type="string">
            <text:p>SOUS DIRECTION DES RESSOURCES HUMAINES ET DES RELATIONS SOCIALES</text:p>
          </table:table-cell>
          <table:table-cell table:style-name="ce28" office:value-type="string">
            <text:p>SECRETARIAT COMMUN</text:p>
          </table:table-cell>
          <table:table-cell table:style-name="ce28"/>
          <table:table-cell table:style-name="ce28" office:value-type="string">
            <text:p>SECRETAIRE</text:p>
          </table:table-cell>
          <table:table-cell table:style-name="ce9" office:value-type="string">
            <text:p>OUI</text:p>
          </table:table-cell>
          <table:table-cell table:style-name="ce9" office:value-type="string">
            <text:p>PV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26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CENTRE EST</text:p>
          </table:table-cell>
          <table:table-cell table:style-name="ce29" office:value-type="string">
            <text:p>DIRECTION INTERREGIONALE DE LA PROTECTION JUDICIAIRE DE LA JEUNESSE CENTRE EST </text:p>
          </table:table-cell>
          <table:table-cell table:style-name="ce29" office:value-type="string">
            <text:p>DIRECTION DE L EVALUATION DE LA PROGRAMMATION ET DES AFFAIRES FINANCIERES, IMMOBILIERES ET INFORMATIQUES (DEPAFI)</text:p>
          </table:table-cell>
          <table:table-cell table:style-name="ce29" office:value-type="string">
            <text:p>GESTIONNAIRE <text:s/>SECTEUR ASSOCIATIF HABILITE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27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CENTRE EST</text:p>
          </table:table-cell>
          <table:table-cell table:style-name="ce29" office:value-type="string">
            <text:p>DIRECTION INTERREGIONALE DE LA PROTECTION JUDICIAIRE DE LA JEUNESSE CENTRE EST </text:p>
          </table:table-cell>
          <table:table-cell table:style-name="ce29" office:value-type="string">
            <text:p>DIRECTION DES RESSOURCES HUMAINES </text:p>
          </table:table-cell>
          <table:table-cell table:style-name="ce29" office:value-type="string">
            <text:p>ADJOINT ADMINISTRATIF EN RESSOURCES HUMAINES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24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CENTRE EST</text:p>
          </table:table-cell>
          <table:table-cell table:style-name="ce29" office:value-type="string">
            <text:p>DIRECTION TERRITORIALE DE LA PROTECTION JUDICIAIRE AUVERGNE</text:p>
          </table:table-cell>
          <table:table-cell table:style-name="ce29" office:value-type="string">
            <text:p>DIRECTION TERRITORIALE DE LA PROTECTION JUDICIAIRE AUVERGNE SIEGE</text:p>
          </table:table-cell>
          <table:table-cell table:style-name="ce29" office:value-type="string">
            <text:p>ADJOINT ADMINISTRATIF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25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CENTRE EST</text:p>
          </table:table-cell>
          <table:table-cell table:style-name="ce29" office:value-type="string">
            <text:p>DIRECTION TERRITORIALE DE LA PROTECTION JUDICIAIRE AUVERGNE</text:p>
          </table:table-cell>
          <table:table-cell table:style-name="ce29" office:value-type="string">
            <text:p>UNITE EDUCATIVE D'ACTIVITE DE JOUR CLERMONT FERRAND</text:p>
          </table:table-cell>
          <table:table-cell table:style-name="ce29" office:value-type="string">
            <text:p>ADJOINT ADMINISTRATIF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23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CENTRE EST</text:p>
          </table:table-cell>
          <table:table-cell table:style-name="ce29" office:value-type="string">
            <text:p>DIRECTION TERRITORIALE DE LA PROTECTION JUDICIAIRE DE LA JEUNESSE DROME ARDECHE</text:p>
          </table:table-cell>
          <table:table-cell table:style-name="ce29" office:value-type="string">
            <text:p>UNITE EDUCATIVE DE MILIEU OUVERT PRIVAS</text:p>
          </table:table-cell>
          <table:table-cell table:style-name="ce29" office:value-type="string">
            <text:p>ADJOINT ADMINISTRATIF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22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CENTRE EST</text:p>
          </table:table-cell>
          <table:table-cell table:style-name="ce29" office:value-type="string">
            <text:p>DIRECTION TERRITORIALE DE LA PROTECTION JUDICIAIRE DE LA JEUNESSE LES SAVOIE</text:p>
          </table:table-cell>
          <table:table-cell table:style-name="ce29" office:value-type="string">
            <text:p>DIRECTION TERRITORIALE DE LA PROTECTION JUDICIAIRE SAVOIE - SIEGE</text:p>
          </table:table-cell>
          <table:table-cell table:style-name="ce29" office:value-type="string">
            <text:p>ADJOINT ADMINISTRATIF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20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CENTRE EST</text:p>
          </table:table-cell>
          <table:table-cell table:style-name="ce29" office:value-type="string">
            <text:p>DIRECTION TERRITORIALE DE LA PROTECTION JUDICIAIRE DE LA JEUNESSE LES SAVOIE</text:p>
          </table:table-cell>
          <table:table-cell table:style-name="ce29" office:value-type="string">
            <text:p>UNITE EDUCATIVE DE MILIEU OUVERT ANNECY</text:p>
          </table:table-cell>
          <table:table-cell table:style-name="ce29" office:value-type="string">
            <text:p>ADJOINT ADMINISTRATIF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21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CENTRE EST</text:p>
          </table:table-cell>
          <table:table-cell table:style-name="ce29" office:value-type="string">
            <text:p>DIRECTION TERRITORIALE DE LA PROTECTION JUDICIAIRE DE LA JEUNESSE LES SAVOIE</text:p>
          </table:table-cell>
          <table:table-cell table:style-name="ce29" office:value-type="string">
            <text:p>UNITE EDUCATIVE DE MILIEU OUVERT DE VILLE LA GRAND</text:p>
          </table:table-cell>
          <table:table-cell table:style-name="ce29" office:value-type="string">
            <text:p>ADJOINT ADMINISTRATIF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28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CENTRE EST</text:p>
          </table:table-cell>
          <table:table-cell table:style-name="ce29" office:value-type="string">
            <text:p>DIRECTION TERRITORIALE DE LA PROTECTION JUDICIAIRE ISERE</text:p>
          </table:table-cell>
          <table:table-cell table:style-name="ce29" office:value-type="string">
            <text:p>DIRECTION TERRITORIALE DE LA PROTECTION JUDICIAIRE ISERE SIEGE</text:p>
          </table:table-cell>
          <table:table-cell table:style-name="ce29" office:value-type="string">
            <text:p>ADJOINT ADMINISTRATIF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5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CENTRE</text:p>
          </table:table-cell>
          <table:table-cell table:style-name="ce29" office:value-type="string">
            <text:p>DIRECTION INTERREGIONALE DE LA PROTECTION JUDICIAIRE DE LA JEUNESSE GRAND-CENTRE - SIEGE A DIJON</text:p>
          </table:table-cell>
          <table:table-cell table:style-name="ce29" office:value-type="string">
            <text:p>DIRECTION DE L'EVALUATION PROGRAMMATION AFFAIRES FINANCIERES IMMOBILIERES INFORMATIQUES (DEPAFI)</text:p>
          </table:table-cell>
          <table:table-cell table:style-name="ce29" office:value-type="string">
            <text:p>GESTIONNAIRE FINANCIER ET COMPTABLE - SECTEUR PUBLIC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7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CENTRE</text:p>
          </table:table-cell>
          <table:table-cell table:style-name="ce29" office:value-type="string">
            <text:p>DIRECTION TERRITORIALE DE LA PROTECTION JUDICIAIRE DE LA JEUNESSE TOURAINE-BERRY - SIEGE A TOURS</text:p>
          </table:table-cell>
          <table:table-cell table:style-name="ce29"/>
          <table:table-cell table:style-name="ce29" office:value-type="string">
            <text:p>ADJOINT ADMINISTRATIF EN DIRECTION TERRITORIALE - SECR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6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CENTRE</text:p>
          </table:table-cell>
          <table:table-cell table:style-name="ce29" office:value-type="string">
            <text:p>SERVICE TERRITORIAL EDUCATIF MILIEU OUVERT DE HAUTE-SAONE et TERRITOIRE DE BELFORT</text:p>
          </table:table-cell>
          <table:table-cell table:style-name="ce29" office:value-type="string">
            <text:p>UNITE EDUCATIVE DE MILIEU OUVERT DE BELFORT</text:p>
          </table:table-cell>
          <table:table-cell table:style-name="ce29" office:value-type="string">
            <text:p>SECRETAIRE EN UNIT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4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CENTRE</text:p>
          </table:table-cell>
          <table:table-cell table:style-name="ce29" office:value-type="string">
            <text:p>SERVICE TERRITORIAL EDUCATIF MILIEU OUVERT DU BERRY </text:p>
          </table:table-cell>
          <table:table-cell table:style-name="ce29" office:value-type="string">
            <text:p>UNITE EDUCATIVE DE MILIEU OUVERT DE BOURGES</text:p>
          </table:table-cell>
          <table:table-cell table:style-name="ce29" office:value-type="string">
            <text:p>SECRETAIRE EN UNIT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9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EST</text:p>
          </table:table-cell>
          <table:table-cell table:style-name="ce29" office:value-type="string">
            <text:p>DIRECTION INTERREGIONALE DE LA PROTECTION JUDICIAIRE DE LA JEUNESSE GRAND EST - SIEGE NANCY</text:p>
          </table:table-cell>
          <table:table-cell table:style-name="ce29" office:value-type="string">
            <text:p>DIRECTION </text:p>
          </table:table-cell>
          <table:table-cell table:style-name="ce29" office:value-type="string">
            <text:p>SECRETAIRE DE DIRECTION</text:p>
          </table:table-cell>
          <table:table-cell table:style-name="ce10" office:value-type="string">
            <text:p>OUI</text:p>
          </table:table-cell>
          <table:table-cell table:style-name="ce10" office:value-type="string">
            <text:p>PSDV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8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EST</text:p>
          </table:table-cell>
          <table:table-cell table:style-name="ce29" office:value-type="string">
            <text:p>ETABLISSEMENT DE PLACEMENT EDUCATIF (EPEI) HAUT RHIN COLMAR</text:p>
          </table:table-cell>
          <table:table-cell table:style-name="ce29" office:value-type="string">
            <text:p>UNITE EDUCATIVE HEBERGEMENT DIVERSIFIE <text:s/>DIT RENFORCEE (UEHDR) MULHOUSE</text:p>
          </table:table-cell>
          <table:table-cell table:style-name="ce29" office:value-type="string">
            <text:p>ADJOINT ADMINISTRATIF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39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NORD</text:p>
          </table:table-cell>
          <table:table-cell table:style-name="ce29" office:value-type="string">
            <text:p>DIRECTION DE L'EVALUATION, DE LA PROGRAMMATION, DES AFFAIRES FINANCIERES ET IMMOBILIERES</text:p>
          </table:table-cell>
          <table:table-cell table:style-name="ce29" office:value-type="string">
            <text:p>SECTEUR ASSOCIATIF HABILITE </text:p>
          </table:table-cell>
          <table:table-cell table:style-name="ce29" office:value-type="string">
            <text:p>GESTIONNAIRE BUDG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2 POSTES VACANTS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40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NORD</text:p>
          </table:table-cell>
          <table:table-cell table:style-name="ce29" office:value-type="string">
            <text:p>DIRECTION DE L'EVALUATION, DE LA PROGRAMMATION, DES AFFAIRES FINANCIERES ET IMMOBILIERES</text:p>
          </table:table-cell>
          <table:table-cell table:style-name="ce29" office:value-type="string">
            <text:p>SECTEUR PUBLIC</text:p>
          </table:table-cell>
          <table:table-cell table:style-name="ce29" office:value-type="string">
            <text:p>GESTIONNAIRE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38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NORD</text:p>
          </table:table-cell>
          <table:table-cell table:style-name="ce29" office:value-type="string">
            <text:p>DIRECTION DES RESSOURCES HUMAINES </text:p>
          </table:table-cell>
          <table:table-cell table:style-name="ce29" office:value-type="string">
            <text:p>GESTION DES COMPETENCES RELATIONS SOCIALES </text:p>
          </table:table-cell>
          <table:table-cell table:style-name="ce29" office:value-type="string">
            <text:p>GESTIONNAIRE RESSOURCES HUMAINES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41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NORD</text:p>
          </table:table-cell>
          <table:table-cell table:style-name="ce29" office:value-type="string">
            <text:p>DIRECTION INTERREGIONALE DE LA PROTECTION JUDICIAIRE ET DE LA JEUNESSE GRAND NORD</text:p>
          </table:table-cell>
          <table:table-cell table:style-name="ce29" office:value-type="string">
            <text:p>DIRECTION</text:p>
          </table:table-cell>
          <table:table-cell table:style-name="ce29" office:value-type="string">
            <text:p>SECRETAIRE DE DIRECTION</text:p>
          </table:table-cell>
          <table:table-cell table:style-name="ce10" office:value-type="string">
            <text:p>OUI</text:p>
          </table:table-cell>
          <table:table-cell table:style-name="ce10" office:value-type="string">
            <text:p>PV/PSDV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2 POSTES (1 PV et 1 PSDV)</text:p>
            <text:p/>
          </table:table-cell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32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NORD</text:p>
          </table:table-cell>
          <table:table-cell table:style-name="ce29" office:value-type="string">
            <text:p>DIRECTION TERRITORIALE DE LA PROTECTION JUDICIAIRE DE LA JEUNESSE NORD</text:p>
          </table:table-cell>
          <table:table-cell table:style-name="ce29" office:value-type="string">
            <text:p>SECRETARIAT</text:p>
          </table:table-cell>
          <table:table-cell table:style-name="ce29" office:value-type="string">
            <text:p>SECR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42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NORD</text:p>
          </table:table-cell>
          <table:table-cell table:style-name="ce29" office:value-type="string">
            <text:p>DIRECTION TERRITORIALE DE LA PROTECTION JUDICIAIRE DE LA JEUNESSE OISE</text:p>
          </table:table-cell>
          <table:table-cell table:style-name="ce29"/>
          <table:table-cell table:style-name="ce29" office:value-type="string">
            <text:p>SECR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PRIORITE AGENT REDEPLOYE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37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NORD</text:p>
          </table:table-cell>
          <table:table-cell table:style-name="ce29" office:value-type="string">
            <text:p>DIRECTION TERRITORIALE DE LA PROTECTION JUDICIAIRE DE LA JEUNESSE PAS DE CALAIS</text:p>
          </table:table-cell>
          <table:table-cell table:style-name="ce29" office:value-type="string">
            <text:p>SECRETARIAT</text:p>
          </table:table-cell>
          <table:table-cell table:style-name="ce29" office:value-type="string">
            <text:p>SECR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33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NORD</text:p>
          </table:table-cell>
          <table:table-cell table:style-name="ce29" office:value-type="string">
            <text:p>ETABLISSEMENT DE PLACEMENT EDUCATIF DE MAUBEUGE</text:p>
          </table:table-cell>
          <table:table-cell table:style-name="ce29" office:value-type="string">
            <text:p>UNITE EDUCATIVE HEBERGEMENT COLLECTIF DE MAUBEUGE</text:p>
          </table:table-cell>
          <table:table-cell table:style-name="ce29" office:value-type="string">
            <text:p>SECR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36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NORD</text:p>
          </table:table-cell>
          <table:table-cell table:style-name="ce29" office:value-type="string">
            <text:p>ETABLISSEMENT DE PLACEMENT EDUCATIF ET INSERTION SAINT MARTIN LES BOULOGNES</text:p>
          </table:table-cell>
          <table:table-cell table:style-name="ce29" office:value-type="string">
            <text:p>UNITE EDUCATIVE HEBERGEMENT COLLECTIF SAINT MARTIN LES BOULOGNE </text:p>
          </table:table-cell>
          <table:table-cell table:style-name="ce29" office:value-type="string">
            <text:p>SECR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31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NORD</text:p>
          </table:table-cell>
          <table:table-cell table:style-name="ce29" office:value-type="string">
            <text:p>SERVICE TERRITORIAL EDUCATIF <text:s/>D'INSERTION SIN-LE-NOBLE - MAUBEUGE</text:p>
          </table:table-cell>
          <table:table-cell table:style-name="ce29" office:value-type="string">
            <text:p>UNITE EDUCATIVE D'ACTIVITE DE JOUR MAUBEUGE</text:p>
          </table:table-cell>
          <table:table-cell table:style-name="ce29" office:value-type="string">
            <text:p>SECR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35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NORD</text:p>
          </table:table-cell>
          <table:table-cell table:style-name="ce29" office:value-type="string">
            <text:p>SERVICE TERRITORIAL EDUCATIF DE MILIEU OUVERT ET D'INSERTION DE LAON</text:p>
          </table:table-cell>
          <table:table-cell table:style-name="ce29" office:value-type="string">
            <text:p>UNITE EDUCATIVE DE MILIEU OUVERT SOISSONS</text:p>
          </table:table-cell>
          <table:table-cell table:style-name="ce29" office:value-type="string">
            <text:p>SECR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34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NORD</text:p>
          </table:table-cell>
          <table:table-cell table:style-name="ce29" office:value-type="string">
            <text:p>SERVICE TERRITORIAL EDUCATIF DE MILIEU OUVERT SENLIS</text:p>
          </table:table-cell>
          <table:table-cell table:style-name="ce29" office:value-type="string">
            <text:p>UNITE EDUCATIVE DE MILIEU OUVERT <text:s/>CREIL</text:p>
          </table:table-cell>
          <table:table-cell table:style-name="ce29" office:value-type="string">
            <text:p>SECR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29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NORD</text:p>
          </table:table-cell>
          <table:table-cell table:style-name="ce29" office:value-type="string">
            <text:p>SERVICE TERRITORIAL EDUCATIF DE MILIEU OUVERT TOURCOING - ROUBAIX</text:p>
          </table:table-cell>
          <table:table-cell table:style-name="ce29" office:value-type="string">
            <text:p>UNITE EDUCATIVE DE MILIEU OUVERT <text:s/>ROUBAIX </text:p>
          </table:table-cell>
          <table:table-cell table:style-name="ce29" office:value-type="string">
            <text:p>SECR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30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NORD</text:p>
          </table:table-cell>
          <table:table-cell table:style-name="ce29" office:value-type="string">
            <text:p>SERVICE TERRITORIAL EDUCATIF DE MILIEU OUVERT TOURCOING - ROUBAIX</text:p>
          </table:table-cell>
          <table:table-cell table:style-name="ce29" office:value-type="string">
            <text:p>UNITE EDUCATIVE DE MILIEU OUVERT <text:s/>TOURCOING</text:p>
          </table:table-cell>
          <table:table-cell table:style-name="ce29" office:value-type="string">
            <text:p>SECR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10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OUEST</text:p>
          </table:table-cell>
          <table:table-cell table:style-name="ce29" office:value-type="string">
            <text:p>DIRECTION TERRITORIALE FINISTERE-MORBIHAN SIEGE A QUIMPER</text:p>
          </table:table-cell>
          <table:table-cell table:style-name="ce29" office:value-type="string">
            <text:p>ETABLISSEMENT DE PLACEMENT EDUCATIF (EPE) QUIMPER / UNITE EDUCATIVE CENTRE EDUCATIF RENFORCE (UECER) COMBRIT</text:p>
          </table:table-cell>
          <table:table-cell table:style-name="ce29" office:value-type="string">
            <text:p>ADJOINT ADMINISTRATIF EN UNITE EDUCATIV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11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OUEST</text:p>
          </table:table-cell>
          <table:table-cell table:style-name="ce29" office:value-type="string">
            <text:p>DIRECTION TERRITORIALE LOIRE ATLANTIQUE-VENDEE</text:p>
          </table:table-cell>
          <table:table-cell table:style-name="ce29" office:value-type="string">
            <text:p>SERVICE TERRITORIAL DE MILIEU OUVERT (STEMO) NANTES / UNITE EDUCATIVE DE MILIEU OUVERT (UEMO) NANTES 1</text:p>
          </table:table-cell>
          <table:table-cell table:style-name="ce29" office:value-type="string">
            <text:p>ADJOINT ADMINISTRATIF EN UNITE EDUCATIV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13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OUEST</text:p>
          </table:table-cell>
          <table:table-cell table:style-name="ce29" office:value-type="string">
            <text:p>DIRECTION TERRITORIALE MAINE ET LOIRE - SARTHE - MAYENNE</text:p>
          </table:table-cell>
          <table:table-cell table:style-name="ce29" office:value-type="string">
            <text:p>SERVICE TERRITORIAL DE MILIEU OUVERT (STEMO) TRELAZE ANJOU MAYENNE / UNITE EDUCATIVE DE MILIEU OUVERT (UEMO) LAVAL</text:p>
          </table:table-cell>
          <table:table-cell table:style-name="ce29" office:value-type="string">
            <text:p>ADJOINT ADMINISTRATIF EN UNITE EDUCATIV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12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OUEST</text:p>
          </table:table-cell>
          <table:table-cell table:style-name="ce29" office:value-type="string">
            <text:p>DIRECTION TERRITORIALE SEINE MARITIME / EURE</text:p>
          </table:table-cell>
          <table:table-cell table:style-name="ce29" office:value-type="string">
            <text:p>ETABLISSEMENT DE PLACEMENT EDUCATIF (EPEI) ROUEN / UNITE EDUCATIVE D'HEBERGEMENT COLLECTIF (UEHC) ROUEN</text:p>
          </table:table-cell>
          <table:table-cell table:style-name="ce29" office:value-type="string">
            <text:p>ADJOINT ADMINISTRATIF EN UNITE EDUCATIV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14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GRAND OUEST</text:p>
          </table:table-cell>
          <table:table-cell table:style-name="ce29" office:value-type="string">
            <text:p>DIRECTION TERRITORIALE SEINE MARITIME / EURE</text:p>
          </table:table-cell>
          <table:table-cell table:style-name="ce29" office:value-type="string">
            <text:p>SERVICE TERRITORIAL DE MILIEU OUVERT (STEMO) LE HAVRE / UNITE EDUCATIVE DE MILIEU OUVERT (UEMO) LE HAVRE SUD</text:p>
          </table:table-cell>
          <table:table-cell table:style-name="ce29" office:value-type="string">
            <text:p>ADJOINT ADMINISTRATIF EN UNITE EDUCATIV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66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ILE DE FRANCE / OUTRE-MER</text:p>
          </table:table-cell>
          <table:table-cell table:style-name="ce29" office:value-type="string">
            <text:p>DIRECTION TERRITORIALE DE LA PROTECTION JUDICIAIRE DE LA JEUNESSE DE GUADELOUPE</text:p>
          </table:table-cell>
          <table:table-cell table:style-name="ce29" office:value-type="string">
            <text:p>SERVICE TERRITORIAL DE MILIEU OUVERT (STEMO) DE GUADELOUPE / <text:s/>UNITE EDUCATIVE DE MILIEU OUVERT (UEMO) DE SAINT-MARTIN</text:p>
          </table:table-cell>
          <table:table-cell table:style-name="ce29" office:value-type="string">
            <text:p>ADJOINT ADMINISTRATIF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58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ILE DE FRANCE / OUTRE-MER</text:p>
          </table:table-cell>
          <table:table-cell table:style-name="ce29" office:value-type="string">
            <text:p>DIRECTION TERRITORIALE DE LA PROTECTION JUDICIAIRE DE LA JEUNESSE DE GUYANE</text:p>
          </table:table-cell>
          <table:table-cell table:style-name="ce29" office:value-type="string">
            <text:p>SERVICE TERRITORIAL DE MILIEU OUVERT (STEMO) DE CAYENNE / UNITE EDUCATIVE DE MILIEU OUVERT (UEMO) CAYENNE </text:p>
          </table:table-cell>
          <table:table-cell table:style-name="ce29" office:value-type="string">
            <text:p>ADJOINT ADMINISTRATIF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2 POSTES VACANTS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59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ILE DE FRANCE / OUTRE-MER</text:p>
          </table:table-cell>
          <table:table-cell table:style-name="ce29" office:value-type="string">
            <text:p>DIRECTION TERRITORIALE DE LA PROTECTION JUDICIAIRE DE LA JEUNESSE DE GUYANE</text:p>
          </table:table-cell>
          <table:table-cell table:style-name="ce29" office:value-type="string">
            <text:p>UNITE EDUCATIVE DE MILIEU OUVERT (UEMO) KOUROU</text:p>
          </table:table-cell>
          <table:table-cell table:style-name="ce29" office:value-type="string">
            <text:p>ADJOINT ADMINISTRATIF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60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ILE DE FRANCE / OUTRE-MER</text:p>
          </table:table-cell>
          <table:table-cell table:style-name="ce29" office:value-type="string">
            <text:p>DIRECTION TERRITORIALE DE LA PROTECTION JUDICIAIRE DE LA JEUNESSE DE L'ESSONNE </text:p>
          </table:table-cell>
          <table:table-cell table:style-name="ce29" office:value-type="string">
            <text:p>SERVICE TERRITORIAL DE MILIEU OUVERT (STEMO) DE BRETIGNY-SUR-ORGE / UNITE EDUCATIVE DE MILIEU OUVERT (UEMO) DE JUVISY-SUR-ORGE</text:p>
          </table:table-cell>
          <table:table-cell table:style-name="ce29" office:value-type="string">
            <text:p>ADJOINT ADMINISTRATIF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61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ILE DE FRANCE / OUTRE-MER</text:p>
          </table:table-cell>
          <table:table-cell table:style-name="ce29" office:value-type="string">
            <text:p>DIRECTION TERRITORIALE DE LA PROTECTION JUDICIAIRE DE LA JEUNESSE DE L'ESSONNE </text:p>
          </table:table-cell>
          <table:table-cell table:style-name="ce29" office:value-type="string">
            <text:p>SERVICE TERRITORIAL DE MILIEU OUVERT (STEMO) DE BRETIGNY-SUR-ORGE / UNITE EDUCATIVE DE MILIEU OUVERT (UEMO) DE PALAISEAU </text:p>
          </table:table-cell>
          <table:table-cell table:style-name="ce29" office:value-type="string">
            <text:p>ADJOINT ADMINISTRATIF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62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ILE DE FRANCE / OUTRE-MER</text:p>
          </table:table-cell>
          <table:table-cell table:style-name="ce29" office:value-type="string">
            <text:p>DIRECTION TERRITORIALE DE LA PROTECTION JUDICIAIRE DE LA JEUNESSE DE L'ESSONNE </text:p>
          </table:table-cell>
          <table:table-cell table:style-name="ce29" office:value-type="string">
            <text:p>SERVICE TERRITORIAL DE MILIEU OUVERT (STEMO) DE COURCOURONNES / UNITE EDUCATIVE DE MILIEU OUVERT (UEMO) DE COURCOURONNES</text:p>
          </table:table-cell>
          <table:table-cell table:style-name="ce29" office:value-type="string">
            <text:p>ADJOINT ADMINISTRATIF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63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ILE DE FRANCE / OUTRE-MER</text:p>
          </table:table-cell>
          <table:table-cell table:style-name="ce29" office:value-type="string">
            <text:p>DIRECTION TERRITORIALE DE LA PROTECTION JUDICIAIRE DE LA JEUNESSE DE L'ESSONNE </text:p>
          </table:table-cell>
          <table:table-cell table:style-name="ce29" office:value-type="string">
            <text:p>UNITE EDUCATIVE DU CENTRE POUR JEUNES DETENUS (UECJD) STE GENEVIEVE DES BOIS</text:p>
          </table:table-cell>
          <table:table-cell table:style-name="ce29" office:value-type="string">
            <text:p>ADJOINT ADMINISTRATIF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67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ILE DE FRANCE / OUTRE-MER</text:p>
          </table:table-cell>
          <table:table-cell table:style-name="ce29" office:value-type="string">
            <text:p>DIRECTION TERRITORIALE DE LA PROTECTION JUDICIAIRE DE LA JEUNESSE DE MAYOTTE</text:p>
          </table:table-cell>
          <table:table-cell table:style-name="ce29" office:value-type="string">
            <text:p>UNITE EDUCATIVE D'HEBERGEMENT DIVERSIFIE (UEHD) DE MAMOUDZOU</text:p>
          </table:table-cell>
          <table:table-cell table:style-name="ce29" office:value-type="string">
            <text:p>ADJOINT ADMINISTRATIF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68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ILE DE FRANCE / OUTRE-MER</text:p>
          </table:table-cell>
          <table:table-cell table:number-columns-repeated="2" table:style-name="ce29" office:value-type="string">
            <text:p>DIRECTION TERRITORIALE DE LA PROTECTION JUDICIAIRE DE LA JEUNESSE DE PARIS</text:p>
          </table:table-cell>
          <table:table-cell table:style-name="ce29" office:value-type="string">
            <text:p>ADJOINT ADMINISTRATIF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56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ILE DE FRANCE / OUTRE-MER</text:p>
          </table:table-cell>
          <table:table-cell table:style-name="ce29" office:value-type="string">
            <text:p>DIRECTION TERRITORIALE DE LA PROTECTION JUDICIAIRE DE LA JEUNESSE DE PARIS</text:p>
          </table:table-cell>
          <table:table-cell table:style-name="ce29" office:value-type="string">
            <text:p>SERVICE TERRITORIAL DE MILIEU OUVERT <text:s/>NORD PARISIEN / UNITE EDUCATIVE DE MILIEU OUVERT (UEMO) PORTE DES LILAS </text:p>
          </table:table-cell>
          <table:table-cell table:style-name="ce29" office:value-type="string">
            <text:p>ADJOINT ADMINISTRATIF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65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ILE DE FRANCE / OUTRE-MER</text:p>
          </table:table-cell>
          <table:table-cell table:style-name="ce29" office:value-type="string">
            <text:p>DIRECTION TERRITORIALE DE LA PROTECTION JUDICIAIRE DE LA JEUNESSE DES YVELINES</text:p>
          </table:table-cell>
          <table:table-cell table:style-name="ce29" office:value-type="string">
            <text:p>EPEI SUD YVELINES / UNITE EDUCATIVE D'HEBERGEMENT DIVERSIFIE RENFORCEE (UEHDR) DE VOISINS LE BRETONNEUX</text:p>
          </table:table-cell>
          <table:table-cell table:style-name="ce29" office:value-type="string">
            <text:p>ADJOINT ADMINISTRATIF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57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ILE DE FRANCE / OUTRE-MER</text:p>
          </table:table-cell>
          <table:table-cell table:style-name="ce29" office:value-type="string">
            <text:p>DIRECTION TERRITORIALE DE LA PROTECTION JUDICIAIRE DE LA JEUNESSE DU VAL D'OISE</text:p>
          </table:table-cell>
          <table:table-cell table:style-name="ce29" office:value-type="string">
            <text:p>UNITE EDUCATIVE DE MILIEU OUVERT (UEMO) D'ARGENTEUIL</text:p>
          </table:table-cell>
          <table:table-cell table:style-name="ce29" office:value-type="string">
            <text:p>ADJOINT ADMINISTRATIF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64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ILE DE FRANCE / OUTRE-MER</text:p>
          </table:table-cell>
          <table:table-cell table:style-name="ce29" office:value-type="string">
            <text:p>DIRECTION TERRITORIALE DE LA PROTECTION JUDICIAIRE DE LA JEUNESSE EN POLYNESIE</text:p>
          </table:table-cell>
          <table:table-cell table:style-name="ce29" office:value-type="string">
            <text:p>SERVICE TERRITORIAL DE MILIEU OUVERT ET D'INSERTION (STEMOI) DE PAPEETE / UNITE EDUCATIVE D'HEBERGEMENT DIVERSIFIE ET D'INSERTION PAPEETE</text:p>
          </table:table-cell>
          <table:table-cell table:style-name="ce29" office:value-type="string">
            <text:p>ADJOINT ADMINISTRATIF 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47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SUD EST</text:p>
          </table:table-cell>
          <table:table-cell table:style-name="ce29" office:value-type="string">
            <text:p>DIRECTION INTERREGIONALE DE LA PROTECTION JUDICIAIRE DE LA JEUNESSE SUD EST - SIEGE</text:p>
          </table:table-cell>
          <table:table-cell table:style-name="ce29" office:value-type="string">
            <text:p>DEPARTEMENT DES AFFAIRES FINANCIERES ET IMMOBILIERES (DEPAFI)</text:p>
          </table:table-cell>
          <table:table-cell table:style-name="ce29" office:value-type="string">
            <text:p>SECRETAIRE BUDG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48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SUD EST</text:p>
          </table:table-cell>
          <table:table-cell table:style-name="ce29" office:value-type="string">
            <text:p>DIRECTION INTERREGIONALE DE LA PROTECTION JUDICIAIRE DE LA JEUNESSE SUD EST - SIEGE</text:p>
          </table:table-cell>
          <table:table-cell table:style-name="ce29" office:value-type="string">
            <text:p>DEPARTEMENT DES RESSOURCES HUMAINES - POLE GESTION DES PARCOURS ET DES COMPETENCES</text:p>
          </table:table-cell>
          <table:table-cell table:style-name="ce29" office:value-type="string">
            <text:p>SECRETAIRE EN RESSOURCES HUMAINES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49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SUD EST</text:p>
          </table:table-cell>
          <table:table-cell table:style-name="ce29" office:value-type="string">
            <text:p>DIRECTION TERRITORIALE DE LA PROTECTION JUDICIAIRE DE LA JEUNESSE DES ALPES MARITIMES</text:p>
          </table:table-cell>
          <table:table-cell table:style-name="ce29" office:value-type="string">
            <text:p>UNITE EDUCATIVE D'ACTIVITE DE JOUR (UEAJ) ANTIBES</text:p>
          </table:table-cell>
          <table:table-cell table:style-name="ce29" office:value-type="string">
            <text:p>SECRETAIRE EN UNITE EDUCATIV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50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SUD EST</text:p>
          </table:table-cell>
          <table:table-cell table:style-name="ce29" office:value-type="string">
            <text:p>DIRECTION TERRITORIALE DE LA PROTECTION JUDICIAIRE DE LA JEUNESSE DES BOUCHES DU RHONE</text:p>
          </table:table-cell>
          <table:table-cell table:style-name="ce29" office:value-type="string">
            <text:p>UNITE EDUCATIVE EN CENTRE EDUCATIF FERME (UECEF) MARSEILLE LES CEDRES </text:p>
          </table:table-cell>
          <table:table-cell table:style-name="ce29" office:value-type="string">
            <text:p>SECRETAIRE EN UNITE EDUCATIV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46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SUD EST</text:p>
          </table:table-cell>
          <table:table-cell table:style-name="ce29" office:value-type="string">
            <text:p>SERVICE TERRITORIAL EDUCATIF EN MILIEU OUVERT D'AVIGNON</text:p>
          </table:table-cell>
          <table:table-cell table:style-name="ce29" office:value-type="string">
            <text:p>UNITE EDUCATIVE DE MILIEU OUVERT AVIGNON</text:p>
          </table:table-cell>
          <table:table-cell table:style-name="ce29" office:value-type="string">
            <text:p>SECRETAIRE EN UNITE EDUCATIV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44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SUD EST</text:p>
          </table:table-cell>
          <table:table-cell table:style-name="ce29" office:value-type="string">
            <text:p>SERVICE TERRITORIAL EDUCATIF EN MILIEU OUVERT DE MARSEILLE EST</text:p>
          </table:table-cell>
          <table:table-cell table:style-name="ce29" office:value-type="string">
            <text:p>UNITE EDUCATIVE DE MILIEU OUVERT MARSEILLE LE GARLABAN</text:p>
          </table:table-cell>
          <table:table-cell table:style-name="ce29" office:value-type="string">
            <text:p>SECRETAIRE EN UNITE EDUCATIV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43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SUD EST</text:p>
          </table:table-cell>
          <table:table-cell table:style-name="ce29" office:value-type="string">
            <text:p>SERVICE TERRITORIAL EDUCATIF EN MILIEU OUVERT DE MARSEILLE NORD</text:p>
          </table:table-cell>
          <table:table-cell table:style-name="ce29" office:value-type="string">
            <text:p>UNITE EDUCATIVE DE MILIEU OUVERT MARSEILLE CHUTES LAVIE</text:p>
          </table:table-cell>
          <table:table-cell table:style-name="ce29" office:value-type="string">
            <text:p>SECRETAIRE EN UNITE EDUCATIV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45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SUD EST</text:p>
          </table:table-cell>
          <table:table-cell table:style-name="ce29" office:value-type="string">
            <text:p>SERVICE TERRITORIAL EDUCATIF EN MILIEU OUVERT DE NICE</text:p>
          </table:table-cell>
          <table:table-cell table:style-name="ce29" office:value-type="string">
            <text:p>UNITE EDUCATIVE DE MILIEU OUVERT NICE NORD</text:p>
          </table:table-cell>
          <table:table-cell table:style-name="ce29" office:value-type="string">
            <text:p>SECRETAIRE EN UNITE EDUCATIV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16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SUD OUEST</text:p>
          </table:table-cell>
          <table:table-cell table:style-name="ce29" office:value-type="string">
            <text:p>DIRECTION TERRITORIALE AQUITAINE NORD</text:p>
          </table:table-cell>
          <table:table-cell table:style-name="ce29" office:value-type="string">
            <text:p>FUTUR CENTRE EDUCATIF FERME DE BERGERAC</text:p>
          </table:table-cell>
          <table:table-cell table:style-name="ce29" office:value-type="string">
            <text:p>SECR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PRIORITE AGENT REDEPLOYE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18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SUD OUEST</text:p>
          </table:table-cell>
          <table:table-cell table:style-name="ce29" office:value-type="string">
            <text:p>DIRECTION TERRITORIALE AQUITAINE NORD / SERVICE TERRITORIAL EDUCATIF DE MILIEU OUVERT BORDEAUX GIRONDE EST</text:p>
          </table:table-cell>
          <table:table-cell table:style-name="ce29" office:value-type="string">
            <text:p>UNITE EDUCATIVE DE MILIEU OUVERT DE BORDEAUX 2</text:p>
          </table:table-cell>
          <table:table-cell table:style-name="ce29" office:value-type="string">
            <text:p>SECR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15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SUD OUEST</text:p>
          </table:table-cell>
          <table:table-cell table:style-name="ce29" office:value-type="string">
            <text:p>DIRECTION TERRITORIALE AQUITAINE SUD</text:p>
          </table:table-cell>
          <table:table-cell table:style-name="ce29" office:value-type="string">
            <text:p>UNITE EDUCATIVE DU CENTRE EDUCATIF FERME (UECEF) DE SAINT-PIERRE DU MONT</text:p>
          </table:table-cell>
          <table:table-cell table:style-name="ce29" office:value-type="string">
            <text:p>SECR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19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SUD OUEST</text:p>
          </table:table-cell>
          <table:table-cell table:style-name="ce29" office:value-type="string">
            <text:p>DIRECTION TERRITORIALE POITOU-CHARENTES / SERVICE TERRITORIAL EDUCATIF DE MILIEU OUVERT POITOU-CHARENTES OUEST (FUTUR SERVICE TERRITORIAL EDUCATIF DE MILIEU OUVERT DES CHARENTES)</text:p>
          </table:table-cell>
          <table:table-cell table:style-name="ce29" office:value-type="string">
            <text:p>UNITE EDUCATIVE DE MILIEU OUVERT DE SAINTES</text:p>
          </table:table-cell>
          <table:table-cell table:style-name="ce29" office:value-type="string">
            <text:p>SECR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17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IRE DE LA JEUNESSE SUD OUEST</text:p>
          </table:table-cell>
          <table:table-cell table:style-name="ce29" office:value-type="string">
            <text:p>DIRECTION TERRITORIALE POITOU-CHARENTES / SERVICE TERRITORIAL EDUCATIF DE MILIEU OUVERT POITOU-CHARENTES OUEST (FUTUR SERVICE TERRITORIAL EDUCATIF DE MILIEU OUVERT ET D'INSERTION DES DEUX-SEVRES )</text:p>
          </table:table-cell>
          <table:table-cell table:style-name="ce29" office:value-type="string">
            <text:p>UNITE EDUCATIVE DE MILIEU OUVERT DE NIORT</text:p>
          </table:table-cell>
          <table:table-cell table:style-name="ce29" office:value-type="string">
            <text:p>SECRETAIRE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55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RE DE LA JEUNESSE SUD</text:p>
          </table:table-cell>
          <table:table-cell table:style-name="ce29" office:value-type="string">
            <text:p>DIRECTION INTERREGIONALE DE LA PROTECTION JUDICIARE DE LA JEUNESSE SUD - LABEGE</text:p>
          </table:table-cell>
          <table:table-cell table:style-name="ce29" office:value-type="string">
            <text:p>SECRETARIAT DE DIRECTION</text:p>
          </table:table-cell>
          <table:table-cell table:style-name="ce29" office:value-type="string">
            <text:p>SECRETAIRE DE DIRECTION</text:p>
          </table:table-cell>
          <table:table-cell table:style-name="ce10" office:value-type="string">
            <text:p>OUI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2 POSTES VACANTS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52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RE DE LA JEUNESSE SUD</text:p>
          </table:table-cell>
          <table:table-cell table:style-name="ce29" office:value-type="string">
            <text:p>DIRECTION TERRITORIALE HERAULT A MONTPELLIER </text:p>
          </table:table-cell>
          <table:table-cell table:style-name="ce29" office:value-type="string">
            <text:p>UNITE EDUCATIVE DE MILIEU OUVERT LITTORAL DE MONTPELLIER</text:p>
          </table:table-cell>
          <table:table-cell table:style-name="ce29" office:value-type="string">
            <text:p>ADJOINT ADMINISTRATIF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53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RE DE LA JEUNESSE SUD</text:p>
          </table:table-cell>
          <table:table-cell table:style-name="ce29" office:value-type="string">
            <text:p>DIRECTION TERRITORIALE TARN - AVEYRON A ALBI</text:p>
          </table:table-cell>
          <table:table-cell table:style-name="ce29" office:value-type="string">
            <text:p>UNITE EDUCATIVE DE MILIEU OUVERT D'ALBI</text:p>
          </table:table-cell>
          <table:table-cell table:style-name="ce29" office:value-type="string">
            <text:p>ADJOINT ADMINISTRATIF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51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RE DE LA JEUNESSE SUD</text:p>
          </table:table-cell>
          <table:table-cell table:style-name="ce29" office:value-type="string">
            <text:p>DIRECTION TERRITORIALE TARN - AVEYRON DE ALBI</text:p>
          </table:table-cell>
          <table:table-cell table:style-name="ce29" office:value-type="string">
            <text:p>UNITE EDUCATIVE DU SERVICE EDUCATIF DU L'ETABLISSEMENT PENITENTIAIRE <text:s/>POUR MINEURS (UESEEPM) DE LAVAUR</text:p>
          </table:table-cell>
          <table:table-cell table:style-name="ce29" office:value-type="string">
            <text:p>ADJOINT ADMINISTRATIF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54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DIRECTION INTERREGIONALE DE LA PROTECTION JUDICIARE DE LA JEUNESSE SUD</text:p>
          </table:table-cell>
          <table:table-cell table:style-name="ce29" office:value-type="string">
            <text:p>DIRECTION TERRITORIALE TARN ET GARONNE - LOT - GERS A MONTAUBAN</text:p>
          </table:table-cell>
          <table:table-cell table:style-name="ce29" office:value-type="string">
            <text:p>DIRECTION TERRITORIALE TARN ET GARONNE - LOT - GERS DE MONTAUBAN</text:p>
          </table:table-cell>
          <table:table-cell table:style-name="ce29" office:value-type="string">
            <text:p>ADJOINT ADMINISTRATIF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2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ECOLE NATIONALE DE PROTECTION JUDICIAIRE DE LA JEUNESSE</text:p>
          </table:table-cell>
          <table:table-cell table:style-name="ce29" office:value-type="string">
            <text:p>SERVICE FORMATION</text:p>
          </table:table-cell>
          <table:table-cell table:style-name="ce29" office:value-type="string">
            <text:p>POLE TERRITORIAL DE FORMATION SUD EST (MARSEILLE)</text:p>
          </table:table-cell>
          <table:table-cell table:style-name="ce29" office:value-type="string">
            <text:p>SECRETAIRE</text:p>
          </table:table-cell>
          <table:table-cell table:style-name="ce10" office:value-type="string">
            <text:p>OUI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1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ECOLE NATIONALE DE PROTECTION JUDICIAIRE DE LA JEUNESSE</text:p>
          </table:table-cell>
          <table:table-cell table:style-name="ce29" office:value-type="string">
            <text:p>SERVICE FORMATION</text:p>
          </table:table-cell>
          <table:table-cell table:style-name="ce29" office:value-type="string">
            <text:p>POLE TERRITORIAL DE FORMATON ILE DE FRANCE (LA PLAINE SAINT DENIS)</text:p>
          </table:table-cell>
          <table:table-cell table:style-name="ce29" office:value-type="string">
            <text:p>SECRETAIRE</text:p>
          </table:table-cell>
          <table:table-cell table:style-name="ce10" office:value-type="string">
            <text:p>OUI</text:p>
          </table:table-cell>
          <table:table-cell table:style-name="ce10" office:value-type="string">
            <text:p>P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0" office:value-type="string">
            <text:p>DPJJ-SD-3</text:p>
          </table:table-cell>
          <table:table-cell table:style-name="ce10" office:value-type="string">
            <text:p>DPJJ</text:p>
          </table:table-cell>
          <table:table-cell table:style-name="ce10" office:value-type="string">
            <text:p>SD</text:p>
          </table:table-cell>
          <table:table-cell table:style-name="ce29" office:value-type="string">
            <text:p>ECOLE NATIONALE DE PROTECTION JUDICIAIRE DE LA JEUNESSE</text:p>
          </table:table-cell>
          <table:table-cell table:style-name="ce29" office:value-type="string">
            <text:p>SERVICE RECHERCHE ET DOCUMENTATION</text:p>
          </table:table-cell>
          <table:table-cell table:style-name="ce29"/>
          <table:table-cell table:style-name="ce29" office:value-type="string">
            <text:p>SECRETAIRE</text:p>
          </table:table-cell>
          <table:table-cell table:style-name="ce10" office:value-type="string">
            <text:p>OUI</text:p>
          </table:table-cell>
          <table:table-cell table:style-name="ce10" office:value-type="string">
            <text:p>PSDV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51"/>
          <table:table-cell table:number-columns-repeated="1012"/>
        </table:table-row>
        <table:table-row table:style-name="ro5">
          <table:table-cell table:style-name="ce11" office:value-type="string">
            <text:p>DSJ-AC-4</text:p>
          </table:table-cell>
          <table:table-cell table:style-name="ce11" office:value-type="string">
            <text:p>DSJ</text:p>
          </table:table-cell>
          <table:table-cell table:style-name="ce11" office:value-type="string">
            <text:p>AC</text:p>
          </table:table-cell>
          <table:table-cell table:style-name="ce30" office:value-type="string">
            <text:p>CABINET</text:p>
          </table:table-cell>
          <table:table-cell table:style-name="ce30" office:value-type="string">
            <text:p>SECRETARIAT PARTICULIER</text:p>
          </table:table-cell>
          <table:table-cell table:style-name="ce30"/>
          <table:table-cell table:style-name="ce30" office:value-type="string">
            <text:p>ASSISTANT DE DIRECTION</text:p>
          </table:table-cell>
          <table:table-cell table:style-name="ce11" office:value-type="string">
            <text:p>OUI</text:p>
          </table:table-cell>
          <table:table-cell table:style-name="ce11" office:value-type="string">
            <text:p>PV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51"/>
          <table:table-cell table:number-columns-repeated="1012"/>
        </table:table-row>
        <table:table-row table:style-name="ro5">
          <table:table-cell table:style-name="ce11" office:value-type="string">
            <text:p>DSJ-AC-6</text:p>
          </table:table-cell>
          <table:table-cell table:style-name="ce11" office:value-type="string">
            <text:p>DSJ</text:p>
          </table:table-cell>
          <table:table-cell table:style-name="ce11" office:value-type="string">
            <text:p>AC</text:p>
          </table:table-cell>
          <table:table-cell table:style-name="ce30" office:value-type="string">
            <text:p>SOUS-DIRECTION DE L'ORGANISATION JUDICIAIRE ET DE L'INNOVATION (SDOJI)</text:p>
          </table:table-cell>
          <table:table-cell table:style-name="ce30" office:value-type="string">
            <text:p>BUREAU DES APPLICATIONS INFORMATIQUES PENALES</text:p>
          </table:table-cell>
          <table:table-cell table:style-name="ce30"/>
          <table:table-cell table:style-name="ce30" office:value-type="string">
            <text:p>TESTEUR D'APPLICATIONS INFORMATIQUES</text:p>
          </table:table-cell>
          <table:table-cell table:style-name="ce11" office:value-type="string">
            <text:p>OUI</text:p>
          </table:table-cell>
          <table:table-cell table:style-name="ce11" office:value-type="string">
            <text:p>PV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2 POSTES VACANTS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1" office:value-type="string">
            <text:p>DSJ-AC-1</text:p>
          </table:table-cell>
          <table:table-cell table:style-name="ce11" office:value-type="string">
            <text:p>DSJ</text:p>
          </table:table-cell>
          <table:table-cell table:style-name="ce11" office:value-type="string">
            <text:p>AC</text:p>
          </table:table-cell>
          <table:table-cell table:style-name="ce30" office:value-type="string">
            <text:p>SOUS-DIRECTION DE L'ORGANISATION JUDICIAIRE ET DE L'INNOVATION (SDOJI)</text:p>
          </table:table-cell>
          <table:table-cell table:style-name="ce30" office:value-type="string">
            <text:p>BUREAU DES INFRASTRUCTURES TECHNIQUES ET DE L'INNOVATION (OJI6)</text:p>
          </table:table-cell>
          <table:table-cell table:style-name="ce30" office:value-type="string">
            <text:p>POLE EDITIQUE</text:p>
          </table:table-cell>
          <table:table-cell table:style-name="ce30" office:value-type="string">
            <text:p>REFERENT</text:p>
          </table:table-cell>
          <table:table-cell table:style-name="ce11" office:value-type="string">
            <text:p>OUI</text:p>
          </table:table-cell>
          <table:table-cell table:style-name="ce11" office:value-type="string">
            <text:p>PV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51"/>
          <table:table-cell table:number-columns-repeated="1012"/>
        </table:table-row>
        <table:table-row table:style-name="ro5">
          <table:table-cell table:style-name="ce11" office:value-type="string">
            <text:p>DSJ-AC-5</text:p>
          </table:table-cell>
          <table:table-cell table:style-name="ce11" office:value-type="string">
            <text:p>DSJ</text:p>
          </table:table-cell>
          <table:table-cell table:style-name="ce11" office:value-type="string">
            <text:p>AC</text:p>
          </table:table-cell>
          <table:table-cell table:style-name="ce30" office:value-type="string">
            <text:p>SOUS-DIRECTION DES FINANCES, DE L'IMMOBILIER ET DE LA PERFORMANCE</text:p>
          </table:table-cell>
          <table:table-cell table:style-name="ce30" office:value-type="string">
            <text:p>BUREAU DES FRAIS DE JUSTICE ET DE L'OPTIMISATION DE LA DEPENSE</text:p>
          </table:table-cell>
          <table:table-cell table:style-name="ce30" office:value-type="string">
            <text:p>POLE PRECONTENTIEUX</text:p>
          </table:table-cell>
          <table:table-cell table:style-name="ce30" office:value-type="string">
            <text:p>GESTIONNAIRE</text:p>
          </table:table-cell>
          <table:table-cell table:style-name="ce11" office:value-type="string">
            <text:p>OUI</text:p>
          </table:table-cell>
          <table:table-cell table:style-name="ce11" office:value-type="string">
            <text:p>PV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51"/>
          <table:table-cell table:number-columns-repeated="1012"/>
        </table:table-row>
        <table:table-row table:style-name="ro5">
          <table:table-cell table:style-name="ce11" office:value-type="string">
            <text:p>DSJ-AC-3</text:p>
          </table:table-cell>
          <table:table-cell table:style-name="ce11" office:value-type="string">
            <text:p>DSJ</text:p>
          </table:table-cell>
          <table:table-cell table:style-name="ce11" office:value-type="string">
            <text:p>AC</text:p>
          </table:table-cell>
          <table:table-cell table:style-name="ce30" office:value-type="string">
            <text:p>SOUS-DIRECTION DES RESSOURCES HUMAINES DE LA MAGISTRATURE (SDRHM)</text:p>
          </table:table-cell>
          <table:table-cell table:style-name="ce30" office:value-type="string">
            <text:p>SECRETARIAT</text:p>
          </table:table-cell>
          <table:table-cell table:style-name="ce30"/>
          <table:table-cell table:style-name="ce30" office:value-type="string">
            <text:p>ASSISTANT DE DIRECTION</text:p>
          </table:table-cell>
          <table:table-cell table:style-name="ce11" office:value-type="string">
            <text:p>OUI</text:p>
          </table:table-cell>
          <table:table-cell table:style-name="ce11" office:value-type="string">
            <text:p>PV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51"/>
          <table:table-cell table:number-columns-repeated="1012"/>
        </table:table-row>
        <table:table-row table:style-name="ro5">
          <table:table-cell table:style-name="ce11" office:value-type="string">
            <text:p>DSJ-AC-2</text:p>
          </table:table-cell>
          <table:table-cell table:style-name="ce11" office:value-type="string">
            <text:p>DSJ</text:p>
          </table:table-cell>
          <table:table-cell table:style-name="ce11" office:value-type="string">
            <text:p>AC</text:p>
          </table:table-cell>
          <table:table-cell table:style-name="ce30" office:value-type="string">
            <text:p>SOUS-DIRECTION DES RESSOURCES HUMAINES DES GREFFES (SDRHG)</text:p>
          </table:table-cell>
          <table:table-cell table:style-name="ce30" office:value-type="string">
            <text:p>BUREAU DES CARRIERES ET DE LA MOBILITE PROFESSIONNELLE (RHG1)</text:p>
          </table:table-cell>
          <table:table-cell table:style-name="ce30" office:value-type="string">
            <text:p>POLE DE GESTION A, B OU C</text:p>
          </table:table-cell>
          <table:table-cell table:style-name="ce30" office:value-type="string">
            <text:p>GESTIONNAIRE RH</text:p>
          </table:table-cell>
          <table:table-cell table:style-name="ce11" office:value-type="string">
            <text:p>OUI</text:p>
          </table:table-cell>
          <table:table-cell table:style-name="ce11" office:value-type="string">
            <text:p>PSDV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GEN</text:p>
          </table:table-cell>
          <table:table-cell table:style-name="ce31" office:value-type="string">
            <text:p>TRIBUNAL DE PROXIMITE DE CONDOM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GEN</text:p>
          </table:table-cell>
          <table:table-cell table:style-name="ce31" office:value-type="string">
            <text:p>TRIBUNAL JUDICIAIRE D'AGE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GEN</text:p>
          </table:table-cell>
          <table:table-cell table:style-name="ce31" office:value-type="string">
            <text:p>TRIBUNAL JUDICIAIRE D'AUCH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GEN</text:p>
          </table:table-cell>
          <table:table-cell table:style-name="ce31" office:value-type="string">
            <text:p>TRIBUNAL JUDICIAIRE DE CAHOR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string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CA AIX EN PROVENC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string">
            <text:p>2</text:p>
          </table:table-cell>
          <table:table-cell table:style-name="ce12" office:value-type="string">
            <text:p>15 POSTES (6 PV et 9 PSDV)</text:p>
            <text:p>FICHE DE POSTE GENERIQUE DSJ</text:p>
            <text:p/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SERVICE ADMINISTRATIF REGIONAL D'AIX EN PROVENCE</text:p>
          </table:table-cell>
          <table:table-cell table:style-name="ce31"/>
          <table:table-cell table:style-name="ce31" office:value-type="string">
            <text:p>C PLACE (ALPES-DE-HAUTE-PROVENCE)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SERVICE ADMINISTRATIF REGIONAL D'AIX EN PROVENCE</text:p>
          </table:table-cell>
          <table:table-cell table:style-name="ce31"/>
          <table:table-cell table:style-name="ce31" office:value-type="string">
            <text:p>C PLACE (VAR)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SERVICE ADMINISTRATIF REGIONAL D'AIX EN PROVENCE</text:p>
          </table:table-cell>
          <table:table-cell table:style-name="ce31"/>
          <table:table-cell table:style-name="ce31" office:value-type="string">
            <text:p>C PLACE (BOUCHES DU RHONE)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SERVICE ADMINISTRATIF REGIONAL D'AIX EN PROVENCE</text:p>
          </table:table-cell>
          <table:table-cell table:style-name="ce31"/>
          <table:table-cell table:style-name="ce31" office:value-type="string">
            <text:p>CORRESPONDANT LOCAL INFORMATIQUE</text:p>
            <text:p>(ARRONDISSEMENT MARSEILLE)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2 POSTES VACANTS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1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SERVICE ADMINISTRATIF REGIONAL D'AIX EN PROVENCE</text:p>
          </table:table-cell>
          <table:table-cell table:style-name="ce31"/>
          <table:table-cell table:style-name="ce31" office:value-type="string">
            <text:p>CORRESPONDANT LOCAL INFORMATIQUE</text:p>
            <text:p>(ARRONDISSEMENT GRASSE)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1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SERVICE ADMINISTRATIF REGIONAL D'AIX EN PROVENC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1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TRIBUNAL DE PROXIMITE DE CANN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2 PV et 1PSDV)</text:p>
            <text:p>FICHE DE POSTE GENERIQUE DSJ 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2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TRIBUNAL DE PROXIMITE DE MANOSQU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1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TRIBUNAL JUDCIAIIRE DE DRAGUIGNA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1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TRIBUNAL JUDICAIIRE DE TARASC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2 PV et 2 PSDV)</text:p>
            <text:p>FICHE DE POSTE GENERIQUE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1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TRIBUNAL JUDICIAIRE D'AIX EN PROVENC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2 POSTES (2 PV et 10 PSDV)</text:p>
            <text:p>FICHE DE POSTE GENERIQUE 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1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TRIBUNAL JUDICIAIRE DE DIGNE</text:p>
          </table:table-cell>
          <table:table-cell table:style-name="ce31"/>
          <table:table-cell table:style-name="ce31" office:value-type="string">
            <text:p>SECRETARIAT COMMUN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2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TRIBUNAL JUDICIAIRE DE DIGN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PSDV</text:p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1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TRIBUNAL JUDICIAIRE DE GRASS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2 POSTES (2 PV et 10 PSDV)</text:p>
            <text:p>FICHE DE POSTE GENERIQUE 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1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TRIBUNAL JUDICIAIRE DE MARSEILL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8 POSTES VACANTS</text:p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1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TRIBUNAL JUDICIAIRE DE NIC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6 POSTES (4 PV et 2 PSDV)</text:p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2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IX EN PROVENCE</text:p>
          </table:table-cell>
          <table:table-cell table:style-name="ce31" office:value-type="string">
            <text:p>TRIBUNAL JUDICIAIRE DE TOUL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2 POSTES (6 PV et 6 PSDV)</text:p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2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'AMIEN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6">
          <table:table-cell table:style-name="ce12" office:value-type="string">
            <text:p>DSJ-SD-2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MIENS</text:p>
          </table:table-cell>
          <table:table-cell table:style-name="ce31" office:value-type="string">
            <text:p>SERVICE ADMINISTRATIF REGIONAL D'AMIENS</text:p>
          </table:table-cell>
          <table:table-cell table:style-name="ce31"/>
          <table:table-cell table:style-name="ce31" office:value-type="string">
            <text:p>CORRESPONDANT LOCAL INFORMATIQUE-CIP DE L'OISE (ARRONDISSEMENT DE BEAUVAIS ET SENLIS)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2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MIENS</text:p>
          </table:table-cell>
          <table:table-cell table:style-name="ce31" office:value-type="string">
            <text:p>TRIBUNAL JUDICIAIRE D'AMIEN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2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MIENS</text:p>
          </table:table-cell>
          <table:table-cell table:style-name="ce31" office:value-type="string">
            <text:p>TRIBUNAL JUDICIAIRE DE COMPIEGN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PSDV</text:p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2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MIENS</text:p>
          </table:table-cell>
          <table:table-cell table:style-name="ce31" office:value-type="string">
            <text:p>TRIBUNAL JUDICIAIRE DE LA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1PV et 2 PSDV)</text:p>
            <text:p>FICHE DE POSTE GENERIQUE 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31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MIENS</text:p>
          </table:table-cell>
          <table:table-cell table:style-name="ce31" office:value-type="string">
            <text:p>TRIBUNAL JUDICIAIRE DE SAINT QUENTI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1 PV et 3 PSDV)</text:p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2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MIENS</text:p>
          </table:table-cell>
          <table:table-cell table:style-name="ce31" office:value-type="string">
            <text:p>TRIBUNAL JUDICIAIRE DE SENLI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2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MIENS</text:p>
          </table:table-cell>
          <table:table-cell table:style-name="ce31" office:value-type="string">
            <text:p>TRIBUNLA JUDICIAIRE DE BEAUVAI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PSDV</text:p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3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MIENS</text:p>
          </table:table-cell>
          <table:table-cell table:style-name="ce31" office:value-type="string">
            <text:p>TRUBUNAL JUDICAIRE DE SOISSON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3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'ANGER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3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NGERS</text:p>
          </table:table-cell>
          <table:table-cell table:style-name="ce31" office:value-type="string">
            <text:p>SERVICE ADMINISTRATIF REGIONAL D'ANGERS</text:p>
          </table:table-cell>
          <table:table-cell table:style-name="ce31"/>
          <table:table-cell table:style-name="ce31" office:value-type="string">
            <text:p>C PLACE MAINE ET LOIR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3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NGERS</text:p>
          </table:table-cell>
          <table:table-cell table:style-name="ce31" office:value-type="string">
            <text:p>TRIBUNAL JUDCIAIRE DE LAVAL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3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NGERS</text:p>
          </table:table-cell>
          <table:table-cell table:style-name="ce31" office:value-type="string">
            <text:p>TRIBUNAL JUDICIAIRE D'ANGER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7 POSTES (3 PV et 14 PSDV)</text:p>
            <text:p>FICHE DE POSTE GENERIQUE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3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NGERS</text:p>
          </table:table-cell>
          <table:table-cell table:style-name="ce31" office:value-type="string">
            <text:p>TRIBUNAL JUDICIAIRE DE SAUMUR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3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ANGERS</text:p>
          </table:table-cell>
          <table:table-cell table:style-name="ce31" office:value-type="string">
            <text:p>TRIBUNAL JUDICIAIRE LE MAN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5 POSTES (2 PV et 3 PSDV)</text:p>
            <text:p>FICHE DE POSTE GENERIQUE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23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<text:s/>REIMS</text:p>
          </table:table-cell>
          <table:table-cell table:style-name="ce31" office:value-type="string">
            <text:p>TRIBUNAL JUDICIAIRE DE CHALONS EN CHAMPAGN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3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ASSE TERRE</text:p>
          </table:table-cell>
          <table:table-cell table:style-name="ce31" office:value-type="string">
            <text:p>TRIBUNAL JUDICIAIRE DE BASSE TERR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PSDV</text:p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3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ASSE TERRE</text:p>
          </table:table-cell>
          <table:table-cell table:style-name="ce31" office:value-type="string">
            <text:p>TRIBUNAL JUDICIAIRE DE POINTE A PITR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6 POSTES PSDV</text:p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4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ASTIA</text:p>
          </table:table-cell>
          <table:table-cell table:style-name="ce31" office:value-type="string">
            <text:p>SERVICE ADMINISTRATIF REGIONAL DE BASTIA</text:p>
          </table:table-cell>
          <table:table-cell table:style-name="ce31"/>
          <table:table-cell table:style-name="ce31" office:value-type="string">
            <text:p>CPLACE CORSE DU SUD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4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ASTIA</text:p>
          </table:table-cell>
          <table:table-cell table:style-name="ce31" office:value-type="string">
            <text:p>SERVICE ADMINISTRATIF REGIONAL DE BASTIA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4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ASTIA</text:p>
          </table:table-cell>
          <table:table-cell table:style-name="ce31" office:value-type="string">
            <text:p>TRIBUNAL JUDICIAIRE D'AJACCIO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2 PV et 1 PSDV)</text:p>
            <text:p>FICHE DE POSTE GENERIQUE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4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ASTIA</text:p>
          </table:table-cell>
          <table:table-cell table:style-name="ce31" office:value-type="string">
            <text:p>TRIBUNAL JUDICIAIRE DE BASTIA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6 POSTES (1 PV et 5 PSDV)</text:p>
            <text:p>FICHE DE POSTE GENERIQUE 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4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BESANC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4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ESANCON</text:p>
          </table:table-cell>
          <table:table-cell table:style-name="ce31" office:value-type="string">
            <text:p>SERVICE ADMINISTRATIF REGIONAL DE BESANC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5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ESANCON</text:p>
          </table:table-cell>
          <table:table-cell table:style-name="ce31" office:value-type="string">
            <text:p>TRIBUNAL DE PROXIMITE DE LUR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5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ESANCON</text:p>
          </table:table-cell>
          <table:table-cell table:style-name="ce31" office:value-type="string">
            <text:p>TRIBUNAL JUDICAIIRE DE BELFORT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4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ESANCON</text:p>
          </table:table-cell>
          <table:table-cell table:style-name="ce31" office:value-type="string">
            <text:p>TRIBUNAL JUDICAIIRE DE LONS LE SAUNIER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4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ESANCON</text:p>
          </table:table-cell>
          <table:table-cell table:style-name="ce31" office:value-type="string">
            <text:p>TRIBUNAL JUDICIAIRE DE BESANC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6 POSTES (2 PV et 4 PSDV)</text:p>
            <text:p>FICHE DE POSTE GENERIQUE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4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ESANCON</text:p>
          </table:table-cell>
          <table:table-cell table:style-name="ce31" office:value-type="string">
            <text:p>TRIBUNAL JUDICIAIRE DE MONTBELLIARD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4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ESANCON</text:p>
          </table:table-cell>
          <table:table-cell table:style-name="ce31" office:value-type="string">
            <text:p>TRIBYNAL JUDICIAIRE DE VESOUL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2 PV et 1 PSDV)</text:p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6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BORDEAUX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5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ORDEAUX</text:p>
          </table:table-cell>
          <table:table-cell table:style-name="ce31" office:value-type="string">
            <text:p>SERVICE ADMINISTRATIF REGIONAL DE BORDEAUX</text:p>
          </table:table-cell>
          <table:table-cell table:style-name="ce31"/>
          <table:table-cell table:style-name="ce31" office:value-type="string">
            <text:p>CPLACE GIROND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4 POSTES VACANTS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5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ORDEAUX</text:p>
          </table:table-cell>
          <table:table-cell table:style-name="ce31" office:value-type="string">
            <text:p>SERVICE ADMINISTRATIF REGIONAL DE BORDEAUX</text:p>
          </table:table-cell>
          <table:table-cell table:style-name="ce31"/>
          <table:table-cell table:style-name="ce31" office:value-type="string">
            <text:p>CPLACE DORDOGN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5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ORDEAUX</text:p>
          </table:table-cell>
          <table:table-cell table:style-name="ce31" office:value-type="string">
            <text:p>SERVICE ADMINISTRATIF REGIONAL DE BORDEAUX</text:p>
          </table:table-cell>
          <table:table-cell table:style-name="ce31"/>
          <table:table-cell table:style-name="ce31" office:value-type="string">
            <text:p>CORRESPONDANT LOCAL INFORMATIQUE-ARRONDISSEMENT ANGOULEM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5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ORDEAUX</text:p>
          </table:table-cell>
          <table:table-cell table:style-name="ce31" office:value-type="string">
            <text:p>SERVICE ADMINISTRATIF REGIONAL DE BORDEAUX</text:p>
          </table:table-cell>
          <table:table-cell table:style-name="ce31"/>
          <table:table-cell table:style-name="ce31" office:value-type="string">
            <text:p>CORESPONDANT LOCAL INFORMATIQUE-ARRONDISSEMENT LIBOURN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5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ORDEAUX</text:p>
          </table:table-cell>
          <table:table-cell table:style-name="ce31" office:value-type="string">
            <text:p>SERVICE ADMINISTRATIF REGIONAL DE BORDEAUX</text:p>
          </table:table-cell>
          <table:table-cell table:style-name="ce31"/>
          <table:table-cell table:style-name="ce31" office:value-type="string">
            <text:p>CORRESPONDANT LOCAL INFORMATIQUE-aRRONDISSEMENT DE PERIGUEUX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6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ORDEAUX</text:p>
          </table:table-cell>
          <table:table-cell table:style-name="ce31" office:value-type="string">
            <text:p>SERVICE ADMINISTRATIF REGIONAL DE BORDEAUX</text:p>
          </table:table-cell>
          <table:table-cell table:style-name="ce31"/>
          <table:table-cell table:style-name="ce31" office:value-type="string">
            <text:p>CPLACE CHARENT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SD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6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ORDEAUX</text:p>
          </table:table-cell>
          <table:table-cell table:style-name="ce31" office:value-type="string">
            <text:p>SERVICE ADMINISTRATIF REGIONAL DE BORDEAUX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6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ORDEAUX</text:p>
          </table:table-cell>
          <table:table-cell table:style-name="ce31" office:value-type="string">
            <text:p>TRIBUNAL DE PROXIMITE DE COGNAC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5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ORDEAUX</text:p>
          </table:table-cell>
          <table:table-cell table:style-name="ce31" office:value-type="string">
            <text:p>TRIBUNAL JUDCIAIIRE DE BORDEAUX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9 POSTES (8 PV et 1 PSDV)</text:p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5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ORDEAUX</text:p>
          </table:table-cell>
          <table:table-cell table:style-name="ce31" office:value-type="string">
            <text:p>TRIBUNAL JUDICAIIRE D'ANGOULEM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VACANTS</text:p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5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ORDEAUX</text:p>
          </table:table-cell>
          <table:table-cell table:style-name="ce31" office:value-type="string">
            <text:p>TRIBUNAL JUDICIAIRE DE LIBOURN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6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ORDEAUX</text:p>
          </table:table-cell>
          <table:table-cell table:style-name="ce31" office:value-type="string">
            <text:p>TRIBUNAL JUDICIAIRE DE PERIGUEUX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6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OURGES</text:p>
          </table:table-cell>
          <table:table-cell table:style-name="ce31" office:value-type="string">
            <text:p>TRIBUNAL JUDICIAIRE DE BOURG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6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OURGES</text:p>
          </table:table-cell>
          <table:table-cell table:style-name="ce31" office:value-type="string">
            <text:p>TRIBUNAL JUDICIAIRE DE CHATEAUROUX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1 PV et 2 PSDV)</text:p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6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BOURGES</text:p>
          </table:table-cell>
          <table:table-cell table:style-name="ce31" office:value-type="string">
            <text:p>TRIBUNAL JUDICIAIRE DE CHATEAUROUX</text:p>
          </table:table-cell>
          <table:table-cell table:style-name="ce31"/>
          <table:table-cell table:style-name="ce31" office:value-type="string">
            <text:p>SECRETAIRE DE DIRECTION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SD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7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CAE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7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AEN</text:p>
          </table:table-cell>
          <table:table-cell table:style-name="ce31" office:value-type="string">
            <text:p>SERVICE ADMIBNISTRATIF REGIONAL DE CAE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VACANTS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6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AEN</text:p>
          </table:table-cell>
          <table:table-cell table:style-name="ce31" office:value-type="string">
            <text:p>SERVICE ADMINISTRATIF REGIONAL DE CAEN</text:p>
          </table:table-cell>
          <table:table-cell table:style-name="ce31"/>
          <table:table-cell table:style-name="ce31" office:value-type="string">
            <text:p>CORRESPONDANT LOCAL INFORMATIQUE-ARRONDISSEMENT D'ARGENTAN (ORNE)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6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AEN</text:p>
          </table:table-cell>
          <table:table-cell table:style-name="ce31" office:value-type="string">
            <text:p>SERVICE ADMINISTRATIF REGIONAL DE CAEN</text:p>
          </table:table-cell>
          <table:table-cell table:style-name="ce31"/>
          <table:table-cell table:style-name="ce31" office:value-type="string">
            <text:p>C PLACE CALVADOS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7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AEN</text:p>
          </table:table-cell>
          <table:table-cell table:style-name="ce31" office:value-type="string">
            <text:p>TRIBUNAL DE PROXIMITE DE FLER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7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AEN</text:p>
          </table:table-cell>
          <table:table-cell table:style-name="ce31" office:value-type="string">
            <text:p>TRIBUNAL JUDICIAIRE D'ALENC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2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7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AEN</text:p>
          </table:table-cell>
          <table:table-cell table:style-name="ce31" office:value-type="string">
            <text:p>TRIBUNAL JUDICIAIRE D'ARGENTA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7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AEN</text:p>
          </table:table-cell>
          <table:table-cell table:style-name="ce31" office:value-type="string">
            <text:p>TRIBUNAL JUDICIAIRE DE CAE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2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7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AEN</text:p>
          </table:table-cell>
          <table:table-cell table:style-name="ce31" office:value-type="string">
            <text:p>TRIBUNAL JUDICIAIRE DE CHERBOURG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7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AEN</text:p>
          </table:table-cell>
          <table:table-cell table:style-name="ce31" office:value-type="string">
            <text:p>TRIBUNAL JUDICIAIRE DE LISIEUX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7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AEN</text:p>
          </table:table-cell>
          <table:table-cell table:style-name="ce31" office:value-type="string">
            <text:p>TRIBUNAL JUDICIARE DE COUTANC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7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AYENNE</text:p>
          </table:table-cell>
          <table:table-cell table:style-name="ce31" office:value-type="string">
            <text:p>TRIBUNAL JUDICIAIRE DE CAYENN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6 POSTES (3 PV et 3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8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AYENNE</text:p>
          </table:table-cell>
          <table:table-cell table:style-name="ce31" office:value-type="string">
            <text:p>TRIBUNAL JUDICIAIRE DE CAYENNE</text:p>
          </table:table-cell>
          <table:table-cell table:style-name="ce31"/>
          <table:table-cell table:style-name="ce31" office:value-type="string">
            <text:p>REGISSEUR</text:p>
          </table:table-cell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8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CHAMBERY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8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HAMBERY</text:p>
          </table:table-cell>
          <table:table-cell table:style-name="ce31" office:value-type="string">
            <text:p>SERVICE ADMINISTRATIF REGIONAL DE CHAMBERY</text:p>
          </table:table-cell>
          <table:table-cell table:style-name="ce31"/>
          <table:table-cell table:style-name="ce31" office:value-type="string">
            <text:p>C PLACE HAUTE SAVOI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/PSDV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2 POSTES (1 PV et 1 PSDV)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8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HAMBERY</text:p>
          </table:table-cell>
          <table:table-cell table:style-name="ce31" office:value-type="string">
            <text:p>SERVICE ADMINISTRATIF REGIONAL DE CHAMBERY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8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HAMBERY</text:p>
          </table:table-cell>
          <table:table-cell table:style-name="ce31" office:value-type="string">
            <text:p>TRIBUNAL JUDICIAIRE D'ALBERTVILL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1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8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HAMBERY</text:p>
          </table:table-cell>
          <table:table-cell table:style-name="ce31" office:value-type="string">
            <text:p>TRIBUNAL JUDICIAIRE D'ANNECY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3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8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HAMBERY</text:p>
          </table:table-cell>
          <table:table-cell table:style-name="ce31" office:value-type="string">
            <text:p>TRIBUNAL JUDICIAIRE DE BONNEVILL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5 POSTES (3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8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HAMBERY</text:p>
          </table:table-cell>
          <table:table-cell table:style-name="ce31" office:value-type="string">
            <text:p>TRIBUNAL JUDICIAIRE DE CHAMBERY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2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8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HAMBERY</text:p>
          </table:table-cell>
          <table:table-cell table:style-name="ce31" office:value-type="string">
            <text:p>TRIBUNAL JUDICIAIRE DE THONONS LES BAIN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3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8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COLMAR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9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OLMAR</text:p>
          </table:table-cell>
          <table:table-cell table:style-name="ce31" office:value-type="string">
            <text:p>SERVICE ADMINISTRATIF REGIONAL DE COLMAR</text:p>
          </table:table-cell>
          <table:table-cell table:style-name="ce31"/>
          <table:table-cell table:style-name="ce31" office:value-type="string">
            <text:p>C PLACE HAUT-RHIN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9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OLMAR</text:p>
          </table:table-cell>
          <table:table-cell table:style-name="ce31" office:value-type="string">
            <text:p>SERVICE ADMINISTRATIF REGIONAL DE COLMAR</text:p>
          </table:table-cell>
          <table:table-cell table:style-name="ce31"/>
          <table:table-cell table:style-name="ce31" office:value-type="string">
            <text:p>C PLACE BAS-RHIN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2 POSTES VACANTS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9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OLMAR</text:p>
          </table:table-cell>
          <table:table-cell table:style-name="ce31" office:value-type="string">
            <text:p>SERVICE ADMINISTRATIF REGIONAL DE COLMAR</text:p>
          </table:table-cell>
          <table:table-cell table:style-name="ce31"/>
          <table:table-cell table:style-name="ce31" office:value-type="string">
            <text:p>CORRESPONDANT LOCAL INFORMATIQUE-CIP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2 POSTES VACANTS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9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OLMAR</text:p>
          </table:table-cell>
          <table:table-cell table:style-name="ce31" office:value-type="string">
            <text:p>SERVICE ADMINISTRATIF REGIONAL DE COLMAR</text:p>
          </table:table-cell>
          <table:table-cell table:style-name="ce31"/>
          <table:table-cell table:style-name="ce31" office:value-type="string">
            <text:p>CENTRE REGIONAL DE PRE ARCHIVAGE DE SCHNERSHEIM</text:p>
          </table:table-cell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VACANTS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9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OLMAR</text:p>
          </table:table-cell>
          <table:table-cell table:style-name="ce31" office:value-type="string">
            <text:p>SERVICE ADMINISTRATIF REGIONAL DE COLMAR</text:p>
          </table:table-cell>
          <table:table-cell table:style-name="ce31"/>
          <table:table-cell table:style-name="ce31" office:value-type="string">
            <text:p>GESTIONNAIRE POLE CHORUS</text:p>
          </table:table-cell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2 PV et 1 PSDV)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9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OLMAR</text:p>
          </table:table-cell>
          <table:table-cell table:style-name="ce31" office:value-type="string">
            <text:p>TRIBUNAL DE PROXIMITE DE GUEBWILLER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VACANTS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0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OLMAR</text:p>
          </table:table-cell>
          <table:table-cell table:style-name="ce31" office:value-type="string">
            <text:p>TRIBUNAL DE PROXIMITE DE SCHILTIGHEIM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0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OLMAR</text:p>
          </table:table-cell>
          <table:table-cell table:style-name="ce31" office:value-type="string">
            <text:p>TRIBUNAL DE PROXIMITE DE THAN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0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OLMAR</text:p>
          </table:table-cell>
          <table:table-cell table:style-name="ce31" office:value-type="string">
            <text:p>TRIBUNAL DE PROXIMITE D'HAGUENAU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0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OLMAR</text:p>
          </table:table-cell>
          <table:table-cell table:style-name="ce31" office:value-type="string">
            <text:p>TRIBUNAL DE PROXIMITE D'ILLKIRCH GRAFFENSTADE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9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OLMAR</text:p>
          </table:table-cell>
          <table:table-cell table:style-name="ce31" office:value-type="string">
            <text:p>TRIBUNAL JUDICIAIRE DE COLMAR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6 POSTES (3 PV et 3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9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OLMAR</text:p>
          </table:table-cell>
          <table:table-cell table:style-name="ce31" office:value-type="string">
            <text:p>TRIBUNAL JUDICIAIRE DE MULHOUS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5 POSTES (3 PV et 1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9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OLMAR</text:p>
          </table:table-cell>
          <table:table-cell table:style-name="ce31" office:value-type="string">
            <text:p>TRIBUNAL JUDICIAIRE DE SAVERN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1 PV et 3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9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COLMAR</text:p>
          </table:table-cell>
          <table:table-cell table:style-name="ce31" office:value-type="string">
            <text:p>TRIBUNAL JUDICIAIRE DE STRASBOURG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3 POSTES (6 PV et 7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0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DIJON</text:p>
          </table:table-cell>
          <table:table-cell table:style-name="ce31"/>
          <table:table-cell table:style-name="ce31" office:value-type="string">
            <text:p>SECRETARIAT PARQUET GENERAL</text:p>
          </table:table-cell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0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IJON</text:p>
          </table:table-cell>
          <table:table-cell table:style-name="ce31" office:value-type="string">
            <text:p>SERVICE ADMINISTRATIF REGIONAL DE DIJON</text:p>
          </table:table-cell>
          <table:table-cell table:style-name="ce31"/>
          <table:table-cell table:style-name="ce31" office:value-type="string">
            <text:p>GESTIONNAIRE BUDGETAIRE</text:p>
          </table:table-cell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1 PV et 3 PSDV)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1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IJON</text:p>
          </table:table-cell>
          <table:table-cell table:style-name="ce31" office:value-type="string">
            <text:p>TRIBUNAL JUDICIAIRE DE CHALON SUR SAON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0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IJON</text:p>
          </table:table-cell>
          <table:table-cell table:style-name="ce31" office:value-type="string">
            <text:p>TRIBUNAL JUDICIAIRE DE CHAUMONT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5 POSTES (1 PV et 4 PSDV)</text:p>
            <text:p>FICHE DE POSTE GENERIQUE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0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IJON</text:p>
          </table:table-cell>
          <table:table-cell table:style-name="ce31" office:value-type="string">
            <text:p>TRIBUNAL JUDICIAIRE DE DIJ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1 PV et 3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0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IJON</text:p>
          </table:table-cell>
          <table:table-cell table:style-name="ce31" office:value-type="string">
            <text:p>TRIBUNAL JUDICIAIRE DE MAC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1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1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DOUAI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1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1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OUAI</text:p>
          </table:table-cell>
          <table:table-cell table:style-name="ce31" office:value-type="string">
            <text:p>SERVICE ADMINISTRATIF REGIONAL DE DOUAI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2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OUAI</text:p>
          </table:table-cell>
          <table:table-cell table:style-name="ce31" office:value-type="string">
            <text:p>SERVICE ADMINISTRATIF REGIONAL DE DOUAI</text:p>
          </table:table-cell>
          <table:table-cell table:style-name="ce31"/>
          <table:table-cell table:style-name="ce31" office:value-type="string">
            <text:p>C PLACE NORD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SD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2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OUAI</text:p>
          </table:table-cell>
          <table:table-cell table:style-name="ce31" office:value-type="string">
            <text:p>SERVICE ADMINISTRATIF REGIONAL DE DOUAI</text:p>
          </table:table-cell>
          <table:table-cell table:style-name="ce31"/>
          <table:table-cell table:style-name="ce31" office:value-type="string">
            <text:p>C PLACE PAS DE CALAIS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SD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1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OUAI</text:p>
          </table:table-cell>
          <table:table-cell table:style-name="ce31" office:value-type="string">
            <text:p>TRIBUNAL DE PROXIMITE DE MAUBEUG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1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OUAI</text:p>
          </table:table-cell>
          <table:table-cell table:style-name="ce31" office:value-type="string">
            <text:p>TRIBUNAL DE PROXIMITE DE ROUBAIX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1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OUAI</text:p>
          </table:table-cell>
          <table:table-cell table:style-name="ce31" office:value-type="string">
            <text:p>TRIBUNAL JUDICAIIRE DE SAINT OMER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1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OUAI</text:p>
          </table:table-cell>
          <table:table-cell table:style-name="ce31" office:value-type="string">
            <text:p>TRIBUNAL JUDICIAIRE D'ARRA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5 POSTES (2 PV et 3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1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OUAI</text:p>
          </table:table-cell>
          <table:table-cell table:style-name="ce31" office:value-type="string">
            <text:p>TRIBUNAL JUDICIAIRE D'AVESNES SUR HELP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1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2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OUAI</text:p>
          </table:table-cell>
          <table:table-cell table:style-name="ce31" office:value-type="string">
            <text:p>TRIBUNAL JUDICIAIRE DE BETHUN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1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OUAI</text:p>
          </table:table-cell>
          <table:table-cell table:style-name="ce31" office:value-type="string">
            <text:p>TRIBUNAL JUDICIAIRE DE BOULOGNE SUR MER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2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2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OUAI</text:p>
          </table:table-cell>
          <table:table-cell table:style-name="ce31" office:value-type="string">
            <text:p>TRIBUNAL JUDICIAIRE DE DOUAI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2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OUAI</text:p>
          </table:table-cell>
          <table:table-cell table:style-name="ce31" office:value-type="string">
            <text:p>TRIBUNAL JUDICIAIRE DE DUNKERQU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7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1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OUAI</text:p>
          </table:table-cell>
          <table:table-cell table:style-name="ce31" office:value-type="string">
            <text:p>TRIBUNAL JUDICIAIRE DE LILL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7 POSTES (6 PV et 1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2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DOUAI</text:p>
          </table:table-cell>
          <table:table-cell table:style-name="ce31" office:value-type="string">
            <text:p>TRIBUNAL JUDICIAIRE DE VALENCIENN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 POSTE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2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FORT DE France</text:p>
          </table:table-cell>
          <table:table-cell table:style-name="ce31" office:value-type="string">
            <text:p>SERVICE ADMINISTRATIF REGIONAL DE FORT DE France</text:p>
          </table:table-cell>
          <table:table-cell table:style-name="ce31"/>
          <table:table-cell table:style-name="ce31" office:value-type="string">
            <text:p>CSP DUCOS</text:p>
          </table:table-cell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2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FORT DE France</text:p>
          </table:table-cell>
          <table:table-cell table:style-name="ce31" office:value-type="string">
            <text:p>SERVICE ADMINISTRATIF REGIONAL DE FORT DE France</text:p>
          </table:table-cell>
          <table:table-cell table:style-name="ce31"/>
          <table:table-cell table:style-name="ce31" office:value-type="string">
            <text:p>CSP DUCOS</text:p>
          </table:table-cell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2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GRENOBL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VACANTS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2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GRENOBLE</text:p>
          </table:table-cell>
          <table:table-cell table:style-name="ce31" office:value-type="string">
            <text:p>SERVICE ADMINISTRATIF REGIONAL DE GRENOBLE</text:p>
          </table:table-cell>
          <table:table-cell table:style-name="ce31"/>
          <table:table-cell table:style-name="ce31" office:value-type="string">
            <text:p>C PLACE HAUTES-ALPES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3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GRENOBLE</text:p>
          </table:table-cell>
          <table:table-cell table:style-name="ce31" office:value-type="string">
            <text:p>SERVICE ADMINISTRATIF REGIONAL DE GRENOBLE</text:p>
          </table:table-cell>
          <table:table-cell table:style-name="ce31"/>
          <table:table-cell table:style-name="ce31" office:value-type="string">
            <text:p>C PLACE ISER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3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GRENOBLE</text:p>
          </table:table-cell>
          <table:table-cell table:style-name="ce31" office:value-type="string">
            <text:p>SERVICE ADMINISTRATIF REGIONAL DE GRENOBL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VACANTS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3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GRENOBLE</text:p>
          </table:table-cell>
          <table:table-cell table:style-name="ce31" office:value-type="string">
            <text:p>TRIBUNAL DE PROXIMITE DE MONTELIMAR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 POSTE VACANT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3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GRENOBLE</text:p>
          </table:table-cell>
          <table:table-cell table:style-name="ce31" office:value-type="string">
            <text:p>TRIBUNAL JUDICAIIRE DE GRENOBL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7 POSTES (4 PV et 3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7">
          <table:table-cell table:style-name="ce12" office:value-type="string">
            <text:p>DSJ-SD-13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GRENOBLE</text:p>
          </table:table-cell>
          <table:table-cell table:style-name="ce31" office:value-type="string">
            <text:p>TRIBUNAL JUDICIAIRE DE VALENCE</text:p>
          </table:table-cell>
          <table:table-cell table:style-name="ce31"/>
          <table:table-cell table:style-name="ce31" office:value-type="string">
            <text:p>CORRESPONDANT LOCAL INFORMATIQUE-CELLULE INFORMATIQUE DE PROXIMITE DU TRIBUNAL JUDICIAIRE DE VALENC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3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GRENOBLE</text:p>
          </table:table-cell>
          <table:table-cell table:style-name="ce31" office:value-type="string">
            <text:p>TRIBUNAL JUDICIAIRE DE VALENC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1 PV et 3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3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GRENOBLE</text:p>
          </table:table-cell>
          <table:table-cell table:style-name="ce31" office:value-type="string">
            <text:p>TRIBUNAL JUDICIAIRE DE VIENN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5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3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LIMOGES</text:p>
          </table:table-cell>
          <table:table-cell table:style-name="ce31" office:value-type="string">
            <text:p>TRIBUNAL JUDICIAIRE DE BRIVE LA GAILLARD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 POSTE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3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LIMOGES</text:p>
          </table:table-cell>
          <table:table-cell table:style-name="ce31" office:value-type="string">
            <text:p>TRIBUNAL JUDICIAIRE DE GUERET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2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3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LIMOGES</text:p>
          </table:table-cell>
          <table:table-cell table:style-name="ce31" office:value-type="string">
            <text:p>TRIBUNAL JUDICIAIRE DE LIMOG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4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LY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3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4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LYON</text:p>
          </table:table-cell>
          <table:table-cell table:style-name="ce31" office:value-type="string">
            <text:p>SERVICE ADMINISTRATIF REGIONAL DE LYON</text:p>
          </table:table-cell>
          <table:table-cell table:style-name="ce31"/>
          <table:table-cell table:style-name="ce31" office:value-type="string">
            <text:p>C PLACE AIN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4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LYON</text:p>
          </table:table-cell>
          <table:table-cell table:style-name="ce31" office:value-type="string">
            <text:p>SERVICE ADMINISTRATIF REGIONAL DE LYON</text:p>
          </table:table-cell>
          <table:table-cell table:style-name="ce31"/>
          <table:table-cell table:style-name="ce31" office:value-type="string">
            <text:p>C PLACE LOIR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4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LYON</text:p>
          </table:table-cell>
          <table:table-cell table:style-name="ce31" office:value-type="string">
            <text:p>SERVICE ADMINISTRATIF REGIONAL DE LYON</text:p>
          </table:table-cell>
          <table:table-cell table:style-name="ce31"/>
          <table:table-cell table:style-name="ce31" office:value-type="string">
            <text:p>CORRESPONDANT LOCAL INFORMATIQUE-CA/SAR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4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LYON</text:p>
          </table:table-cell>
          <table:table-cell table:style-name="ce31" office:value-type="string">
            <text:p>SERVICE ADMINISTRATIF REGIONAL DE LYON</text:p>
          </table:table-cell>
          <table:table-cell table:style-name="ce31"/>
          <table:table-cell table:style-name="ce31" office:value-type="string">
            <text:p>GESTIONNAIRE</text:p>
          </table:table-cell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VACANTS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4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LYON</text:p>
          </table:table-cell>
          <table:table-cell table:style-name="ce31" office:value-type="string">
            <text:p>TRIBUNAL DE PROXIMITE DE BELLEY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4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LYON</text:p>
          </table:table-cell>
          <table:table-cell table:style-name="ce31" office:value-type="string">
            <text:p>TRIBUNAL DE PROXIMITE DE MONBRIS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4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LYON</text:p>
          </table:table-cell>
          <table:table-cell table:style-name="ce31" office:value-type="string">
            <text:p>TRIBUNAL JUDICIAIRE DE BOURG EN BRESS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4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LYON</text:p>
          </table:table-cell>
          <table:table-cell table:style-name="ce31" office:value-type="string">
            <text:p>TRIBUNAL JUDICIAIRE DE LY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8 POSTES (11 PV et 17 PSDV)</text:p>
            <text:p>FICHE DE POSTE GENERIQUE DSJ 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5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LYON</text:p>
          </table:table-cell>
          <table:table-cell table:style-name="ce31" office:value-type="string">
            <text:p>TRIBUNAL JUDICIAIRE DE ROANN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4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LYON</text:p>
          </table:table-cell>
          <table:table-cell table:style-name="ce31" office:value-type="string">
            <text:p>TRIBUNAL JUDICIAIRE DE SAINT ETIENN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5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METZ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5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METZ</text:p>
          </table:table-cell>
          <table:table-cell table:style-name="ce31" office:value-type="string">
            <text:p>SERVICE ADMINISTRATIF REGIONAL DE METZ</text:p>
          </table:table-cell>
          <table:table-cell table:style-name="ce31"/>
          <table:table-cell table:style-name="ce31" office:value-type="string">
            <text:p>C PLACE MOSELL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SD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5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METZ</text:p>
          </table:table-cell>
          <table:table-cell table:style-name="ce31" office:value-type="string">
            <text:p>SERVICE ADMINISTRATIF REGIONAL DE METZ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5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METZ</text:p>
          </table:table-cell>
          <table:table-cell table:style-name="ce31" office:value-type="string">
            <text:p>TRIBUNAL DE PROXIMITE DE SAINT AVOLD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5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METZ</text:p>
          </table:table-cell>
          <table:table-cell table:style-name="ce31" office:value-type="string">
            <text:p>TRIBUNAL JUDICIAIRE DE METZ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9 POSTES VACANTS (5 PV et 4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5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METZ</text:p>
          </table:table-cell>
          <table:table-cell table:style-name="ce31" office:value-type="string">
            <text:p>TRIBUNAL JUDICIAIRE DE SARREGUEMIN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1 PV et 3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5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METZ</text:p>
          </table:table-cell>
          <table:table-cell table:style-name="ce31" office:value-type="string">
            <text:p>TRIBUNAL JUDICIAIRE DE THIONVILL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5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MONTPELLIER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VACANTS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5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MONTPELLIER</text:p>
          </table:table-cell>
          <table:table-cell table:style-name="ce31" office:value-type="string">
            <text:p>SERVICE ADMINISTRATIF REGIONAL DE MONTPELLIER</text:p>
          </table:table-cell>
          <table:table-cell table:style-name="ce31"/>
          <table:table-cell table:style-name="ce31" office:value-type="string">
            <text:p>C PLACE HERAULT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2 POSTES VACANTS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6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MONTPELLIER</text:p>
          </table:table-cell>
          <table:table-cell table:style-name="ce31" office:value-type="string">
            <text:p>SERVICE ADMINISTRATIF REGIONAL DE MONTPELLIER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6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MONTPELLIER</text:p>
          </table:table-cell>
          <table:table-cell table:style-name="ce31" office:value-type="string">
            <text:p>TRIBUNAL JUDICIAIRE DE BEZIER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6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MONTPELLIER</text:p>
          </table:table-cell>
          <table:table-cell table:style-name="ce31" office:value-type="string">
            <text:p>TRIBUNAL JUDICIAIRE DE MONTPELLIER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9 POSTES VACANTS (2 PV et 7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6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MONTPELLIER</text:p>
          </table:table-cell>
          <table:table-cell table:style-name="ce31" office:value-type="string">
            <text:p>TRIBUNAL JUDICIAIRE DE NARBONN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6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MONTPELLIER</text:p>
          </table:table-cell>
          <table:table-cell table:style-name="ce31" office:value-type="string">
            <text:p>TRIBUNAL JUDICIAIRE DE PERPIGNA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6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MONTPELLIER</text:p>
          </table:table-cell>
          <table:table-cell table:style-name="ce31" office:value-type="string">
            <text:p>TRIBUNAL JUDICIAIRE DE RODEZ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2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6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NANCY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6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NANCY</text:p>
          </table:table-cell>
          <table:table-cell table:style-name="ce31" office:value-type="string">
            <text:p>SERVICE ADMINISTRATIF REGIONAL DE NANCY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7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NANCY</text:p>
          </table:table-cell>
          <table:table-cell table:style-name="ce31" office:value-type="string">
            <text:p>TRIBUNAL DE PROXIMITE DE SAINT DI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6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NANCY</text:p>
          </table:table-cell>
          <table:table-cell table:style-name="ce31" office:value-type="string">
            <text:p>TRIBUNAL JUDICIAIRE DE BAR LE DUC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6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NANCY</text:p>
          </table:table-cell>
          <table:table-cell table:style-name="ce31" office:value-type="string">
            <text:p>TRIBUNAL JUDICIAIRE DE NANCY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6 POSTES (2 PV et 4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7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NIMES</text:p>
          </table:table-cell>
          <table:table-cell table:style-name="ce31"/>
          <table:table-cell table:style-name="ce31" office:value-type="string">
            <text:p>SECRETARIAT <text:s/>DE LA PREMIERE PRESIDENC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7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NIMES</text:p>
          </table:table-cell>
          <table:table-cell table:style-name="ce31" office:value-type="string">
            <text:p>SERVICE ADMINISTRATIF REGIONAL DE NIMES</text:p>
          </table:table-cell>
          <table:table-cell table:style-name="ce31"/>
          <table:table-cell table:style-name="ce31" office:value-type="string">
            <text:p>C PLACE ARDECH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7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NIMES</text:p>
          </table:table-cell>
          <table:table-cell table:style-name="ce31" office:value-type="string">
            <text:p>SERVICE ADMINISTRATIF REGIONAL DE NIMES</text:p>
          </table:table-cell>
          <table:table-cell table:style-name="ce31"/>
          <table:table-cell table:style-name="ce31" office:value-type="string">
            <text:p>C PLACE VAUCLUS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8">
          <table:table-cell table:style-name="ce12" office:value-type="string">
            <text:p>DSJ-SD-17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NIMES</text:p>
          </table:table-cell>
          <table:table-cell table:style-name="ce31" office:value-type="string">
            <text:p>SERVICE ADMINISTRATIF REGIONAL DE NIMES</text:p>
          </table:table-cell>
          <table:table-cell table:style-name="ce31"/>
          <table:table-cell table:style-name="ce31" office:value-type="string">
            <text:p>CORRESPONDANT LOCAL INFORMATIQUE-CELLULE INFORMATIQUE DE PROXIMITE VAUCLUS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7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NIMES</text:p>
          </table:table-cell>
          <table:table-cell table:style-name="ce31" office:value-type="string">
            <text:p>TRIBUNAL <text:s/>JUDICIAIRE DE NIM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5 POSTES (3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7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NIMES</text:p>
          </table:table-cell>
          <table:table-cell table:style-name="ce31" office:value-type="string">
            <text:p>TRIBUNAL DE PROXIMITE D'ANNONAY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1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7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NIMES</text:p>
          </table:table-cell>
          <table:table-cell table:style-name="ce31" office:value-type="string">
            <text:p>TRIBUNAL DE PROXIMITE D'AUBENA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8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NIMES</text:p>
          </table:table-cell>
          <table:table-cell table:style-name="ce31" office:value-type="string">
            <text:p>TRIBUNAL DE PROXIMITE DE PERTUI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8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NIMES</text:p>
          </table:table-cell>
          <table:table-cell table:style-name="ce31" office:value-type="string">
            <text:p>TRIBUNAL DE PROXIMITE D'UZ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7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NIMES</text:p>
          </table:table-cell>
          <table:table-cell table:style-name="ce31" office:value-type="string">
            <text:p>TRIBUNAL JUDICIAIRE D'AVIGN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1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7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NIMES</text:p>
          </table:table-cell>
          <table:table-cell table:style-name="ce31" office:value-type="string">
            <text:p>TRIBUNAL JUDICIAIRE DE CARPENTRA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8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NIMES</text:p>
          </table:table-cell>
          <table:table-cell table:style-name="ce31" office:value-type="string">
            <text:p>TRIBUNAL JUDICIAIRE DE MEND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8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NIMES</text:p>
          </table:table-cell>
          <table:table-cell table:style-name="ce31" office:value-type="string">
            <text:p>TRIBUNAL JUDICIAIRE DE PRIVA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2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8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NOUMEA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31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NOUMEA</text:p>
          </table:table-cell>
          <table:table-cell table:style-name="ce31" office:value-type="string">
            <text:p>TRIBUNAL DE PREMIERE INSTANCE DE NOUMEA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9 POSTES VACANTS (3 PV et 6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9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ORLEANS</text:p>
          </table:table-cell>
          <table:table-cell table:style-name="ce31" office:value-type="string">
            <text:p>SERVICE ADMI9NISTRATIF REGIONAL D'ORLEANS</text:p>
          </table:table-cell>
          <table:table-cell table:style-name="ce31"/>
          <table:table-cell table:style-name="ce31" office:value-type="string">
            <text:p>GESTIONNAIRE POLE CHORUS</text:p>
          </table:table-cell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8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ORLEANS</text:p>
          </table:table-cell>
          <table:table-cell table:style-name="ce31" office:value-type="string">
            <text:p>SERVICE ADMINISTRATIF REGIONAL</text:p>
          </table:table-cell>
          <table:table-cell table:style-name="ce31"/>
          <table:table-cell table:style-name="ce31" office:value-type="string">
            <text:p>C PLACE INDRE ET LOIR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8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ORLEANS</text:p>
          </table:table-cell>
          <table:table-cell table:style-name="ce31" office:value-type="string">
            <text:p>SERVICE ADMINISTRATIF REGIONAL</text:p>
          </table:table-cell>
          <table:table-cell table:style-name="ce31"/>
          <table:table-cell table:style-name="ce31" office:value-type="string">
            <text:p>C PLACE LOIRET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8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ORLEANS</text:p>
          </table:table-cell>
          <table:table-cell table:style-name="ce31" office:value-type="string">
            <text:p>SERVICE ADMINISTRATIF REGIONAL</text:p>
          </table:table-cell>
          <table:table-cell table:style-name="ce31"/>
          <table:table-cell table:style-name="ce31" office:value-type="string">
            <text:p>CORRESPOND LOCAL INFORMATIQUE-CIP ARRONDISSEMENT JUDICIAIRE D'ORLEANS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8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ORLEANS</text:p>
          </table:table-cell>
          <table:table-cell table:style-name="ce31" office:value-type="string">
            <text:p>SERVICE ADMINISTRATIF REGIONAL</text:p>
          </table:table-cell>
          <table:table-cell table:style-name="ce31"/>
          <table:table-cell table:style-name="ce31" office:value-type="string">
            <text:p>CORRESPOND LOCAL INFORMATIQUE-CIP RRONDISSEMENT JUDICIAIRE DE BLOIS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9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ORLEANS</text:p>
          </table:table-cell>
          <table:table-cell table:style-name="ce31" office:value-type="string">
            <text:p>TRIBUNAL JUDICIAIRE DE TOUR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2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9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ORLEANS</text:p>
          </table:table-cell>
          <table:table-cell table:style-name="ce31" office:value-type="string">
            <text:p>TRIBUNAL JUDICIAIRE D'ORLEAN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2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9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'ORLEANS</text:p>
          </table:table-cell>
          <table:table-cell table:style-name="ce31" office:value-type="string">
            <text:p>TRUBUNAL JUDICIAIRE DE MONTARGI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9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PARI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8 POSTES (3 PV et 5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0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GREFFE DU TRIBUNAL JUDICIAIRE DE PARI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60 POSTES (35 PV et 25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9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PARQUET DU TRIBUNAL JUDICIAIRE DE PARI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0 POSTES (14 PV et 6 PSDV)</text:p>
            <text:p>FICHE DE POSTE GENERIQUE DSJ 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9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SERVICE ADMINISTRATIF REGIONAL DE PARIS</text:p>
          </table:table-cell>
          <table:table-cell table:style-name="ce31"/>
          <table:table-cell table:style-name="ce31" office:value-type="string">
            <text:p><text:s/>C PLACE ESSON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9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SERVICE ADMINISTRATIF REGIONAL DE PARIS</text:p>
          </table:table-cell>
          <table:table-cell table:style-name="ce31"/>
          <table:table-cell table:style-name="ce31" office:value-type="string">
            <text:p>C PLACE SEINE SAINT DENIS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9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SERVICE ADMINISTRATIF REGIONAL DE PARIS</text:p>
          </table:table-cell>
          <table:table-cell table:style-name="ce31"/>
          <table:table-cell table:style-name="ce31" office:value-type="string">
            <text:p>C PLACE VAL DE MARN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19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SERVICE ADMINISTRATIF REGIONAL DE PARI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7 POSTES (4 PV et 3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0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SERVICE ADMINISTRATIF REGIONAL DE PARIS</text:p>
          </table:table-cell>
          <table:table-cell table:style-name="ce31"/>
          <table:table-cell table:style-name="ce31" office:value-type="string">
            <text:p><text:s/>C PLACE SEINE ET MARN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SDV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2 <text:s/>POSTES PSDV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0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SERVICE ADMINISTRATIF REGIONAL DE PARIS</text:p>
          </table:table-cell>
          <table:table-cell table:style-name="ce31"/>
          <table:table-cell table:style-name="ce31" office:value-type="string">
            <text:p><text:s/>C PLACE PARIS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SD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9">
          <table:table-cell table:style-name="ce12" office:value-type="string">
            <text:p>DSJ-SD-20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SERVICE ADMINISTRATIF REGIONAL DE PARIS</text:p>
          </table:table-cell>
          <table:table-cell table:style-name="ce31"/>
          <table:table-cell table:style-name="ce31" office:value-type="string">
            <text:p>CORRESPONDANT LOCAL INFORMATIQUE-CELULE INFORMATIQUE DE PROXIMITE ARRONDISSEMENT JUDICIAIRE DE BOBIGNY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SD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0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TRIBUNAL DE PROXIMIT D'IVRY SUR SEIN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1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TRIBUNAL DE PROXIMITE D'AUBERVILLIER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1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TRIBUNAL DE PROXIMITE D'AULNAY SOUS BOI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1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TRIBUNAL DE PROXIMITE DE LAGNY SUR MARN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1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TRIBUNAL DE PROXIMITE DE LONGJUMEAU</text:p>
          </table:table-cell>
          <table:table-cell table:style-name="ce31"/>
          <table:table-cell table:style-name="ce31" office:value-type="string">
            <text:p><text:s/></text:p>
          </table:table-cell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1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TRIBUNAL DE PROXIMITE DE MONTREUIL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1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TRIBUNAL DE PROXIMITE D'ETAMP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1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TRIBUNAL DE PROXIMITE LE RAINCY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1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TRIBUNAL JUDICIAIRE D'AUXERR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7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0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TRIBUNAL JUDICIAIRE DE BOBIGNY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4 POSTES (9 PV et 5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0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TRIBUNAL JUDICIAIRE DE CRETEIL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8 POSTES <text:s/>(6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1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TRIBUNAL JUDICIAIRE DE FONTAINEBLEAU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0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TRIBUNAL JUDICIAIRE DE MEAUX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0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TRIBUNAL JUDICIAIRE DE MELU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5 POSTES (3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0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RIS</text:p>
          </table:table-cell>
          <table:table-cell table:style-name="ce31" office:value-type="string">
            <text:p>TRIBUNAL JUDICIAIRE D'EVRY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1 POSTES (6 PV et 5 PSDV)</text:p>
            <text:p>FICHE DE POSTE GENERIQUE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10">
          <table:table-cell table:style-name="ce12" office:value-type="string">
            <text:p>DSJ-SD-21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U</text:p>
          </table:table-cell>
          <table:table-cell table:style-name="ce31" office:value-type="string">
            <text:p>SERVICE ADMINISTRATIF REGIONAL DE PAU</text:p>
          </table:table-cell>
          <table:table-cell table:style-name="ce31"/>
          <table:table-cell table:style-name="ce31" office:value-type="string">
            <text:p>CORRESPONDANT LOCAL INFORMATIQUE TRIBUNAL JUDICIAIRE DE BAYONNE-CELLULE INFORMATIQUE DE PROXIMITE 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11">
          <table:table-cell table:style-name="ce12" office:value-type="string">
            <text:p>DSJ-SD-22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U</text:p>
          </table:table-cell>
          <table:table-cell table:style-name="ce31" office:value-type="string">
            <text:p>SERVICE ADMINISTRATIF REGIONAL DE PAU</text:p>
          </table:table-cell>
          <table:table-cell table:style-name="ce31"/>
          <table:table-cell table:style-name="ce31" office:value-type="string">
            <text:p>CORRESPONDANT LOCAL INFORMATIQUE TRIBUNAL JUDICIAIRE DE MONT DE MARSAN-CELLULE INFORMATIQUE DE PROXIMITE 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2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U</text:p>
          </table:table-cell>
          <table:table-cell table:style-name="ce31" office:value-type="string">
            <text:p>TRIBUNAL DE PROXIMITE D'OLORON SAINTE MARI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2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U</text:p>
          </table:table-cell>
          <table:table-cell table:style-name="ce31" office:value-type="string">
            <text:p>TRIBUNAL JUDICIAIRE DAX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5 POSTES (4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2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U</text:p>
          </table:table-cell>
          <table:table-cell table:style-name="ce31" office:value-type="string">
            <text:p>TRIBUNAL JUDICIAIRE DE BAYONN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2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AU</text:p>
          </table:table-cell>
          <table:table-cell table:style-name="ce31" office:value-type="string">
            <text:p>TRIBUNAL JUDICIAIRE DE PAU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VACANTS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2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POITIER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2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OITIERS</text:p>
          </table:table-cell>
          <table:table-cell table:style-name="ce31" office:value-type="string">
            <text:p>SERVICE ADMINISTRATIF REGIONAL DE POITIERS</text:p>
          </table:table-cell>
          <table:table-cell table:style-name="ce31"/>
          <table:table-cell table:style-name="ce31" office:value-type="string">
            <text:p>C PLACE VIENN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2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OITIERS</text:p>
          </table:table-cell>
          <table:table-cell table:style-name="ce31" office:value-type="string">
            <text:p>SERVICE ADMINISTRATIF REGIONAL DE POITIER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3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OITIERS</text:p>
          </table:table-cell>
          <table:table-cell table:style-name="ce31" office:value-type="string">
            <text:p>TRIBUNAL DE PROXIMITE DE JONZAC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3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OITIERS</text:p>
          </table:table-cell>
          <table:table-cell table:style-name="ce31" office:value-type="string">
            <text:p>TRIBUNAL JUDICIAIRE DE LA ROCHELL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7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3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OITIERS</text:p>
          </table:table-cell>
          <table:table-cell table:style-name="ce31" office:value-type="string">
            <text:p>TRIBUNAL JUDICIAIRE DE NIORT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2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2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OITIERS</text:p>
          </table:table-cell>
          <table:table-cell table:style-name="ce31" office:value-type="string">
            <text:p>TRIBUNAL JUDICIAIRE DE POITIER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8 POSTES <text:s/>(5 PV et 3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2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OITIERS</text:p>
          </table:table-cell>
          <table:table-cell table:style-name="ce31" office:value-type="string">
            <text:p>TRIBUNAL JUDICIAIRE DE SAINT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3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OITIERS</text:p>
          </table:table-cell>
          <table:table-cell table:style-name="ce31" office:value-type="string">
            <text:p>TRIBUNAL JUDICIAIRE LES SABLES D'OLONN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3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POITIERS</text:p>
          </table:table-cell>
          <table:table-cell table:style-name="ce31" office:value-type="string">
            <text:p>TRIIBUNAL JUDICIAIRE DE LA ROCHE SUR Y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7 POSTES <text:s/>(1 PV et 6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3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REIM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VACANTS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3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EIMS</text:p>
          </table:table-cell>
          <table:table-cell table:style-name="ce31" office:value-type="string">
            <text:p>TRIBUNAL JUDICIAIRE DE CHARLEVILLE MEZIER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3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EIMS</text:p>
          </table:table-cell>
          <table:table-cell table:style-name="ce31" office:value-type="string">
            <text:p>TRIBUNAL JUDICIAIRE DE REIM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3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EIMS</text:p>
          </table:table-cell>
          <table:table-cell table:style-name="ce31" office:value-type="string">
            <text:p>TRIBUNAL JUDICIAIRE DE TROY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2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4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RENN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1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4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ENNES</text:p>
          </table:table-cell>
          <table:table-cell table:style-name="ce31" office:value-type="string">
            <text:p>SERVICE ADMINISTRATIF REGIONAL DE RENNES</text:p>
          </table:table-cell>
          <table:table-cell table:style-name="ce31"/>
          <table:table-cell table:style-name="ce31" office:value-type="string">
            <text:p>C PLACE ILLE ET VILAIN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12">
          <table:table-cell table:style-name="ce12" office:value-type="string">
            <text:p>DSJ-SD-24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ENNES</text:p>
          </table:table-cell>
          <table:table-cell table:style-name="ce31" office:value-type="string">
            <text:p>SERVICE ADMINISTRATIF REGIONAL DE RENNES</text:p>
          </table:table-cell>
          <table:table-cell table:style-name="ce31"/>
          <table:table-cell table:style-name="ce31" office:value-type="string">
            <text:p>CORRESPONDANT LOCAL INFORMATIQUE-CELLULE INFORMATIQUE DE PROXIMITE DE LOIRE ATLANTIQU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4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ENNES</text:p>
          </table:table-cell>
          <table:table-cell table:style-name="ce31" office:value-type="string">
            <text:p>SERVICE ADMINISTRATIF REGIONAL DE RENN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4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ENNES</text:p>
          </table:table-cell>
          <table:table-cell table:style-name="ce31" office:value-type="string">
            <text:p>TRIBUNAL DE PROXIMITE DE GUINGAMP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4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ENNES</text:p>
          </table:table-cell>
          <table:table-cell table:style-name="ce31" office:value-type="string">
            <text:p>TRIBUNAL JUDICIAIRE DE BREST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2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4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ENNES</text:p>
          </table:table-cell>
          <table:table-cell table:style-name="ce31" office:value-type="string">
            <text:p>TRIBUNAL JUDICIAIRE DE LORIENT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4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ENNES</text:p>
          </table:table-cell>
          <table:table-cell table:style-name="ce31" office:value-type="string">
            <text:p>TRIBUNAL JUDICIAIRE DE QUIMPER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5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ENNES</text:p>
          </table:table-cell>
          <table:table-cell table:style-name="ce31" office:value-type="string">
            <text:p>TRIBUNAL JUDICIAIRE DE RENN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1 POSTES (2 PV et 9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5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ENNES</text:p>
          </table:table-cell>
          <table:table-cell table:style-name="ce31" office:value-type="string">
            <text:p>TRIBUNAL JUDICIAIRE DE SAINT BRIEUC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4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ENNES</text:p>
          </table:table-cell>
          <table:table-cell table:style-name="ce31" office:value-type="string">
            <text:p>TRIBUNAL JUDICIAIRE DE SAINT MALO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5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ENNES</text:p>
          </table:table-cell>
          <table:table-cell table:style-name="ce31" office:value-type="string">
            <text:p>TRIBUNAL JUDICIAIRE DE SAINT NAZAIR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/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5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ENNES</text:p>
          </table:table-cell>
          <table:table-cell table:style-name="ce31" office:value-type="string">
            <text:p>TRIBUNAL JUDICIAIRE DE VANN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4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ENNES</text:p>
          </table:table-cell>
          <table:table-cell table:style-name="ce31" office:value-type="string">
            <text:p>TRIBUNAL JUDICIARE DE NANT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3 POSTES (9 PV et 4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5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IOM</text:p>
          </table:table-cell>
          <table:table-cell table:style-name="ce31" office:value-type="string">
            <text:p>SERVICE ADMINISTRATIF REGIONAL DE RIOM</text:p>
          </table:table-cell>
          <table:table-cell table:style-name="ce31"/>
          <table:table-cell table:style-name="ce31" office:value-type="string">
            <text:p>CORRESPONDANT LOCAL INFORMATIQUE-CELLULE INFORMATIQUE DE PROXIMIT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6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IOM</text:p>
          </table:table-cell>
          <table:table-cell table:style-name="ce31" office:value-type="string">
            <text:p>TRIBUNAL DE PROXIMITE DE SAINT FLOUR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6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IOM</text:p>
          </table:table-cell>
          <table:table-cell table:style-name="ce31" office:value-type="string">
            <text:p>TRIBUNAL DE PROXIMITE DE TIHER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6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IOM</text:p>
          </table:table-cell>
          <table:table-cell table:style-name="ce31" office:value-type="string">
            <text:p>TRIBUNAL DE PROXIMITE DE VICHY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5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IOM</text:p>
          </table:table-cell>
          <table:table-cell table:style-name="ce31" office:value-type="string">
            <text:p>TRIBUNAL JUDICIAIRE D'AURILLAC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1 PV et 3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5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IOM</text:p>
          </table:table-cell>
          <table:table-cell table:style-name="ce31" office:value-type="string">
            <text:p>TRIBUNAL JUDICIAIRE DE CLERMONT FERRAND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VACANTS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5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IOM</text:p>
          </table:table-cell>
          <table:table-cell table:style-name="ce31" office:value-type="string">
            <text:p>TRIBUNAL JUDICIAIRE DE MONTLUC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5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IOM</text:p>
          </table:table-cell>
          <table:table-cell table:style-name="ce31" office:value-type="string">
            <text:p>TRIBUNAL JUDICIAIRE DE MOULIN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5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IOM</text:p>
          </table:table-cell>
          <table:table-cell table:style-name="ce31" office:value-type="string">
            <text:p>TRIBUNAL JUDICIAIRE DE PUY EN VELAY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13">
          <table:table-cell table:style-name="ce12" office:value-type="string">
            <text:p>DSJ-SD-26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OUEN</text:p>
          </table:table-cell>
          <table:table-cell table:style-name="ce31" office:value-type="string">
            <text:p>SERVICE ADMINISTRATIF REGIONAL DE ROUEN</text:p>
          </table:table-cell>
          <table:table-cell table:style-name="ce31"/>
          <table:table-cell table:style-name="ce31" office:value-type="string">
            <text:p>CORRESPONDANT LOCAL INFORMATIQUE-CELLULE INFORMATIQUE DE PROXIMITE LE HAVRE/DIEPP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14">
          <table:table-cell table:style-name="ce12" office:value-type="string">
            <text:p>DSJ-SD-26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OUEN</text:p>
          </table:table-cell>
          <table:table-cell table:style-name="ce31" office:value-type="string">
            <text:p>SERVICE ADMINISTRATIF REGIONAL DE ROUEN</text:p>
          </table:table-cell>
          <table:table-cell table:style-name="ce31"/>
          <table:table-cell table:style-name="ce31" office:value-type="string">
            <text:p>CORRESPONDANT LOCAL INFORMATIQUE-CELLULE INFORMATIQUE DE PROXIMITE EVREUX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6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OUEN</text:p>
          </table:table-cell>
          <table:table-cell table:style-name="ce31" office:value-type="string">
            <text:p>SERVICE ADMINISTRATIF REGIONAL DE ROUEN</text:p>
          </table:table-cell>
          <table:table-cell table:style-name="ce31"/>
          <table:table-cell table:style-name="ce31" office:value-type="string">
            <text:p>CORRESPONDANT LOCAL INFORMATIQUE-CELLULE INFORMATIQUE DE PROXIMITE ROUEN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SD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7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OUEN</text:p>
          </table:table-cell>
          <table:table-cell table:style-name="ce31" office:value-type="string">
            <text:p>SERVICE ADMINISTRATIF REGIONAL DE ROUE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7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OUEN</text:p>
          </table:table-cell>
          <table:table-cell table:style-name="ce31" office:value-type="string">
            <text:p>TRIBUNAL DE PROXIMITE DE LOUVIER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6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OUEN</text:p>
          </table:table-cell>
          <table:table-cell table:style-name="ce31" office:value-type="string">
            <text:p>TRIBUNAL JUDCIIAIRE D'EVREUX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9 POSTES (3 PV et 6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6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OUEN</text:p>
          </table:table-cell>
          <table:table-cell table:style-name="ce31" office:value-type="string">
            <text:p>TRIBUNAL JUDICIAIRE DE DIEPP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2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6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OUEN</text:p>
          </table:table-cell>
          <table:table-cell table:style-name="ce31" office:value-type="string">
            <text:p>TRIBUNAL JUDICIAIRE DE ROUE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1 POSTES (3 PV et 8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6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ROUEN</text:p>
          </table:table-cell>
          <table:table-cell table:style-name="ce31" office:value-type="string">
            <text:p>TRIBUNAL JUDICIAIRE LE HAVR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1 PV et 3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7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SAINT DENIS DE LA REUNION</text:p>
          </table:table-cell>
          <table:table-cell table:style-name="ce31" office:value-type="string">
            <text:p>TRIBUNAL JUDICIAIRE DE SAINT DENIS DE LA REUNI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7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SAINT DENIS DE LA REUNION</text:p>
          </table:table-cell>
          <table:table-cell table:style-name="ce31" office:value-type="string">
            <text:p>TRIBUNALJUDICIAIRE DE MAMOUDZOU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7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SAINT DENIS DE LA REUNION</text:p>
          </table:table-cell>
          <table:table-cell table:style-name="ce31" office:value-type="string">
            <text:p>TRIBUNALJUDICIAIRE DE SAINT PIERRE DE LA REUNI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7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COUR D'APPEL DE TOULOUS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VACANTS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7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TOULOUSE</text:p>
          </table:table-cell>
          <table:table-cell table:style-name="ce31" office:value-type="string">
            <text:p>SERVICE ADMINISTRATIF REGIONAL DE TOULOUSE</text:p>
          </table:table-cell>
          <table:table-cell table:style-name="ce31"/>
          <table:table-cell table:style-name="ce31" office:value-type="string">
            <text:p>C PLACE HAUTE GARON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2 POSTES VACANTS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8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TOULOUSE</text:p>
          </table:table-cell>
          <table:table-cell table:style-name="ce31" office:value-type="string">
            <text:p>SERVICE ADMINISTRATIF REGIONAL DE TOULOUS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8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TOULOUSE</text:p>
          </table:table-cell>
          <table:table-cell table:style-name="ce31" office:value-type="string">
            <text:p>TRIBUNAL DE PROXIMITE DE CASTELSARRASI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8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TOULOUSE</text:p>
          </table:table-cell>
          <table:table-cell table:style-name="ce31" office:value-type="string">
            <text:p>TRIBUNAL DE PROXIMITE DE MURET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8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TOULOUSE</text:p>
          </table:table-cell>
          <table:table-cell table:style-name="ce31" office:value-type="string">
            <text:p>TRIBUNAL DE PROXIMITE DE SAINT GIRON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7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TOULOUSE</text:p>
          </table:table-cell>
          <table:table-cell table:style-name="ce31" office:value-type="string">
            <text:p>TRIBUNAL JUDICIAIRE D'ALBI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8 POSTES (3 PV et 5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8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TOULOUSE</text:p>
          </table:table-cell>
          <table:table-cell table:style-name="ce31" office:value-type="string">
            <text:p>TRIBUNAL JUDICIAIRE DE CASTR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PSDV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7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TOULOUSE</text:p>
          </table:table-cell>
          <table:table-cell table:style-name="ce31" office:value-type="string">
            <text:p>TRIBUNAL JUDICIAIRE DE FOIX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7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TOULOUSE</text:p>
          </table:table-cell>
          <table:table-cell table:style-name="ce31" office:value-type="string">
            <text:p>TRIBUNAL JUDICIAIRE DE MONTAUBA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8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TOULOUSE</text:p>
          </table:table-cell>
          <table:table-cell table:style-name="ce31" office:value-type="string">
            <text:p>TRIBUNAL JUDICIAIRE DE SAINT GAUDEN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8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TOULOUSE</text:p>
          </table:table-cell>
          <table:table-cell table:style-name="ce31" office:value-type="string">
            <text:p>TRIBUNAL JUDICIAIRE DE TOULOUS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0 POSTES (7 PV et 3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8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<text:s/>VERSAILLES</text:p>
          </table:table-cell>
          <table:table-cell table:style-name="ce31" office:value-type="string">
            <text:p>COUR D'APPEL DE VERSAILL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2 POSTES (2 PV et 10 PSDV)</text:p>
            <text:p>FICHE DE POSTE GENERIQUE DSJ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28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VERSAILLES</text:p>
          </table:table-cell>
          <table:table-cell table:style-name="ce31" office:value-type="string">
            <text:p>SERVICE ADMINISTRATIF REGIONAL DE VERSAILLES</text:p>
          </table:table-cell>
          <table:table-cell table:style-name="ce31"/>
          <table:table-cell table:style-name="ce31" office:value-type="string">
            <text:p>C PLACE VAL D'OIS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8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<text:s/>VERSAILLES</text:p>
          </table:table-cell>
          <table:table-cell table:style-name="ce31" office:value-type="string">
            <text:p>SERVICE ADMINISTRATIF REGIONAL DE VERSAILLES</text:p>
          </table:table-cell>
          <table:table-cell table:style-name="ce31"/>
          <table:table-cell table:style-name="ce31" office:value-type="string">
            <text:p>C PLACE YVELINES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29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<text:s/>D'APPEL DE VERSAILLES</text:p>
          </table:table-cell>
          <table:table-cell table:style-name="ce31" office:value-type="string">
            <text:p>SERVICE ADMINISTRATIF REGIONAL DE VERSAILLES</text:p>
          </table:table-cell>
          <table:table-cell table:style-name="ce31"/>
          <table:table-cell table:style-name="ce31" office:value-type="string">
            <text:p>CORRESPONDANT LOCAL INFORMATIQUE-COUR D'APPEL DE VERSAILLES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2 POSTES VACANTS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29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<text:s/>D'APPEL DE VERSAILLES</text:p>
          </table:table-cell>
          <table:table-cell table:style-name="ce31" office:value-type="string">
            <text:p>SERVICE ADMINISTRATIF REGIONAL DE VERSAILLES</text:p>
          </table:table-cell>
          <table:table-cell table:style-name="ce31"/>
          <table:table-cell table:style-name="ce31" office:value-type="string">
            <text:p>CORRESPONDANT LOCAL INFORMATIQUE-ARRONDISSEMENT JUDICIAIRE DE NANTERR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2 POSTES VACANTS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29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<text:s/>D'APPEL DE VERSAILLES</text:p>
          </table:table-cell>
          <table:table-cell table:style-name="ce31" office:value-type="string">
            <text:p>SERVICE ADMINISTRATIF REGIONAL DE VERSAILLES</text:p>
          </table:table-cell>
          <table:table-cell table:style-name="ce31"/>
          <table:table-cell table:style-name="ce31" office:value-type="string">
            <text:p>CORRESPONDANT LOCAL INFORMATIQUE-ARRONDISSEMENT JUDICIAIRE DE PONTOIS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29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<text:s/>D'APPEL DE VERSAILLES</text:p>
          </table:table-cell>
          <table:table-cell table:style-name="ce31" office:value-type="string">
            <text:p>SERVICE ADMINISTRATIF REGIONAL DE VERSAILLES</text:p>
          </table:table-cell>
          <table:table-cell table:style-name="ce31"/>
          <table:table-cell table:style-name="ce31" office:value-type="string">
            <text:p>CORRESPONDANT LOCAL INFORMATIQUE-ARRONDISSEMENT JUDICIAIRE DE VERSAILLES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number-columns-repeated="1012"/>
        </table:table-row>
        <table:table-row table:style-name="ro5">
          <table:table-cell table:style-name="ce12" office:value-type="string">
            <text:p>DSJ-SD-29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VERSAILLES</text:p>
          </table:table-cell>
          <table:table-cell table:style-name="ce31" office:value-type="string">
            <text:p>SERVICE ADMINISTRATIF REGIONAL DE VERSAILL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 POSTES (2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9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VERSAILLES</text:p>
          </table:table-cell>
          <table:table-cell table:style-name="ce31" office:value-type="string">
            <text:p>TRIBUNAL DE PROXIMITE D'ASNIERES SUR SEIN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300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VERSAILLES</text:p>
          </table:table-cell>
          <table:table-cell table:style-name="ce31" office:value-type="string">
            <text:p>TRIBUNAL DE PROXIMITE DE COURBEVOI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(1 PV et 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30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VERSAILLES</text:p>
          </table:table-cell>
          <table:table-cell table:style-name="ce31" office:value-type="string">
            <text:p>TRIBUNAL DE PROXIMITE DE PUTEAUX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302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VERSAILLES</text:p>
          </table:table-cell>
          <table:table-cell table:style-name="ce31" office:value-type="string">
            <text:p>TRIBUNAL DE PROXIMITE DE VANV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9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VERSAILLES</text:p>
          </table:table-cell>
          <table:table-cell table:style-name="ce31" office:value-type="string">
            <text:p>TRIBUNAL JUDICIAIRE DE CHARTR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2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9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VERSAILLES</text:p>
          </table:table-cell>
          <table:table-cell table:style-name="ce31" office:value-type="string">
            <text:p>TRIBUNAL JUDICIAIRE DE NANTERR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14 POSTES (8 PV et 6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9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PPEL DE VERSAILLES</text:p>
          </table:table-cell>
          <table:table-cell table:style-name="ce31" office:value-type="string">
            <text:p>TRIBUNAL JUDICIAIRE DE PONTOISE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2 PV et 2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29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'APPEL DE VERSAILLES</text:p>
          </table:table-cell>
          <table:table-cell table:style-name="ce31" office:value-type="string">
            <text:p>TRIBUNAL JUDICIAIRE DE VERSAILL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/PSD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0 POSTES (9 PV et 11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307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E CASSATION</text:p>
          </table:table-cell>
          <table:table-cell table:style-name="ce31" office:value-type="string">
            <text:p>GREFFE DE COUR DE CASSATI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VACANTS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308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E CASSATION</text:p>
          </table:table-cell>
          <table:table-cell table:style-name="ce31" office:value-type="string">
            <text:p>GREFFE DE COUR DE CASSATION</text:p>
          </table:table-cell>
          <table:table-cell table:style-name="ce31"/>
          <table:table-cell table:style-name="ce31" office:value-type="string">
            <text:p>ASSISTANT DE DIRECTION AU CABINET DE LA DIRECTRICE DE GREFF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2 POSTES VACANTS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309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E CASSATION</text:p>
          </table:table-cell>
          <table:table-cell table:style-name="ce31" office:value-type="string">
            <text:p>GREFFE DE COUR DE CASSATION</text:p>
          </table:table-cell>
          <table:table-cell table:style-name="ce31"/>
          <table:table-cell table:style-name="ce31" office:value-type="string">
            <text:p>ADJOINT ADMINISTRATIFA LA CELLULE ANONYMISATION</text:p>
          </table:table-cell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311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COUR DE CASSATION</text:p>
          </table:table-cell>
          <table:table-cell table:style-name="ce31" office:value-type="string">
            <text:p>GREFFE DE COUR DE CASSATION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VACANTS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306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style-name="ce31" office:value-type="string">
            <text:p>ECOLE NATIONALE DE LA MAGISTRATURE</text:p>
          </table:table-cell>
          <table:table-cell table:style-name="ce31" office:value-type="string">
            <text:p>ECOLE NATIONALE DE LA MAGISTRATURE PARIS</text:p>
          </table:table-cell>
          <table:table-cell table:style-name="ce31"/>
          <table:table-cell table:style-name="ce31" office:value-type="string">
            <text:p>GESTIONNAIRE PEDAGOGIQUE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303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ECOLE NATIONALE DES GREFFES</text:p>
          </table:table-cell>
          <table:table-cell table:style-name="ce31"/>
          <table:table-cell table:style-name="ce31" office:value-type="string">
            <text:p>ASSISTANT DE DIRECTION- POLE DIRECTIONNEL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PV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304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ECOLE NATIONALE DES GREFFES</text:p>
          </table:table-cell>
          <table:table-cell table:style-name="ce31"/>
          <table:table-cell table:style-name="ce31" office:value-type="string">
            <text:p>GESTIONNAIRE PAIE</text:p>
          </table:table-cell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2 POSTES VACANTS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2" office:value-type="string">
            <text:p>DSJ-SD-305</text:p>
          </table:table-cell>
          <table:table-cell table:style-name="ce12" office:value-type="string">
            <text:p>DSJ</text:p>
          </table:table-cell>
          <table:table-cell table:style-name="ce12" office:value-type="string">
            <text:p>SD</text:p>
          </table:table-cell>
          <table:table-cell table:number-columns-repeated="2" table:style-name="ce31" office:value-type="string">
            <text:p>ECOLE NATIONALE DES GREFFES</text:p>
          </table:table-cell>
          <table:table-cell table:style-name="ce31" table:number-columns-repeated="2"/>
          <table:table-cell table:style-name="ce12" office:value-type="string">
            <text:p>NON</text:p>
          </table:table-cell>
          <table:table-cell table:style-name="ce12" office:value-type="string">
            <text:p>PV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4 POSTES (1 PV et 3 PSDV)</text:p>
            <text:p>FICHE DE POSTE GENERIQUE DSJ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3" office:value-type="string">
            <text:p>GCLH - AC - 2</text:p>
          </table:table-cell>
          <table:table-cell table:style-name="ce21" office:value-type="string">
            <text:p>GCLH</text:p>
          </table:table-cell>
          <table:table-cell table:style-name="ce21" office:value-type="string">
            <text:p>AC</text:p>
          </table:table-cell>
          <table:table-cell table:style-name="ce32" office:value-type="string">
            <text:p>SERVICE DES DECORATIONS</text:p>
          </table:table-cell>
          <table:table-cell table:style-name="ce39" office:value-type="string">
            <text:p>BUREAU DES RECHERCHES GENEALOGIQUES ET DES ADMISSIONS DES ELEVES</text:p>
          </table:table-cell>
          <table:table-cell table:style-name="ce39"/>
          <table:table-cell table:style-name="ce39" office:value-type="string">
            <text:p>GESTIONNAIRE DES RECHERCHES GENEALOGIQUES</text:p>
          </table:table-cell>
          <table:table-cell table:style-name="ce13" office:value-type="string">
            <text:p>OUI </text:p>
          </table:table-cell>
          <table:table-cell table:style-name="ce13" office:value-type="string">
            <text:p>PV</text:p>
          </table:table-cell>
          <table:table-cell table:style-name="ce13" office:value-type="float" office:value="2">
            <text:p>2</text:p>
          </table:table-cell>
          <table:table-cell table:style-name="ce45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3" office:value-type="string">
            <text:p>GCLH - AC - 1</text:p>
          </table:table-cell>
          <table:table-cell table:style-name="ce21" office:value-type="string">
            <text:p>GCLH</text:p>
          </table:table-cell>
          <table:table-cell table:style-name="ce21" office:value-type="string">
            <text:p>AC</text:p>
          </table:table-cell>
          <table:table-cell table:style-name="ce32" office:value-type="string">
            <text:p>SERVICE DES RESSOURCES HUMAINES ET BUDGETAIRES</text:p>
          </table:table-cell>
          <table:table-cell table:style-name="ce39" office:value-type="string">
            <text:p>BUREAU DES RESSOURCES HUMAINES ET DE LA REMUNERATION</text:p>
          </table:table-cell>
          <table:table-cell table:style-name="ce39"/>
          <table:table-cell table:style-name="ce39" office:value-type="string">
            <text:p>GESTIONNAIRE CARRIERE PAIE</text:p>
          </table:table-cell>
          <table:table-cell table:style-name="ce13" office:value-type="string">
            <text:p>OUI </text:p>
          </table:table-cell>
          <table:table-cell table:style-name="ce13" office:value-type="string">
            <text:p>PV</text:p>
          </table:table-cell>
          <table:table-cell table:style-name="ce13" office:value-type="float" office:value="2">
            <text:p>2</text:p>
          </table:table-cell>
          <table:table-cell table:style-name="ce45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4" office:value-type="string">
            <text:p>SG-19</text:p>
          </table:table-cell>
          <table:table-cell table:style-name="ce14" office:value-type="string">
            <text:p>IGJ</text:p>
          </table:table-cell>
          <table:table-cell table:style-name="ce14" office:value-type="string">
            <text:p>AC</text:p>
          </table:table-cell>
          <table:table-cell table:style-name="ce33" office:value-type="string">
            <text:p>INSPECTION GENERALE DE LA JUSTICE</text:p>
          </table:table-cell>
          <table:table-cell table:style-name="ce40"/>
          <table:table-cell table:style-name="ce40" office:value-type="string">
            <text:p>POLE BUREAU DES RAPPORTS</text:p>
          </table:table-cell>
          <table:table-cell table:style-name="ce40" office:value-type="string">
            <text:p>GESTIONNAIRE DE MISSIONS</text:p>
          </table:table-cell>
          <table:table-cell table:style-name="ce14" office:value-type="string">
            <text:p>OUI</text:p>
          </table:table-cell>
          <table:table-cell table:style-name="ce14" office:value-type="string">
            <text:p>PSDV</text:p>
          </table:table-cell>
          <table:table-cell table:style-name="ce14" office:value-type="float" office:value="2">
            <text:p>2</text:p>
          </table:table-cell>
          <table:table-cell table:style-name="ce46" office:value-type="string">
            <text:p>3 POSTES PSDV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4" office:value-type="string">
            <text:p>SG-18</text:p>
          </table:table-cell>
          <table:table-cell table:style-name="ce14" office:value-type="string">
            <text:p>IGJ</text:p>
          </table:table-cell>
          <table:table-cell table:style-name="ce14" office:value-type="string">
            <text:p>AC</text:p>
          </table:table-cell>
          <table:table-cell table:style-name="ce33" office:value-type="string">
            <text:p>INSPECTION GÉNÉRALE DE LA JUSTICE</text:p>
          </table:table-cell>
          <table:table-cell table:style-name="ce40" table:number-columns-repeated="2"/>
          <table:table-cell table:style-name="ce40" office:value-type="string">
            <text:p>SECRETAIRE</text:p>
          </table:table-cell>
          <table:table-cell table:style-name="ce14" office:value-type="string">
            <text:p>OUI</text:p>
          </table:table-cell>
          <table:table-cell table:style-name="ce14" office:value-type="string">
            <text:p>PSDV</text:p>
          </table:table-cell>
          <table:table-cell table:style-name="ce14" office:value-type="float" office:value="2">
            <text:p>2</text:p>
          </table:table-cell>
          <table:table-cell table:style-name="ce46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5" office:value-type="string">
            <text:p>GCLH - SD - 2</text:p>
          </table:table-cell>
          <table:table-cell table:style-name="ce22" office:value-type="string">
            <text:p>GCLH</text:p>
          </table:table-cell>
          <table:table-cell table:style-name="ce22" office:value-type="string">
            <text:p>SD</text:p>
          </table:table-cell>
          <table:table-cell table:style-name="ce34" office:value-type="string">
            <text:p>MAISON D'EDUCATION DE LA LEGION D'HONNEUR DES LOGES</text:p>
          </table:table-cell>
          <table:table-cell table:style-name="ce41" table:number-columns-repeated="2"/>
          <table:table-cell table:style-name="ce41" office:value-type="string">
            <text:p>SECRETAIRE DIRECTION DES ETUDES</text:p>
          </table:table-cell>
          <table:table-cell table:style-name="ce15" office:value-type="string">
            <text:p>OUI </text:p>
          </table:table-cell>
          <table:table-cell table:style-name="ce15" office:value-type="string">
            <text:p>PV</text:p>
          </table:table-cell>
          <table:table-cell table:style-name="ce15" office:value-type="float" office:value="2">
            <text:p>2</text:p>
          </table:table-cell>
          <table:table-cell table:style-name="ce47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5" office:value-type="string">
            <text:p>GCLH - SD - 1</text:p>
          </table:table-cell>
          <table:table-cell table:style-name="ce22" office:value-type="string">
            <text:p>GCLH</text:p>
          </table:table-cell>
          <table:table-cell table:style-name="ce22" office:value-type="string">
            <text:p>SD</text:p>
          </table:table-cell>
          <table:table-cell table:style-name="ce34" office:value-type="string">
            <text:p>MAISON D'EDUCATION DE LA LEGION D'HONNEUR DE SAINT DENIS</text:p>
          </table:table-cell>
          <table:table-cell table:style-name="ce41" office:value-type="string">
            <text:p>SERVICE DE L'INTENDANCE</text:p>
          </table:table-cell>
          <table:table-cell table:style-name="ce41"/>
          <table:table-cell table:style-name="ce41" office:value-type="string">
            <text:p>SECRETAIRE D'INTENDANCE</text:p>
          </table:table-cell>
          <table:table-cell table:style-name="ce15" office:value-type="string">
            <text:p>OUI </text:p>
          </table:table-cell>
          <table:table-cell table:style-name="ce15" office:value-type="string">
            <text:p>PV</text:p>
          </table:table-cell>
          <table:table-cell table:style-name="ce15" office:value-type="float" office:value="2">
            <text:p>2</text:p>
          </table:table-cell>
          <table:table-cell table:style-name="ce47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6" office:value-type="string">
            <text:p>SG-21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AGENCE NATIONALE DES TECHNIQUES D'ENQUÊTES NUMÉRIQUES JUDICIAIRES (ANTENJ)</text:p>
          </table:table-cell>
          <table:table-cell table:style-name="ce35" office:value-type="string">
            <text:p>PÔLE CABINET - MOYENS GÉNÉRAUX</text:p>
          </table:table-cell>
          <table:table-cell table:style-name="ce35"/>
          <table:table-cell table:style-name="ce35" office:value-type="string">
            <text:p>SECRÉTAIRE - ASSISTANTE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V/PSDV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2 POSTES (1 PV et 1 PSDV)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6" office:value-type="string">
            <text:p>SG-24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number-columns-repeated="2" table:style-name="ce35" office:value-type="string">
            <text:p>DÉLÉGATION INTERRÉGIONALE CENTRE-EST</text:p>
          </table:table-cell>
          <table:table-cell table:style-name="ce35" office:value-type="string">
            <text:p>ETAT MAJOR</text:p>
          </table:table-cell>
          <table:table-cell table:style-name="ce35" office:value-type="string">
            <text:p>ASSISTANT(E)DE GESTION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V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6" office:value-type="string">
            <text:p>SG-22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DÉLÉGATION INTERRÉGIONALE CENTRE-EST</text:p>
          </table:table-cell>
          <table:table-cell table:style-name="ce35" office:value-type="string">
            <text:p>DÉPARTEMENT DES ACHATS, DE L'EXÉCUTION BUDGÉTAIRE ET COMPTABLE (DAEBC)</text:p>
          </table:table-cell>
          <table:table-cell table:style-name="ce35"/>
          <table:table-cell table:style-name="ce35" office:value-type="string">
            <text:p>GESTIONNAIRE CHORUS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V/PSDV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4 POSTES (3 PV et 1 PSDV)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15">
          <table:table-cell table:style-name="ce16" office:value-type="string">
            <text:p>SG-23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DÉLÉGATION INTERRÉGIONALE CENTRE-EST</text:p>
          </table:table-cell>
          <table:table-cell table:style-name="ce35" office:value-type="string">
            <text:p>DÉPARTEMENT DES RESSOURCES HUMAINES ET DE L'ACTION SOCIALE (DRHAS)</text:p>
          </table:table-cell>
          <table:table-cell table:style-name="ce35"/>
          <table:table-cell table:style-name="ce35" office:value-type="string">
            <text:p>GESTIONNAIRE POLYVALENT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SDV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6" office:value-type="string">
            <text:p>SG-25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DÉLÉGATION INTERRÉGIONALE GRAND-CENTRE</text:p>
          </table:table-cell>
          <table:table-cell table:style-name="ce35" office:value-type="string">
            <text:p>DÉPARTEMENT IMMOBILIER (DI)</text:p>
          </table:table-cell>
          <table:table-cell table:style-name="ce35"/>
          <table:table-cell table:style-name="ce35" office:value-type="string">
            <text:p>GESTIONNAIRE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V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6" office:value-type="string">
            <text:p>SG-27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DÉLÉGATION INTERRÉGIONALE GRAND-EST</text:p>
          </table:table-cell>
          <table:table-cell table:style-name="ce35" office:value-type="string">
            <text:p>DÉPARTEMENT DE L'ÉTAT MAJOR </text:p>
          </table:table-cell>
          <table:table-cell table:style-name="ce35"/>
          <table:table-cell table:style-name="ce35" office:value-type="string">
            <text:p>ASSISTANTE ADMINISTRATIVE ET FINANCIER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SDV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6" office:value-type="string">
            <text:p>SG-26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DÉLÉGATION INTERRÉGIONALE GRAND-EST</text:p>
          </table:table-cell>
          <table:table-cell table:style-name="ce35" office:value-type="string">
            <text:p>DÉPARTEMENT DES ACHATS, DE L'EXÉCUTION BUDGÉTAIRE ET COMPTABLE (DAEBC)</text:p>
          </table:table-cell>
          <table:table-cell table:style-name="ce35" office:value-type="string">
            <text:p>POLE DP/RNF</text:p>
          </table:table-cell>
          <table:table-cell table:style-name="ce35" office:value-type="string">
            <text:p>GESTIONNAIRE CHORUS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V/PSDV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3 POSTES (1 PV et 2 PSDV)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6" office:value-type="string">
            <text:p>SG-28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DÉLÉGATION INTERRÉGIONALE GRAND-NORD</text:p>
          </table:table-cell>
          <table:table-cell table:style-name="ce35" office:value-type="string">
            <text:p>DÉPARTEMENT DES ACHATS, DE L'EXÉCUTION BUDGÉTAIRE ET COMPTABLE (DAEBC)</text:p>
          </table:table-cell>
          <table:table-cell table:style-name="ce35"/>
          <table:table-cell table:style-name="ce35" office:value-type="string">
            <text:p>GESTIONNAIRE CHORUS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V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7 POSTES VACANTS</text:p>
          </table:table-cell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6" office:value-type="string">
            <text:p>SG-29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DÉLÉGATION INTERRÉGIONALE GRAND-NORD</text:p>
          </table:table-cell>
          <table:table-cell table:style-name="ce35" office:value-type="string">
            <text:p>DEPARTEMENT DES RESSPOURCES HUMAINES ET DE L'ACTION SOCIALE (DRHAS)</text:p>
          </table:table-cell>
          <table:table-cell table:style-name="ce35"/>
          <table:table-cell table:style-name="ce35" office:value-type="string">
            <text:p>GESTIONNAIRE <text:s/>POLYVALENT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SDV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6" office:value-type="string">
            <text:p>SG-30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DÉLÉGATION INTERRÉGIONALE GRAND-NORD</text:p>
          </table:table-cell>
          <table:table-cell table:style-name="ce35" office:value-type="string">
            <text:p>DEPARTEMENT IMMOBILIER</text:p>
          </table:table-cell>
          <table:table-cell table:style-name="ce35"/>
          <table:table-cell table:style-name="ce35" office:value-type="string">
            <text:p>ASSISTANT DE GESTION 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V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6" office:value-type="string">
            <text:p>SG-31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DÉLÉGATION INTERRÉGIONALE GRAND-OUEST</text:p>
          </table:table-cell>
          <table:table-cell table:style-name="ce35" office:value-type="string">
            <text:p>DEPARTEMENT DES ACHATS ET DE L'EXECUTION BUDGETAIRE ET COMPTABLE (DAEBC)</text:p>
          </table:table-cell>
          <table:table-cell table:style-name="ce35" office:value-type="string">
            <text:p>UNITE DES DEPENSES EN MODE CLASSIQUE</text:p>
          </table:table-cell>
          <table:table-cell table:style-name="ce35" office:value-type="string">
            <text:p>GESTIONNAIRE CHORUS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V/PSDV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2 POSTES (1 PV et 1 PSDV)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6" office:value-type="string">
            <text:p>SG-32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DÉLÉGATION INTERRÉGIONALE PARIS ÎLE-DE-FRANCE</text:p>
          </table:table-cell>
          <table:table-cell table:style-name="ce35" office:value-type="string">
            <text:p>DEPARTEMENT DES ACHATS ET DE L'EXECUTION BUDGETAIRE ET COMPTABLE (DAEBC)</text:p>
          </table:table-cell>
          <table:table-cell table:style-name="ce35"/>
          <table:table-cell table:style-name="ce35" office:value-type="string">
            <text:p>VALIDEUR CHORUS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V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6" office:value-type="string">
            <text:p>SG-33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DÉLÉGATION INTERRÉGIONALE PARIS ÎLE-DE-FRANCE</text:p>
          </table:table-cell>
          <table:table-cell table:style-name="ce35" office:value-type="string">
            <text:p>DEPARTEMENT DES ACHATS ET DE L'EXECUTION BUDGETAIRE ET COMPTABLE (DAEBC)</text:p>
          </table:table-cell>
          <table:table-cell table:style-name="ce35"/>
          <table:table-cell table:style-name="ce35" office:value-type="string">
            <text:p>GESTIONNAIRE CHORUS</text:p>
          </table:table-cell>
          <table:table-cell table:style-name="ce16" office:value-type="string">
            <text:p>NON</text:p>
          </table:table-cell>
          <table:table-cell table:style-name="ce16" office:value-type="string">
            <text:p>PSDV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51"/>
          <table:table-cell table:number-columns-repeated="1012"/>
        </table:table-row>
        <table:table-row table:style-name="ro5">
          <table:table-cell table:style-name="ce16" office:value-type="string">
            <text:p>SG-34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DÉLÉGATION INTERRÉGIONALE SUD</text:p>
          </table:table-cell>
          <table:table-cell table:style-name="ce35" office:value-type="string">
            <text:p>ÉTAT-MAJOR (EM)</text:p>
          </table:table-cell>
          <table:table-cell table:style-name="ce35"/>
          <table:table-cell table:style-name="ce35" office:value-type="string">
            <text:p>ASSISTANT ADMINISTRATIF ET LOGISTIQUE</text:p>
          </table:table-cell>
          <table:table-cell table:style-name="ce16" office:value-type="string">
            <text:p>NON</text:p>
          </table:table-cell>
          <table:table-cell table:style-name="ce16" office:value-type="string">
            <text:p>PV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51"/>
          <table:table-cell table:number-columns-repeated="1012"/>
        </table:table-row>
        <table:table-row table:style-name="ro5">
          <table:table-cell table:style-name="ce16" office:value-type="string">
            <text:p>SG-37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DÉLÉGATION INTERRÉGIONALE SUD-EST</text:p>
          </table:table-cell>
          <table:table-cell table:style-name="ce35" office:value-type="string">
            <text:p>DÉPARTEMENT DES ACHATS, DE L'EXÉCUTION BUDGÉTAIRE ET COMPTABLE (DAEBC)</text:p>
          </table:table-cell>
          <table:table-cell table:style-name="ce35"/>
          <table:table-cell table:style-name="ce35" office:value-type="string">
            <text:p>ASSISTANT DE GESTION <text:s/>CHORUS</text:p>
          </table:table-cell>
          <table:table-cell table:style-name="ce16" office:value-type="string">
            <text:p>NON</text:p>
          </table:table-cell>
          <table:table-cell table:style-name="ce16" office:value-type="string">
            <text:p>PV/PSDV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2 POSTES (1 PV et 1 PSDV)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6" office:value-type="string">
            <text:p>SG-36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DÉLÉGATION INTERRÉGIONALE SUD-EST</text:p>
          </table:table-cell>
          <table:table-cell table:style-name="ce35" office:value-type="string">
            <text:p>DEPARTEMENT IMMOBILIER (DI)</text:p>
          </table:table-cell>
          <table:table-cell table:style-name="ce35"/>
          <table:table-cell table:style-name="ce35" office:value-type="string">
            <text:p>SECRETAIRE / ASSISTANTE DE GESTION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SDV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51"/>
          <table:table-cell table:number-columns-repeated="1012"/>
        </table:table-row>
        <table:table-row table:style-name="ro5">
          <table:table-cell table:style-name="ce16" office:value-type="string">
            <text:p>SG-35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DÉLÉGATION INTERRÉGIONALE SUD-EST</text:p>
          </table:table-cell>
          <table:table-cell table:style-name="ce35" office:value-type="string">
            <text:p>ÉTAT-MAJOR (EM)</text:p>
          </table:table-cell>
          <table:table-cell table:style-name="ce35"/>
          <table:table-cell table:style-name="ce35" office:value-type="string">
            <text:p>GESTIONNAIRE ADMINISTRATIF ET LOGISTIQUE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V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51"/>
          <table:table-cell table:number-columns-repeated="1012"/>
        </table:table-row>
        <table:table-row table:style-name="ro5">
          <table:table-cell table:style-name="ce16" office:value-type="string">
            <text:p>SG-39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DÉLÉGATION INTERRÉGIONALE SUD-OUEST</text:p>
          </table:table-cell>
          <table:table-cell table:style-name="ce35" office:value-type="string">
            <text:p>DÉPARTEMENT DES ACHATS, DE L'EXÉCUTION BUDGÉTAIRE ET COMPTABLE (DAEBC)</text:p>
          </table:table-cell>
          <table:table-cell table:style-name="ce35"/>
          <table:table-cell table:style-name="ce35" office:value-type="string">
            <text:p>GESTIONNAIRE CHORUS</text:p>
          </table:table-cell>
          <table:table-cell table:style-name="ce16" office:value-type="string">
            <text:p>NON</text:p>
          </table:table-cell>
          <table:table-cell table:style-name="ce16" office:value-type="string">
            <text:p>PV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51"/>
          <table:table-cell table:number-columns-repeated="1012"/>
        </table:table-row>
        <table:table-row table:style-name="ro5">
          <table:table-cell table:style-name="ce16" office:value-type="string">
            <text:p>SG-38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DÉLÉGATION INTERRÉGIONALE SUD-OUEST</text:p>
          </table:table-cell>
          <table:table-cell table:style-name="ce35" office:value-type="string">
            <text:p>ÉTAT-MAJOR (EM)</text:p>
          </table:table-cell>
          <table:table-cell table:style-name="ce35"/>
          <table:table-cell table:style-name="ce35" office:value-type="string">
            <text:p>GESTIONNAIRE ADMINISTRATIF ET LOGISTIQUE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V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51"/>
          <table:table-cell table:number-columns-repeated="1012"/>
        </table:table-row>
        <table:table-row table:style-name="ro15">
          <table:table-cell table:style-name="ce16" office:value-type="string">
            <text:p>SG-40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SERVICE DE L'ACCÈS AU DROIT ET À LA JUSTICE ET DE L'AIDE AUX VICTIMES (SADJAV)</text:p>
          </table:table-cell>
          <table:table-cell table:style-name="ce35" office:value-type="string">
            <text:p>ÉTAT-MAJOR</text:p>
          </table:table-cell>
          <table:table-cell table:style-name="ce35"/>
          <table:table-cell table:style-name="ce35" office:value-type="string">
            <text:p>SECRÉTAIRE DE DIRECTION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V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51"/>
          <table:table-cell table:number-columns-repeated="1012"/>
        </table:table-row>
        <table:table-row table:style-name="ro5">
          <table:table-cell table:style-name="ce16" office:value-type="string">
            <text:p>SG-20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SERVICE DU CONTRÔLE BUDGETAIRE ET COMPTABLE MINISTERIEL </text:p>
          </table:table-cell>
          <table:table-cell table:style-name="ce35" office:value-type="string">
            <text:p>DEPARTEMENT COMPTABLE MINISTERIEL</text:p>
          </table:table-cell>
          <table:table-cell table:style-name="ce35" office:value-type="string">
            <text:p>SERVICE FACTURIER</text:p>
          </table:table-cell>
          <table:table-cell table:style-name="ce35" office:value-type="string">
            <text:p>ASSISTANT DE GESTION CHORUS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SDV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51"/>
          <table:table-cell table:style-name="ce53"/>
          <table:table-cell table:number-columns-repeated="1011"/>
        </table:table-row>
        <table:table-row table:style-name="ro5">
          <table:table-cell table:style-name="ce16" office:value-type="string">
            <text:p>SG-46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SERVICE DE L'EXPERTISE ET DE LA MODERNISATION (SEM) / D2PARTEMENT DES ARCHIVES, DE LA DOCUMENTATION ET DU PATRIMOINE</text:p>
          </table:table-cell>
          <table:table-cell table:style-name="ce35" office:value-type="string">
            <text:p>DEPARTEMENT DES ARCHIVES, DE LA DOCUMENTATION ET DU PATRIMOINE</text:p>
          </table:table-cell>
          <table:table-cell table:style-name="ce35" office:value-type="string">
            <text:p>Pôle de la documentation</text:p>
          </table:table-cell>
          <table:table-cell table:style-name="ce35" office:value-type="string">
            <text:p>Documentaliste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SDV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51"/>
          <table:table-cell table:number-columns-repeated="1012"/>
        </table:table-row>
        <table:table-row table:style-name="ro5">
          <table:table-cell table:style-name="ce16" office:value-type="string">
            <text:p>SG-43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SERVICE DE L'IMMOBILIER MINISTÉRIEL (SIM)</text:p>
          </table:table-cell>
          <table:table-cell table:style-name="ce35" office:value-type="string">
            <text:p>ÉTAT-MAJOR</text:p>
          </table:table-cell>
          <table:table-cell table:style-name="ce35"/>
          <table:table-cell table:style-name="ce35" office:value-type="string">
            <text:p>SECRÉTAIRE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SDV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51"/>
          <table:table-cell table:number-columns-repeated="1012"/>
        </table:table-row>
        <table:table-row table:style-name="ro5">
          <table:table-cell table:style-name="ce16" office:value-type="string">
            <text:p>SG-41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SERVICE DES FINANCES ET DES ACHATS (SFA) / SOUS-DIRECTION DE LA PERFORMANCE FINANCIÈRE (SDPF)</text:p>
          </table:table-cell>
          <table:table-cell table:style-name="ce35" office:value-type="string">
            <text:p>BUREAU DES PRESTATIONS FINANCIÈRES DE L'ADMINISTRATION CENTRALE (BPFAC)</text:p>
          </table:table-cell>
          <table:table-cell table:style-name="ce35" office:value-type="string">
            <text:p>Unité frais de déplacements</text:p>
          </table:table-cell>
          <table:table-cell table:style-name="ce35" office:value-type="string">
            <text:p>GESTIONNAIRE FRAIS DE DEPLACEMENTS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SDV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2 POSTES PSDV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6" office:value-type="string">
            <text:p>SG-42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SERVICE DES FINANCES ET DES ACHATS (SFA) / SOUS-DIRECTION DE LA PERFORMANCE FINANCIÈRE (SDPF)</text:p>
          </table:table-cell>
          <table:table-cell table:style-name="ce35" office:value-type="string">
            <text:p>BUREAU DES PRESTATIONS FINANCIÈRES DE L'ADMINISTRATION CENTRALE (BPFAC)</text:p>
          </table:table-cell>
          <table:table-cell table:style-name="ce35"/>
          <table:table-cell table:style-name="ce35" office:value-type="string">
            <text:p>GESTIONNAIRE DE PRESTATIONS FINANCIÈRES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SDV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2 POSTES PSDV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16" office:value-type="string">
            <text:p>SG-44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SERVICE DU NUMÉRIQUE (SNUM)</text:p>
          </table:table-cell>
          <table:table-cell table:style-name="ce35" office:value-type="string">
            <text:p>ÉTAT-MAJOR</text:p>
          </table:table-cell>
          <table:table-cell table:style-name="ce35"/>
          <table:table-cell table:style-name="ce35" office:value-type="string">
            <text:p>SECRÉTAIRE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V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51"/>
          <table:table-cell table:number-columns-repeated="1012"/>
        </table:table-row>
        <table:table-row table:style-name="ro5">
          <table:table-cell table:style-name="ce16" office:value-type="string">
            <text:p>SG-45</text:p>
          </table:table-cell>
          <table:table-cell table:style-name="ce16" office:value-type="string">
            <text:p>SG</text:p>
          </table:table-cell>
          <table:table-cell table:style-name="ce16" office:value-type="string">
            <text:p>AC</text:p>
          </table:table-cell>
          <table:table-cell table:style-name="ce35" office:value-type="string">
            <text:p>SERVICE DU PILOTAGE ET DU SOUTIEN DE PROXIMITE (SPSP)</text:p>
          </table:table-cell>
          <table:table-cell table:style-name="ce35" office:value-type="string">
            <text:p>DEPARTEMENT DE L'ENVIRONNEMENT DU TRVAIL (DET)/BUREAU DES PRESTATIONS INTERNES (BPI)</text:p>
          </table:table-cell>
          <table:table-cell table:style-name="ce35"/>
          <table:table-cell table:style-name="ce35" office:value-type="string">
            <text:p>OPERATEUR GESTION DES ESPACES DE REUNION ET DE TRAVAIL (GESROOM)</text:p>
          </table:table-cell>
          <table:table-cell table:style-name="ce16" office:value-type="string">
            <text:p>OUI</text:p>
          </table:table-cell>
          <table:table-cell table:style-name="ce16" office:value-type="string">
            <text:p>PSDV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51"/>
          <table:table-cell table:number-columns-repeated="1012"/>
        </table:table-row>
        <table:table-row table:style-name="ro16">
          <table:table-cell table:number-columns-repeated="10"/>
          <table:table-cell table:style-name="ce48"/>
          <table:table-cell table:style-name="ce17"/>
          <table:table-cell table:number-columns-repeated="1012"/>
        </table:table-row>
        <table:table-row table:style-name="ro16" table:number-rows-repeated="1094">
          <table:table-cell table:number-columns-repeated="11"/>
          <table:table-cell table:style-name="ce17"/>
          <table:table-cell table:number-columns-repeated="1012"/>
        </table:table-row>
        <table:table-row table:style-name="ro16" table:number-rows-repeated="63723">
          <table:table-cell table:number-columns-repeated="1024"/>
        </table:table-row>
        <table:table-row table:style-name="ro16">
          <table:table-cell table:number-columns-repeated="1024"/>
        </table:table-row>
      </table:table>
      <table:database-ranges>
        <table:database-range table:target-range-address="'AA_01-03-2022'.A4:'AA_01-03-2022'.L717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Calibri" svg:font-family="Calibri"/>
    <style:font-face style:name="Marianne" svg:font-family="Marianne"/>
    <style:font-face style:name="Tahoma1" svg:font-family="Tahoma"/>
    <style:font-face style:name="Marianne1" svg:font-family="Marianne" style:font-family-generic="modern"/>
    <style:font-face style:name="Calibri1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 </number:text>
      <number:number number:decimal-places="2" number:min-integer-digits="1" number:grouping="true"/>
      <number:text>   </number:text>
    </number:number-style>
    <number:number-style style:name="N110P1" style:volatile="true">
      <number:text>-</number:text>
      <number:number number:decimal-places="2" number:min-integer-digits="1" number:grouping="true"/>
      <number:text>   </number:text>
    </number:number-style>
    <number:number-style style:name="N110P2" style:volatile="true">
      <number:text> -</number:text>
      <number:number number:decimal-places="0" number:min-integer-digits="2"/>
      <number:text>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text> </number:text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</number:number-style>
    <number:number-style style:name="N109">
      <number:text> -</number:text>
      <number:number number:decimal-places="0" number:min-integer-digits="2"/>
      <number:text>  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iers_20_2" style:display-name="Milliers 2" style:family="table-cell" style:parent-style-name="Default" style:data-style-name="N110"/>
    <style:style style:name="Milliers_20_3" style:display-name="Milliers 3" style:family="table-cell" style:parent-style-name="Default" style:data-style-name="N110"/>
    <style:style style:name="Milliers_20_3_20_2" style:display-name="Milliers 3 2" style:family="table-cell" style:parent-style-name="Default" style:data-style-name="N110"/>
    <style:style style:name="Normal_20_10" style:display-name="Normal 10" style:family="table-cell" style:parent-style-name="Default" style:data-style-name="N0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3_20_2" style:display-name="Normal 3 2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fo:color="#000000" style:font-name="Calibri1" fo:font-size="11pt" style:font-name-asian="Calibri" style:font-size-asian="11pt" style:font-name-complex="Calibri" style:font-size-complex="11pt"/>
    </style:style>
    <style:style style:name="Texte_20_explicatif" style:display-name="Texte explicatif" style:family="table-cell" style:parent-style-name="Default" style:data-style-name="N0">
      <style:text-properties fo:color="#7f7f7f"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exte_20_explicatif_20_2" style:display-name="Texte explicatif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4cm" fo:margin-left="0.499cm" fo:margin-right="0.499cm" style:print-page-order="ttb" style:first-page-number="continue" style:scale-to="59%" style:print="charts drawings objects"/>
      <style:header-style>
        <style:header-footer-properties fo:min-height="0.199cm" fo:margin-left="0cm" fo:margin-right="0cm" fo:margin-bottom="0cm"/>
      </style:header-style>
      <style:footer-style>
        <style:header-footer-properties fo:min-height="0.4cm" fo:margin-left="0cm" fo:margin-right="0cm" fo:margin-top="0cm"/>
      </style:footer-style>
    </style:page-layout>
    <style:style style:name="MT1" style:family="text">
      <style:text-properties fo:color="#000000" style:font-name="Tahoma1" fo:font-size="7pt" style:font-name-asian="Tahoma1" style:font-size-asian="7pt" style:font-name-complex="Tahoma1" style:font-size-complex="7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2">22/09/2021</text:date>, <text:time>08:3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Microsoft Corporation</meta:initial-creator>
    <dc:creator>DENIS Caroline</dc:creator>
    <meta:creation-date>1996-10-21T11:03:58Z</meta:creation-date>
    <dc:date>2021-09-21T16:36:22Z</dc:date>
    <meta:print-date>2021-09-21T07:27:43Z</meta:print-date>
    <meta:document-statistic meta:table-count="1" meta:cell-count="6864" meta:object-count="0"/>
  </office:meta>
</office:document-meta>
</file>